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13cm"/>
    </style:style>
    <style:style style:name="co2" style:family="table-column">
      <style:table-column-properties fo:break-before="auto" style:column-width="1.829cm"/>
    </style:style>
    <style:style style:name="co3" style:family="table-column">
      <style:table-column-properties fo:break-before="auto" style:column-width="2.134cm"/>
    </style:style>
    <style:style style:name="co4" style:family="table-column">
      <style:table-column-properties fo:break-before="auto" style:column-width="2.161cm"/>
    </style:style>
    <style:style style:name="co5" style:family="table-column">
      <style:table-column-properties fo:break-before="auto" style:column-width="2.40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 office:value-type="string">
            <text:p>Mesure effectuee le 24/03/2014 a 15:56</text:p>
          </table:table-cell>
          <table:table-cell table:number-columns-repeated="1023"/>
        </table:table-row>
        <table:table-row table:style-name="ro2">
          <table:table-cell office:value-type="string">
            <text:p>frequence 100 millisecond multiple</text:p>
          </table:table-cell>
          <table:table-cell table:number-columns-repeated="1023"/>
        </table:table-row>
        <table:table-row table:style-name="ro1">
          <table:table-cell office:value-type="string">
            <text:p>section 0,06mm2</text:p>
          </table:table-cell>
          <table:table-cell table:number-columns-repeated="1023"/>
        </table:table-row>
        <table:table-row table:style-name="ro1">
          <table:table-cell office:value-type="string">
            <text:p>vitesse 0,1mm/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PERATEUR: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ain force</text:p>
          </table:table-cell>
          <table:table-cell office:value-type="string">
            <text:p>gain longi</text:p>
          </table:table-cell>
          <table:table-cell office:value-type="string">
            <text:p>fact <text:s/>J longi</text:p>
          </table:table-cell>
          <table:table-cell office:value-type="string">
            <text:p>gain J trans</text:p>
          </table:table-cell>
          <table:table-cell office:value-type="string">
            <text:p>fact <text:s/>J trans <text:s/></text:p>
          </table:table-cell>
          <table:table-cell office:value-type="string">
            <text:p>section mm² </text:p>
          </table:table-cell>
          <table:table-cell table:number-columns-repeated="1018"/>
        </table:table-row>
        <table:table-row table:style-name="ro1">
          <table:table-cell office:value-type="float" office:value="-0.002">
            <text:p>-0,002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06">
            <text:p>0,0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ntrainte MPa <text:s/></text:p>
          </table:table-cell>
          <table:table-cell office:value-type="string">
            <text:p>def longi</text:p>
          </table:table-cell>
          <table:table-cell office:value-type="string">
            <text:p>def trans </text:p>
          </table:table-cell>
          <table:table-cell office:value-type="string">
            <text:p>Force en kN</text:p>
          </table:table-cell>
          <table:table-cell office:value-type="string">
            <text:p>Position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20.8146">
            <text:p>-20,8146</text:p>
          </table:table-cell>
          <table:table-cell office:value-type="float" office:value="-0.00326">
            <text:p>-0,00326</text:p>
          </table:table-cell>
          <table:table-cell office:value-type="float" office:value="-0.003223">
            <text:p>-0,003223</text:p>
          </table:table-cell>
          <table:table-cell office:value-type="float" office:value="-0.001249">
            <text:p>-0,00124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20.8146">
            <text:p>-20,8146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-0.001249">
            <text:p>-0,00124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-0.003747">
            <text:p>-0,00374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-0.003747">
            <text:p>-0,00374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3747">
            <text:p>-0,00374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3747">
            <text:p>-0,00374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3747">
            <text:p>-0,00374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-0.003122">
            <text:p>-0,00312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-0.003122">
            <text:p>-0,00312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1873">
            <text:p>-0,00187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-20.8146">
            <text:p>-20,814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1249">
            <text:p>-0,001249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-20.8146">
            <text:p>-20,814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1249">
            <text:p>-0,001249</text:p>
          </table:table-cell>
          <table:table-cell office:value-type="float" office:value="-0.000294">
            <text:p>-0,000294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022353">
            <text:p>-0,022353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022353">
            <text:p>-0,022353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042353">
            <text:p>-0,042353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0.042353">
            <text:p>-0,042353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-0.003122">
            <text:p>-0,003122</text:p>
          </table:table-cell>
          <table:table-cell office:value-type="float" office:value="-0.062647">
            <text:p>-0,062647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-0.003122">
            <text:p>-0,003122</text:p>
          </table:table-cell>
          <table:table-cell office:value-type="float" office:value="-0.062647">
            <text:p>-0,062647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-0.002498">
            <text:p>-0,002498</text:p>
          </table:table-cell>
          <table:table-cell office:value-type="float" office:value="-0.082941">
            <text:p>-0,082941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0.082941">
            <text:p>-0,082941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-0.003122">
            <text:p>-0,003122</text:p>
          </table:table-cell>
          <table:table-cell office:value-type="float" office:value="-0.102647">
            <text:p>-0,102647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0.102647">
            <text:p>-0,102647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0.122941">
            <text:p>-0,122941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122941">
            <text:p>-0,122941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0.142353">
            <text:p>-0,142353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0.142353">
            <text:p>-0,142353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0.162647">
            <text:p>-0,162647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0.162647">
            <text:p>-0,162647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0.182353">
            <text:p>-0,182353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0.182353">
            <text:p>-0,182353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0.201765">
            <text:p>-0,201765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0.201765">
            <text:p>-0,201765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-0.002498">
            <text:p>-0,002498</text:p>
          </table:table-cell>
          <table:table-cell office:value-type="float" office:value="-0.222353">
            <text:p>-0,222353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222353">
            <text:p>-0,222353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0.242353">
            <text:p>-0,242353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0.242353">
            <text:p>-0,242353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0.262353">
            <text:p>-0,262353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0.262353">
            <text:p>-0,262353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0.282647">
            <text:p>-0,282647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0.282647">
            <text:p>-0,282647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302353">
            <text:p>-0,302353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0.302353">
            <text:p>-0,302353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0.322353">
            <text:p>-0,322353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0.322353">
            <text:p>-0,322353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342059">
            <text:p>-0,342059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-0.002498">
            <text:p>-0,002498</text:p>
          </table:table-cell>
          <table:table-cell office:value-type="float" office:value="-0.342059">
            <text:p>-0,342059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0.362353">
            <text:p>-0,362353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-0.001873">
            <text:p>-0,001873</text:p>
          </table:table-cell>
          <table:table-cell office:value-type="float" office:value="-0.362353">
            <text:p>-0,362353</text:p>
          </table:table-cell>
          <table:table-cell table:number-columns-repeated="1019"/>
        </table:table-row>
        <table:table-row table:style-name="ro1">
          <table:table-cell office:value-type="float" office:value="-20.8146">
            <text:p>-20,8146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1249">
            <text:p>-0,001249</text:p>
          </table:table-cell>
          <table:table-cell office:value-type="float" office:value="-0.382059">
            <text:p>-0,382059</text:p>
          </table:table-cell>
          <table:table-cell table:number-columns-repeated="1019"/>
        </table:table-row>
        <table:table-row table:style-name="ro1">
          <table:table-cell office:value-type="float" office:value="-20.8146">
            <text:p>-20,8146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-0.001249">
            <text:p>-0,001249</text:p>
          </table:table-cell>
          <table:table-cell office:value-type="float" office:value="-0.382059">
            <text:p>-0,382059</text:p>
          </table:table-cell>
          <table:table-cell table:number-columns-repeated="1019"/>
        </table:table-row>
        <table:table-row table:style-name="ro1">
          <table:table-cell office:value-type="float" office:value="-10.4073">
            <text:p>-10,407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0624">
            <text:p>-0,000624</text:p>
          </table:table-cell>
          <table:table-cell office:value-type="float" office:value="-0.402059">
            <text:p>-0,402059</text:p>
          </table:table-cell>
          <table:table-cell table:number-columns-repeated="1019"/>
        </table:table-row>
        <table:table-row table:style-name="ro1">
          <table:table-cell office:value-type="float" office:value="-10.4073">
            <text:p>-10,407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0624">
            <text:p>-0,000624</text:p>
          </table:table-cell>
          <table:table-cell office:value-type="float" office:value="-0.402059">
            <text:p>-0,402059</text:p>
          </table:table-cell>
          <table:table-cell table:number-columns-repeated="1019"/>
        </table:table-row>
        <table:table-row table:style-name="ro1">
          <table:table-cell office:value-type="float" office:value="-10.4073">
            <text:p>-10,407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0624">
            <text:p>-0,000624</text:p>
          </table:table-cell>
          <table:table-cell office:value-type="float" office:value="-0.422353">
            <text:p>-0,422353</text:p>
          </table:table-cell>
          <table:table-cell table:number-columns-repeated="1019"/>
        </table:table-row>
        <table:table-row table:style-name="ro1">
          <table:table-cell office:value-type="float" office:value="-10.4073">
            <text:p>-10,407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-0.000624">
            <text:p>-0,000624</text:p>
          </table:table-cell>
          <table:table-cell office:value-type="float" office:value="-0.422353">
            <text:p>-0,422353</text:p>
          </table:table-cell>
          <table:table-cell table:number-columns-repeated="1019"/>
        </table:table-row>
        <table:table-row table:style-name="ro1">
          <table:table-cell office:value-type="float" office:value="-20.8146">
            <text:p>-20,814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1249">
            <text:p>-0,001249</text:p>
          </table:table-cell>
          <table:table-cell office:value-type="float" office:value="-0.442059">
            <text:p>-0,442059</text:p>
          </table:table-cell>
          <table:table-cell table:number-columns-repeated="1019"/>
        </table:table-row>
        <table:table-row table:style-name="ro1">
          <table:table-cell office:value-type="float" office:value="-20.8146">
            <text:p>-20,814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1249">
            <text:p>-0,001249</text:p>
          </table:table-cell>
          <table:table-cell office:value-type="float" office:value="-0.442059">
            <text:p>-0,442059</text:p>
          </table:table-cell>
          <table:table-cell table:number-columns-repeated="1019"/>
        </table:table-row>
        <table:table-row table:style-name="ro1">
          <table:table-cell office:value-type="float" office:value="-10.4073">
            <text:p>-10,407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0624">
            <text:p>-0,000624</text:p>
          </table:table-cell>
          <table:table-cell office:value-type="float" office:value="-0.462353">
            <text:p>-0,462353</text:p>
          </table:table-cell>
          <table:table-cell table:number-columns-repeated="1019"/>
        </table:table-row>
        <table:table-row table:style-name="ro1">
          <table:table-cell office:value-type="float" office:value="-10.4073">
            <text:p>-10,407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0624">
            <text:p>-0,000624</text:p>
          </table:table-cell>
          <table:table-cell office:value-type="float" office:value="-0.462353">
            <text:p>-0,462353</text:p>
          </table:table-cell>
          <table:table-cell table:number-columns-repeated="1019"/>
        </table:table-row>
        <table:table-row table:style-name="ro1">
          <table:table-cell office:value-type="float" office:value="10.4073">
            <text:p>10,407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00624">
            <text:p>0,000624</text:p>
          </table:table-cell>
          <table:table-cell office:value-type="float" office:value="-0.482647">
            <text:p>-0,482647</text:p>
          </table:table-cell>
          <table:table-cell table:number-columns-repeated="1019"/>
        </table:table-row>
        <table:table-row table:style-name="ro1">
          <table:table-cell office:value-type="float" office:value="10.4073">
            <text:p>10,4073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00624">
            <text:p>0,000624</text:p>
          </table:table-cell>
          <table:table-cell office:value-type="float" office:value="-0.482647">
            <text:p>-0,482647</text:p>
          </table:table-cell>
          <table:table-cell table:number-columns-repeated="1019"/>
        </table:table-row>
        <table:table-row table:style-name="ro1">
          <table:table-cell office:value-type="float" office:value="31.221901">
            <text:p>31,221901</text:p>
          </table:table-cell>
          <table:table-cell office:value-type="float" office:value="-0.003257">
            <text:p>-0,003257</text:p>
          </table:table-cell>
          <table:table-cell office:value-type="float" office:value="-0.003219">
            <text:p>-0,003219</text:p>
          </table:table-cell>
          <table:table-cell office:value-type="float" office:value="0.001873">
            <text:p>0,001873</text:p>
          </table:table-cell>
          <table:table-cell office:value-type="float" office:value="-0.502647">
            <text:p>-0,502647</text:p>
          </table:table-cell>
          <table:table-cell table:number-columns-repeated="1019"/>
        </table:table-row>
        <table:table-row table:style-name="ro1">
          <table:table-cell office:value-type="float" office:value="31.221901">
            <text:p>31,22190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1873">
            <text:p>0,001873</text:p>
          </table:table-cell>
          <table:table-cell office:value-type="float" office:value="-0.502647">
            <text:p>-0,502647</text:p>
          </table:table-cell>
          <table:table-cell table:number-columns-repeated="1019"/>
        </table:table-row>
        <table:table-row table:style-name="ro1">
          <table:table-cell office:value-type="float" office:value="41.6292">
            <text:p>41,629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2498">
            <text:p>0,002498</text:p>
          </table:table-cell>
          <table:table-cell office:value-type="float" office:value="-0.522059">
            <text:p>-0,522059</text:p>
          </table:table-cell>
          <table:table-cell table:number-columns-repeated="1019"/>
        </table:table-row>
        <table:table-row table:style-name="ro1">
          <table:table-cell office:value-type="float" office:value="41.6292">
            <text:p>41,629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2498">
            <text:p>0,002498</text:p>
          </table:table-cell>
          <table:table-cell office:value-type="float" office:value="-0.522059">
            <text:p>-0,522059</text:p>
          </table:table-cell>
          <table:table-cell table:number-columns-repeated="1019"/>
        </table:table-row>
        <table:table-row table:style-name="ro1">
          <table:table-cell office:value-type="float" office:value="52.036499">
            <text:p>52,03649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3122">
            <text:p>0,003122</text:p>
          </table:table-cell>
          <table:table-cell office:value-type="float" office:value="-0.542353">
            <text:p>-0,542353</text:p>
          </table:table-cell>
          <table:table-cell table:number-columns-repeated="1019"/>
        </table:table-row>
        <table:table-row table:style-name="ro1">
          <table:table-cell office:value-type="float" office:value="52.036499">
            <text:p>52,03649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3122">
            <text:p>0,003122</text:p>
          </table:table-cell>
          <table:table-cell office:value-type="float" office:value="-0.542353">
            <text:p>-0,542353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003747">
            <text:p>0,003747</text:p>
          </table:table-cell>
          <table:table-cell office:value-type="float" office:value="-0.562059">
            <text:p>-0,562059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03747">
            <text:p>0,003747</text:p>
          </table:table-cell>
          <table:table-cell office:value-type="float" office:value="-0.562059">
            <text:p>-0,562059</text:p>
          </table:table-cell>
          <table:table-cell table:number-columns-repeated="1019"/>
        </table:table-row>
        <table:table-row table:style-name="ro1">
          <table:table-cell office:value-type="float" office:value="52.036499">
            <text:p>52,036499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03122">
            <text:p>0,003122</text:p>
          </table:table-cell>
          <table:table-cell office:value-type="float" office:value="-0.582353">
            <text:p>-0,582353</text:p>
          </table:table-cell>
          <table:table-cell table:number-columns-repeated="1019"/>
        </table:table-row>
        <table:table-row table:style-name="ro1">
          <table:table-cell office:value-type="float" office:value="52.036499">
            <text:p>52,03649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3122">
            <text:p>0,003122</text:p>
          </table:table-cell>
          <table:table-cell office:value-type="float" office:value="-0.582353">
            <text:p>-0,582353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3747">
            <text:p>0,003747</text:p>
          </table:table-cell>
          <table:table-cell office:value-type="float" office:value="-0.603235">
            <text:p>-0,603235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03747">
            <text:p>0,003747</text:p>
          </table:table-cell>
          <table:table-cell office:value-type="float" office:value="-0.603235">
            <text:p>-0,603235</text:p>
          </table:table-cell>
          <table:table-cell table:number-columns-repeated="1019"/>
        </table:table-row>
        <table:table-row table:style-name="ro1">
          <table:table-cell office:value-type="float" office:value="83.2584">
            <text:p>83,258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04996">
            <text:p>0,004996</text:p>
          </table:table-cell>
          <table:table-cell office:value-type="float" office:value="-0.622059">
            <text:p>-0,622059</text:p>
          </table:table-cell>
          <table:table-cell table:number-columns-repeated="1019"/>
        </table:table-row>
        <table:table-row table:style-name="ro1">
          <table:table-cell office:value-type="float" office:value="83.2584">
            <text:p>83,258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04996">
            <text:p>0,004996</text:p>
          </table:table-cell>
          <table:table-cell office:value-type="float" office:value="-0.622059">
            <text:p>-0,622059</text:p>
          </table:table-cell>
          <table:table-cell table:number-columns-repeated="1019"/>
        </table:table-row>
        <table:table-row table:style-name="ro1">
          <table:table-cell office:value-type="float" office:value="104.072998">
            <text:p>104,072998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006244">
            <text:p>0,006244</text:p>
          </table:table-cell>
          <table:table-cell office:value-type="float" office:value="-0.642353">
            <text:p>-0,642353</text:p>
          </table:table-cell>
          <table:table-cell table:number-columns-repeated="1019"/>
        </table:table-row>
        <table:table-row table:style-name="ro1">
          <table:table-cell office:value-type="float" office:value="104.072998">
            <text:p>104,07299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6244">
            <text:p>0,006244</text:p>
          </table:table-cell>
          <table:table-cell office:value-type="float" office:value="-0.642353">
            <text:p>-0,642353</text:p>
          </table:table-cell>
          <table:table-cell table:number-columns-repeated="1019"/>
        </table:table-row>
        <table:table-row table:style-name="ro1">
          <table:table-cell office:value-type="float" office:value="93.665703">
            <text:p>93,66570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0562">
            <text:p>0,00562</text:p>
          </table:table-cell>
          <table:table-cell office:value-type="float" office:value="-0.662353">
            <text:p>-0,662353</text:p>
          </table:table-cell>
          <table:table-cell table:number-columns-repeated="1019"/>
        </table:table-row>
        <table:table-row table:style-name="ro1">
          <table:table-cell office:value-type="float" office:value="93.665703">
            <text:p>93,66570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562">
            <text:p>0,00562</text:p>
          </table:table-cell>
          <table:table-cell office:value-type="float" office:value="-0.662353">
            <text:p>-0,662353</text:p>
          </table:table-cell>
          <table:table-cell table:number-columns-repeated="1019"/>
        </table:table-row>
        <table:table-row table:style-name="ro1">
          <table:table-cell office:value-type="float" office:value="114.480301">
            <text:p>114,480301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006869">
            <text:p>0,006869</text:p>
          </table:table-cell>
          <table:table-cell office:value-type="float" office:value="-0.681765">
            <text:p>-0,681765</text:p>
          </table:table-cell>
          <table:table-cell table:number-columns-repeated="1019"/>
        </table:table-row>
        <table:table-row table:style-name="ro1">
          <table:table-cell office:value-type="float" office:value="114.480301">
            <text:p>114,480301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06869">
            <text:p>0,006869</text:p>
          </table:table-cell>
          <table:table-cell office:value-type="float" office:value="-0.681765">
            <text:p>-0,681765</text:p>
          </table:table-cell>
          <table:table-cell table:number-columns-repeated="1019"/>
        </table:table-row>
        <table:table-row table:style-name="ro1">
          <table:table-cell office:value-type="float" office:value="114.480301">
            <text:p>114,48030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06869">
            <text:p>0,006869</text:p>
          </table:table-cell>
          <table:table-cell office:value-type="float" office:value="-0.701765">
            <text:p>-0,701765</text:p>
          </table:table-cell>
          <table:table-cell table:number-columns-repeated="1019"/>
        </table:table-row>
        <table:table-row table:style-name="ro1">
          <table:table-cell office:value-type="float" office:value="114.480301">
            <text:p>114,480301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06869">
            <text:p>0,006869</text:p>
          </table:table-cell>
          <table:table-cell office:value-type="float" office:value="-0.701765">
            <text:p>-0,701765</text:p>
          </table:table-cell>
          <table:table-cell table:number-columns-repeated="1019"/>
        </table:table-row>
        <table:table-row table:style-name="ro1">
          <table:table-cell office:value-type="float" office:value="156.109497">
            <text:p>156,109497</text:p>
          </table:table-cell>
          <table:table-cell office:value-type="float" office:value="-0.003256">
            <text:p>-0,003256</text:p>
          </table:table-cell>
          <table:table-cell office:value-type="float" office:value="-0.003218">
            <text:p>-0,003218</text:p>
          </table:table-cell>
          <table:table-cell office:value-type="float" office:value="0.009367">
            <text:p>0,009367</text:p>
          </table:table-cell>
          <table:table-cell office:value-type="float" office:value="-0.722353">
            <text:p>-0,722353</text:p>
          </table:table-cell>
          <table:table-cell table:number-columns-repeated="1019"/>
        </table:table-row>
        <table:table-row table:style-name="ro1">
          <table:table-cell office:value-type="float" office:value="156.109497">
            <text:p>156,109497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09367">
            <text:p>0,009367</text:p>
          </table:table-cell>
          <table:table-cell office:value-type="float" office:value="-0.722353">
            <text:p>-0,722353</text:p>
          </table:table-cell>
          <table:table-cell table:number-columns-repeated="1019"/>
        </table:table-row>
        <table:table-row table:style-name="ro1">
          <table:table-cell office:value-type="float" office:value="135.294907">
            <text:p>135,294907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08118">
            <text:p>0,008118</text:p>
          </table:table-cell>
          <table:table-cell office:value-type="float" office:value="-0.741765">
            <text:p>-0,741765</text:p>
          </table:table-cell>
          <table:table-cell table:number-columns-repeated="1019"/>
        </table:table-row>
        <table:table-row table:style-name="ro1">
          <table:table-cell office:value-type="float" office:value="135.294907">
            <text:p>135,29490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8118">
            <text:p>0,008118</text:p>
          </table:table-cell>
          <table:table-cell office:value-type="float" office:value="-0.741765">
            <text:p>-0,741765</text:p>
          </table:table-cell>
          <table:table-cell table:number-columns-repeated="1019"/>
        </table:table-row>
        <table:table-row table:style-name="ro1">
          <table:table-cell office:value-type="float" office:value="145.702194">
            <text:p>145,70219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8742">
            <text:p>0,008742</text:p>
          </table:table-cell>
          <table:table-cell office:value-type="float" office:value="-0.762059">
            <text:p>-0,762059</text:p>
          </table:table-cell>
          <table:table-cell table:number-columns-repeated="1019"/>
        </table:table-row>
        <table:table-row table:style-name="ro1">
          <table:table-cell office:value-type="float" office:value="145.702194">
            <text:p>145,702194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0.008742">
            <text:p>0,008742</text:p>
          </table:table-cell>
          <table:table-cell office:value-type="float" office:value="-0.762059">
            <text:p>-0,762059</text:p>
          </table:table-cell>
          <table:table-cell table:number-columns-repeated="1019"/>
        </table:table-row>
        <table:table-row table:style-name="ro1">
          <table:table-cell office:value-type="float" office:value="135.294907">
            <text:p>135,294907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08118">
            <text:p>0,008118</text:p>
          </table:table-cell>
          <table:table-cell office:value-type="float" office:value="-0.782059">
            <text:p>-0,782059</text:p>
          </table:table-cell>
          <table:table-cell table:number-columns-repeated="1019"/>
        </table:table-row>
        <table:table-row table:style-name="ro1">
          <table:table-cell office:value-type="float" office:value="135.294907">
            <text:p>135,294907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08118">
            <text:p>0,008118</text:p>
          </table:table-cell>
          <table:table-cell office:value-type="float" office:value="-0.782059">
            <text:p>-0,782059</text:p>
          </table:table-cell>
          <table:table-cell table:number-columns-repeated="1019"/>
        </table:table-row>
        <table:table-row table:style-name="ro1">
          <table:table-cell office:value-type="float" office:value="145.702194">
            <text:p>145,70219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8742">
            <text:p>0,008742</text:p>
          </table:table-cell>
          <table:table-cell office:value-type="float" office:value="-0.801765">
            <text:p>-0,801765</text:p>
          </table:table-cell>
          <table:table-cell table:number-columns-repeated="1019"/>
        </table:table-row>
        <table:table-row table:style-name="ro1">
          <table:table-cell office:value-type="float" office:value="145.702194">
            <text:p>145,70219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8742">
            <text:p>0,008742</text:p>
          </table:table-cell>
          <table:table-cell office:value-type="float" office:value="-0.801765">
            <text:p>-0,801765</text:p>
          </table:table-cell>
          <table:table-cell table:number-columns-repeated="1019"/>
        </table:table-row>
        <table:table-row table:style-name="ro1">
          <table:table-cell office:value-type="float" office:value="176.924103">
            <text:p>176,92410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0615">
            <text:p>0,010615</text:p>
          </table:table-cell>
          <table:table-cell office:value-type="float" office:value="-0.822353">
            <text:p>-0,822353</text:p>
          </table:table-cell>
          <table:table-cell table:number-columns-repeated="1019"/>
        </table:table-row>
        <table:table-row table:style-name="ro1">
          <table:table-cell office:value-type="float" office:value="176.924103">
            <text:p>176,92410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0615">
            <text:p>0,010615</text:p>
          </table:table-cell>
          <table:table-cell office:value-type="float" office:value="-0.822353">
            <text:p>-0,822353</text:p>
          </table:table-cell>
          <table:table-cell table:number-columns-repeated="1019"/>
        </table:table-row>
        <table:table-row table:style-name="ro1">
          <table:table-cell office:value-type="float" office:value="166.5168">
            <text:p>166,5168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09991">
            <text:p>0,009991</text:p>
          </table:table-cell>
          <table:table-cell office:value-type="float" office:value="-0.841765">
            <text:p>-0,841765</text:p>
          </table:table-cell>
          <table:table-cell table:number-columns-repeated="1019"/>
        </table:table-row>
        <table:table-row table:style-name="ro1">
          <table:table-cell office:value-type="float" office:value="166.5168">
            <text:p>166,5168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09991">
            <text:p>0,009991</text:p>
          </table:table-cell>
          <table:table-cell office:value-type="float" office:value="-0.841765">
            <text:p>-0,841765</text:p>
          </table:table-cell>
          <table:table-cell table:number-columns-repeated="1019"/>
        </table:table-row>
        <table:table-row table:style-name="ro1">
          <table:table-cell office:value-type="float" office:value="187.331406">
            <text:p>187,331406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1124">
            <text:p>0,01124</text:p>
          </table:table-cell>
          <table:table-cell office:value-type="float" office:value="-0.862059">
            <text:p>-0,862059</text:p>
          </table:table-cell>
          <table:table-cell table:number-columns-repeated="1019"/>
        </table:table-row>
        <table:table-row table:style-name="ro1">
          <table:table-cell office:value-type="float" office:value="187.331406">
            <text:p>187,33140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1124">
            <text:p>0,01124</text:p>
          </table:table-cell>
          <table:table-cell office:value-type="float" office:value="-0.862059">
            <text:p>-0,862059</text:p>
          </table:table-cell>
          <table:table-cell table:number-columns-repeated="1019"/>
        </table:table-row>
        <table:table-row table:style-name="ro1">
          <table:table-cell office:value-type="float" office:value="176.924103">
            <text:p>176,924103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10615">
            <text:p>0,010615</text:p>
          </table:table-cell>
          <table:table-cell office:value-type="float" office:value="-0.882059">
            <text:p>-0,882059</text:p>
          </table:table-cell>
          <table:table-cell table:number-columns-repeated="1019"/>
        </table:table-row>
        <table:table-row table:style-name="ro1">
          <table:table-cell office:value-type="float" office:value="176.924103">
            <text:p>176,924103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010615">
            <text:p>0,010615</text:p>
          </table:table-cell>
          <table:table-cell office:value-type="float" office:value="-0.882059">
            <text:p>-0,882059</text:p>
          </table:table-cell>
          <table:table-cell table:number-columns-repeated="1019"/>
        </table:table-row>
        <table:table-row table:style-name="ro1">
          <table:table-cell office:value-type="float" office:value="197.738708">
            <text:p>197,738708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011864">
            <text:p>0,011864</text:p>
          </table:table-cell>
          <table:table-cell office:value-type="float" office:value="-0.902647">
            <text:p>-0,902647</text:p>
          </table:table-cell>
          <table:table-cell table:number-columns-repeated="1019"/>
        </table:table-row>
        <table:table-row table:style-name="ro1">
          <table:table-cell office:value-type="float" office:value="197.738708">
            <text:p>197,738708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11864">
            <text:p>0,011864</text:p>
          </table:table-cell>
          <table:table-cell office:value-type="float" office:value="-0.902647">
            <text:p>-0,902647</text:p>
          </table:table-cell>
          <table:table-cell table:number-columns-repeated="1019"/>
        </table:table-row>
        <table:table-row table:style-name="ro1">
          <table:table-cell office:value-type="float" office:value="197.738708">
            <text:p>197,73870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11864">
            <text:p>0,011864</text:p>
          </table:table-cell>
          <table:table-cell office:value-type="float" office:value="-0.922059">
            <text:p>-0,922059</text:p>
          </table:table-cell>
          <table:table-cell table:number-columns-repeated="1019"/>
        </table:table-row>
        <table:table-row table:style-name="ro1">
          <table:table-cell office:value-type="float" office:value="197.738708">
            <text:p>197,73870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11864">
            <text:p>0,011864</text:p>
          </table:table-cell>
          <table:table-cell office:value-type="float" office:value="-0.922059">
            <text:p>-0,922059</text:p>
          </table:table-cell>
          <table:table-cell table:number-columns-repeated="1019"/>
        </table:table-row>
        <table:table-row table:style-name="ro1">
          <table:table-cell office:value-type="float" office:value="197.738708">
            <text:p>197,738708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11864">
            <text:p>0,011864</text:p>
          </table:table-cell>
          <table:table-cell office:value-type="float" office:value="-0.941765">
            <text:p>-0,941765</text:p>
          </table:table-cell>
          <table:table-cell table:number-columns-repeated="1019"/>
        </table:table-row>
        <table:table-row table:style-name="ro1">
          <table:table-cell office:value-type="float" office:value="197.738708">
            <text:p>197,738708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11864">
            <text:p>0,011864</text:p>
          </table:table-cell>
          <table:table-cell office:value-type="float" office:value="-0.941765">
            <text:p>-0,941765</text:p>
          </table:table-cell>
          <table:table-cell table:number-columns-repeated="1019"/>
        </table:table-row>
        <table:table-row table:style-name="ro1">
          <table:table-cell office:value-type="float" office:value="228.960602">
            <text:p>228,96060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13738">
            <text:p>0,013738</text:p>
          </table:table-cell>
          <table:table-cell office:value-type="float" office:value="-0.962353">
            <text:p>-0,962353</text:p>
          </table:table-cell>
          <table:table-cell table:number-columns-repeated="1019"/>
        </table:table-row>
        <table:table-row table:style-name="ro1">
          <table:table-cell office:value-type="float" office:value="228.960602">
            <text:p>228,960602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13738">
            <text:p>0,013738</text:p>
          </table:table-cell>
          <table:table-cell office:value-type="float" office:value="-0.962353">
            <text:p>-0,962353</text:p>
          </table:table-cell>
          <table:table-cell table:number-columns-repeated="1019"/>
        </table:table-row>
        <table:table-row table:style-name="ro1">
          <table:table-cell office:value-type="float" office:value="228.960602">
            <text:p>228,96060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13738">
            <text:p>0,013738</text:p>
          </table:table-cell>
          <table:table-cell office:value-type="float" office:value="-0.982353">
            <text:p>-0,982353</text:p>
          </table:table-cell>
          <table:table-cell table:number-columns-repeated="1019"/>
        </table:table-row>
        <table:table-row table:style-name="ro1">
          <table:table-cell office:value-type="float" office:value="228.960602">
            <text:p>228,96060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13738">
            <text:p>0,013738</text:p>
          </table:table-cell>
          <table:table-cell office:value-type="float" office:value="-0.982353">
            <text:p>-0,982353</text:p>
          </table:table-cell>
          <table:table-cell table:number-columns-repeated="1019"/>
        </table:table-row>
        <table:table-row table:style-name="ro1">
          <table:table-cell office:value-type="float" office:value="249.775208">
            <text:p>249,77520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14987">
            <text:p>0,014987</text:p>
          </table:table-cell>
          <table:table-cell office:value-type="float" office:value="-1.001471">
            <text:p>-1,001471</text:p>
          </table:table-cell>
          <table:table-cell table:number-columns-repeated="1019"/>
        </table:table-row>
        <table:table-row table:style-name="ro1">
          <table:table-cell office:value-type="float" office:value="249.775208">
            <text:p>249,77520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14987">
            <text:p>0,014987</text:p>
          </table:table-cell>
          <table:table-cell office:value-type="float" office:value="-1.001471">
            <text:p>-1,001471</text:p>
          </table:table-cell>
          <table:table-cell table:number-columns-repeated="1019"/>
        </table:table-row>
        <table:table-row table:style-name="ro1">
          <table:table-cell office:value-type="float" office:value="260.182495">
            <text:p>260,182495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015611">
            <text:p>0,015611</text:p>
          </table:table-cell>
          <table:table-cell office:value-type="float" office:value="-1.022059">
            <text:p>-1,022059</text:p>
          </table:table-cell>
          <table:table-cell table:number-columns-repeated="1019"/>
        </table:table-row>
        <table:table-row table:style-name="ro1">
          <table:table-cell office:value-type="float" office:value="260.182495">
            <text:p>260,18249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15611">
            <text:p>0,015611</text:p>
          </table:table-cell>
          <table:table-cell office:value-type="float" office:value="-1.022059">
            <text:p>-1,022059</text:p>
          </table:table-cell>
          <table:table-cell table:number-columns-repeated="1019"/>
        </table:table-row>
        <table:table-row table:style-name="ro1">
          <table:table-cell office:value-type="float" office:value="249.775208">
            <text:p>249,77520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14987">
            <text:p>0,014987</text:p>
          </table:table-cell>
          <table:table-cell office:value-type="float" office:value="-1.042059">
            <text:p>-1,042059</text:p>
          </table:table-cell>
          <table:table-cell table:number-columns-repeated="1019"/>
        </table:table-row>
        <table:table-row table:style-name="ro1">
          <table:table-cell office:value-type="float" office:value="249.775208">
            <text:p>249,775208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14987">
            <text:p>0,014987</text:p>
          </table:table-cell>
          <table:table-cell office:value-type="float" office:value="-1.042059">
            <text:p>-1,042059</text:p>
          </table:table-cell>
          <table:table-cell table:number-columns-repeated="1019"/>
        </table:table-row>
        <table:table-row table:style-name="ro1">
          <table:table-cell office:value-type="float" office:value="291.404388">
            <text:p>291,40438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17484">
            <text:p>0,017484</text:p>
          </table:table-cell>
          <table:table-cell office:value-type="float" office:value="-1.061765">
            <text:p>-1,061765</text:p>
          </table:table-cell>
          <table:table-cell table:number-columns-repeated="1019"/>
        </table:table-row>
        <table:table-row table:style-name="ro1">
          <table:table-cell office:value-type="float" office:value="291.404388">
            <text:p>291,40438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17484">
            <text:p>0,017484</text:p>
          </table:table-cell>
          <table:table-cell office:value-type="float" office:value="-1.061765">
            <text:p>-1,061765</text:p>
          </table:table-cell>
          <table:table-cell table:number-columns-repeated="1019"/>
        </table:table-row>
        <table:table-row table:style-name="ro1">
          <table:table-cell office:value-type="float" office:value="291.404388">
            <text:p>291,404388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17484">
            <text:p>0,017484</text:p>
          </table:table-cell>
          <table:table-cell office:value-type="float" office:value="-1.082059">
            <text:p>-1,082059</text:p>
          </table:table-cell>
          <table:table-cell table:number-columns-repeated="1019"/>
        </table:table-row>
        <table:table-row table:style-name="ro1">
          <table:table-cell office:value-type="float" office:value="291.404388">
            <text:p>291,40438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17484">
            <text:p>0,017484</text:p>
          </table:table-cell>
          <table:table-cell office:value-type="float" office:value="-1.082059">
            <text:p>-1,082059</text:p>
          </table:table-cell>
          <table:table-cell table:number-columns-repeated="1019"/>
        </table:table-row>
        <table:table-row table:style-name="ro1">
          <table:table-cell office:value-type="float" office:value="270.589813">
            <text:p>270,58981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16235">
            <text:p>0,016235</text:p>
          </table:table-cell>
          <table:table-cell office:value-type="float" office:value="-1.101471">
            <text:p>-1,101471</text:p>
          </table:table-cell>
          <table:table-cell table:number-columns-repeated="1019"/>
        </table:table-row>
        <table:table-row table:style-name="ro1">
          <table:table-cell office:value-type="float" office:value="270.589813">
            <text:p>270,58981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16235">
            <text:p>0,016235</text:p>
          </table:table-cell>
          <table:table-cell office:value-type="float" office:value="-1.101471">
            <text:p>-1,101471</text:p>
          </table:table-cell>
          <table:table-cell table:number-columns-repeated="1019"/>
        </table:table-row>
        <table:table-row table:style-name="ro1">
          <table:table-cell office:value-type="float" office:value="280.997101">
            <text:p>280,997101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1686">
            <text:p>0,01686</text:p>
          </table:table-cell>
          <table:table-cell office:value-type="float" office:value="-1.121765">
            <text:p>-1,121765</text:p>
          </table:table-cell>
          <table:table-cell table:number-columns-repeated="1019"/>
        </table:table-row>
        <table:table-row table:style-name="ro1">
          <table:table-cell office:value-type="float" office:value="280.997101">
            <text:p>280,99710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686">
            <text:p>0,01686</text:p>
          </table:table-cell>
          <table:table-cell office:value-type="float" office:value="-1.121765">
            <text:p>-1,121765</text:p>
          </table:table-cell>
          <table:table-cell table:number-columns-repeated="1019"/>
        </table:table-row>
        <table:table-row table:style-name="ro1">
          <table:table-cell office:value-type="float" office:value="322.626312">
            <text:p>322,62631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9358">
            <text:p>0,019358</text:p>
          </table:table-cell>
          <table:table-cell office:value-type="float" office:value="-1.142059">
            <text:p>-1,142059</text:p>
          </table:table-cell>
          <table:table-cell table:number-columns-repeated="1019"/>
        </table:table-row>
        <table:table-row table:style-name="ro1">
          <table:table-cell office:value-type="float" office:value="322.626312">
            <text:p>322,626312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19358">
            <text:p>0,019358</text:p>
          </table:table-cell>
          <table:table-cell office:value-type="float" office:value="-1.142059">
            <text:p>-1,142059</text:p>
          </table:table-cell>
          <table:table-cell table:number-columns-repeated="1019"/>
        </table:table-row>
        <table:table-row table:style-name="ro1">
          <table:table-cell office:value-type="float" office:value="301.811707">
            <text:p>301,811707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018109">
            <text:p>0,018109</text:p>
          </table:table-cell>
          <table:table-cell office:value-type="float" office:value="-1.161765">
            <text:p>-1,161765</text:p>
          </table:table-cell>
          <table:table-cell table:number-columns-repeated="1019"/>
        </table:table-row>
        <table:table-row table:style-name="ro1">
          <table:table-cell office:value-type="float" office:value="301.811707">
            <text:p>301,81170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8109">
            <text:p>0,018109</text:p>
          </table:table-cell>
          <table:table-cell office:value-type="float" office:value="-1.161765">
            <text:p>-1,161765</text:p>
          </table:table-cell>
          <table:table-cell table:number-columns-repeated="1019"/>
        </table:table-row>
        <table:table-row table:style-name="ro1">
          <table:table-cell office:value-type="float" office:value="301.811707">
            <text:p>301,81170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18109">
            <text:p>0,018109</text:p>
          </table:table-cell>
          <table:table-cell office:value-type="float" office:value="-1.181765">
            <text:p>-1,181765</text:p>
          </table:table-cell>
          <table:table-cell table:number-columns-repeated="1019"/>
        </table:table-row>
        <table:table-row table:style-name="ro1">
          <table:table-cell office:value-type="float" office:value="301.811707">
            <text:p>301,811707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0.018109">
            <text:p>0,018109</text:p>
          </table:table-cell>
          <table:table-cell office:value-type="float" office:value="-1.181765">
            <text:p>-1,181765</text:p>
          </table:table-cell>
          <table:table-cell table:number-columns-repeated="1019"/>
        </table:table-row>
        <table:table-row table:style-name="ro1">
          <table:table-cell office:value-type="float" office:value="343.440918">
            <text:p>343,44091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20606">
            <text:p>0,020606</text:p>
          </table:table-cell>
          <table:table-cell office:value-type="float" office:value="-1.202059">
            <text:p>-1,202059</text:p>
          </table:table-cell>
          <table:table-cell table:number-columns-repeated="1019"/>
        </table:table-row>
        <table:table-row table:style-name="ro1">
          <table:table-cell office:value-type="float" office:value="343.440918">
            <text:p>343,44091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20606">
            <text:p>0,020606</text:p>
          </table:table-cell>
          <table:table-cell office:value-type="float" office:value="-1.202059">
            <text:p>-1,202059</text:p>
          </table:table-cell>
          <table:table-cell table:number-columns-repeated="1019"/>
        </table:table-row>
        <table:table-row table:style-name="ro1">
          <table:table-cell office:value-type="float" office:value="353.848206">
            <text:p>353,84820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21231">
            <text:p>0,021231</text:p>
          </table:table-cell>
          <table:table-cell office:value-type="float" office:value="-1.221765">
            <text:p>-1,221765</text:p>
          </table:table-cell>
          <table:table-cell table:number-columns-repeated="1019"/>
        </table:table-row>
        <table:table-row table:style-name="ro1">
          <table:table-cell office:value-type="float" office:value="353.848206">
            <text:p>353,84820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21231">
            <text:p>0,021231</text:p>
          </table:table-cell>
          <table:table-cell office:value-type="float" office:value="-1.221765">
            <text:p>-1,221765</text:p>
          </table:table-cell>
          <table:table-cell table:number-columns-repeated="1019"/>
        </table:table-row>
        <table:table-row table:style-name="ro1">
          <table:table-cell office:value-type="float" office:value="364.255493">
            <text:p>364,255493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21855">
            <text:p>0,021855</text:p>
          </table:table-cell>
          <table:table-cell office:value-type="float" office:value="-1.242059">
            <text:p>-1,242059</text:p>
          </table:table-cell>
          <table:table-cell table:number-columns-repeated="1019"/>
        </table:table-row>
        <table:table-row table:style-name="ro1">
          <table:table-cell office:value-type="float" office:value="364.255493">
            <text:p>364,25549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21855">
            <text:p>0,021855</text:p>
          </table:table-cell>
          <table:table-cell office:value-type="float" office:value="-1.242059">
            <text:p>-1,242059</text:p>
          </table:table-cell>
          <table:table-cell table:number-columns-repeated="1019"/>
        </table:table-row>
        <table:table-row table:style-name="ro1">
          <table:table-cell office:value-type="float" office:value="364.255493">
            <text:p>364,25549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21855">
            <text:p>0,021855</text:p>
          </table:table-cell>
          <table:table-cell office:value-type="float" office:value="-1.261471">
            <text:p>-1,261471</text:p>
          </table:table-cell>
          <table:table-cell table:number-columns-repeated="1019"/>
        </table:table-row>
        <table:table-row table:style-name="ro1">
          <table:table-cell office:value-type="float" office:value="364.255493">
            <text:p>364,25549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21855">
            <text:p>0,021855</text:p>
          </table:table-cell>
          <table:table-cell office:value-type="float" office:value="-1.261471">
            <text:p>-1,261471</text:p>
          </table:table-cell>
          <table:table-cell table:number-columns-repeated="1019"/>
        </table:table-row>
        <table:table-row table:style-name="ro1">
          <table:table-cell office:value-type="float" office:value="385.070099">
            <text:p>385,07009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23104">
            <text:p>0,023104</text:p>
          </table:table-cell>
          <table:table-cell office:value-type="float" office:value="-1.281765">
            <text:p>-1,281765</text:p>
          </table:table-cell>
          <table:table-cell table:number-columns-repeated="1019"/>
        </table:table-row>
        <table:table-row table:style-name="ro1">
          <table:table-cell office:value-type="float" office:value="385.070099">
            <text:p>385,070099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23104">
            <text:p>0,023104</text:p>
          </table:table-cell>
          <table:table-cell office:value-type="float" office:value="-1.281765">
            <text:p>-1,281765</text:p>
          </table:table-cell>
          <table:table-cell table:number-columns-repeated="1019"/>
        </table:table-row>
        <table:table-row table:style-name="ro1">
          <table:table-cell office:value-type="float" office:value="385.070099">
            <text:p>385,07009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23104">
            <text:p>0,023104</text:p>
          </table:table-cell>
          <table:table-cell office:value-type="float" office:value="-1.301765">
            <text:p>-1,301765</text:p>
          </table:table-cell>
          <table:table-cell table:number-columns-repeated="1019"/>
        </table:table-row>
        <table:table-row table:style-name="ro1">
          <table:table-cell office:value-type="float" office:value="385.070099">
            <text:p>385,07009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23104">
            <text:p>0,023104</text:p>
          </table:table-cell>
          <table:table-cell office:value-type="float" office:value="-1.301765">
            <text:p>-1,301765</text:p>
          </table:table-cell>
          <table:table-cell table:number-columns-repeated="1019"/>
        </table:table-row>
        <table:table-row table:style-name="ro1">
          <table:table-cell office:value-type="float" office:value="405.884705">
            <text:p>405,88470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24353">
            <text:p>0,024353</text:p>
          </table:table-cell>
          <table:table-cell office:value-type="float" office:value="-1.319118">
            <text:p>-1,319118</text:p>
          </table:table-cell>
          <table:table-cell table:number-columns-repeated="1019"/>
        </table:table-row>
        <table:table-row table:style-name="ro1">
          <table:table-cell office:value-type="float" office:value="405.884705">
            <text:p>405,884705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24353">
            <text:p>0,024353</text:p>
          </table:table-cell>
          <table:table-cell office:value-type="float" office:value="-1.319118">
            <text:p>-1,319118</text:p>
          </table:table-cell>
          <table:table-cell table:number-columns-repeated="1019"/>
        </table:table-row>
        <table:table-row table:style-name="ro1">
          <table:table-cell office:value-type="float" office:value="405.884705">
            <text:p>405,88470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24353">
            <text:p>0,024353</text:p>
          </table:table-cell>
          <table:table-cell office:value-type="float" office:value="-1.338529">
            <text:p>-1,338529</text:p>
          </table:table-cell>
          <table:table-cell table:number-columns-repeated="1019"/>
        </table:table-row>
        <table:table-row table:style-name="ro1">
          <table:table-cell office:value-type="float" office:value="405.884705">
            <text:p>405,884705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24353">
            <text:p>0,024353</text:p>
          </table:table-cell>
          <table:table-cell office:value-type="float" office:value="-1.357059">
            <text:p>-1,357059</text:p>
          </table:table-cell>
          <table:table-cell table:number-columns-repeated="1019"/>
        </table:table-row>
        <table:table-row table:style-name="ro1">
          <table:table-cell office:value-type="float" office:value="405.884705">
            <text:p>405,884705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024353">
            <text:p>0,024353</text:p>
          </table:table-cell>
          <table:table-cell office:value-type="float" office:value="-1.357059">
            <text:p>-1,357059</text:p>
          </table:table-cell>
          <table:table-cell table:number-columns-repeated="1019"/>
        </table:table-row>
        <table:table-row table:style-name="ro1">
          <table:table-cell office:value-type="float" office:value="405.884705">
            <text:p>405,88470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24353">
            <text:p>0,024353</text:p>
          </table:table-cell>
          <table:table-cell office:value-type="float" office:value="-1.376471">
            <text:p>-1,376471</text:p>
          </table:table-cell>
          <table:table-cell table:number-columns-repeated="1019"/>
        </table:table-row>
        <table:table-row table:style-name="ro1">
          <table:table-cell office:value-type="float" office:value="405.884705">
            <text:p>405,88470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24353">
            <text:p>0,024353</text:p>
          </table:table-cell>
          <table:table-cell office:value-type="float" office:value="-1.376471">
            <text:p>-1,376471</text:p>
          </table:table-cell>
          <table:table-cell table:number-columns-repeated="1019"/>
        </table:table-row>
        <table:table-row table:style-name="ro1">
          <table:table-cell office:value-type="float" office:value="437.106598">
            <text:p>437,10659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26226">
            <text:p>0,026226</text:p>
          </table:table-cell>
          <table:table-cell office:value-type="float" office:value="-1.395882">
            <text:p>-1,395882</text:p>
          </table:table-cell>
          <table:table-cell table:number-columns-repeated="1019"/>
        </table:table-row>
        <table:table-row table:style-name="ro1">
          <table:table-cell office:value-type="float" office:value="437.106598">
            <text:p>437,10659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26226">
            <text:p>0,026226</text:p>
          </table:table-cell>
          <table:table-cell office:value-type="float" office:value="-1.395882">
            <text:p>-1,395882</text:p>
          </table:table-cell>
          <table:table-cell table:number-columns-repeated="1019"/>
        </table:table-row>
        <table:table-row table:style-name="ro1">
          <table:table-cell office:value-type="float" office:value="437.106598">
            <text:p>437,10659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26226">
            <text:p>0,026226</text:p>
          </table:table-cell>
          <table:table-cell office:value-type="float" office:value="-1.414706">
            <text:p>-1,414706</text:p>
          </table:table-cell>
          <table:table-cell table:number-columns-repeated="1019"/>
        </table:table-row>
        <table:table-row table:style-name="ro1">
          <table:table-cell office:value-type="float" office:value="437.106598">
            <text:p>437,106598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26226">
            <text:p>0,026226</text:p>
          </table:table-cell>
          <table:table-cell office:value-type="float" office:value="-1.414706">
            <text:p>-1,414706</text:p>
          </table:table-cell>
          <table:table-cell table:number-columns-repeated="1019"/>
        </table:table-row>
        <table:table-row table:style-name="ro1">
          <table:table-cell office:value-type="float" office:value="447.513916">
            <text:p>447,513916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26851">
            <text:p>0,026851</text:p>
          </table:table-cell>
          <table:table-cell office:value-type="float" office:value="-1.434412">
            <text:p>-1,434412</text:p>
          </table:table-cell>
          <table:table-cell table:number-columns-repeated="1019"/>
        </table:table-row>
        <table:table-row table:style-name="ro1">
          <table:table-cell office:value-type="float" office:value="447.513916">
            <text:p>447,51391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26851">
            <text:p>0,026851</text:p>
          </table:table-cell>
          <table:table-cell office:value-type="float" office:value="-1.434412">
            <text:p>-1,434412</text:p>
          </table:table-cell>
          <table:table-cell table:number-columns-repeated="1019"/>
        </table:table-row>
        <table:table-row table:style-name="ro1">
          <table:table-cell office:value-type="float" office:value="457.921204">
            <text:p>457,92120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27475">
            <text:p>0,027475</text:p>
          </table:table-cell>
          <table:table-cell office:value-type="float" office:value="-1.453235">
            <text:p>-1,453235</text:p>
          </table:table-cell>
          <table:table-cell table:number-columns-repeated="1019"/>
        </table:table-row>
        <table:table-row table:style-name="ro1">
          <table:table-cell office:value-type="float" office:value="457.921204">
            <text:p>457,921204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27475">
            <text:p>0,027475</text:p>
          </table:table-cell>
          <table:table-cell office:value-type="float" office:value="-1.453235">
            <text:p>-1,453235</text:p>
          </table:table-cell>
          <table:table-cell table:number-columns-repeated="1019"/>
        </table:table-row>
        <table:table-row table:style-name="ro1">
          <table:table-cell office:value-type="float" office:value="468.328491">
            <text:p>468,328491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281">
            <text:p>0,0281</text:p>
          </table:table-cell>
          <table:table-cell office:value-type="float" office:value="-1.472353">
            <text:p>-1,472353</text:p>
          </table:table-cell>
          <table:table-cell table:number-columns-repeated="1019"/>
        </table:table-row>
        <table:table-row table:style-name="ro1">
          <table:table-cell office:value-type="float" office:value="468.328491">
            <text:p>468,32849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281">
            <text:p>0,0281</text:p>
          </table:table-cell>
          <table:table-cell office:value-type="float" office:value="-1.472353">
            <text:p>-1,472353</text:p>
          </table:table-cell>
          <table:table-cell table:number-columns-repeated="1019"/>
        </table:table-row>
        <table:table-row table:style-name="ro1">
          <table:table-cell office:value-type="float" office:value="489.143097">
            <text:p>489,14309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29349">
            <text:p>0,029349</text:p>
          </table:table-cell>
          <table:table-cell office:value-type="float" office:value="-1.491765">
            <text:p>-1,491765</text:p>
          </table:table-cell>
          <table:table-cell table:number-columns-repeated="1019"/>
        </table:table-row>
        <table:table-row table:style-name="ro1">
          <table:table-cell office:value-type="float" office:value="489.143097">
            <text:p>489,143097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29349">
            <text:p>0,029349</text:p>
          </table:table-cell>
          <table:table-cell office:value-type="float" office:value="-1.491765">
            <text:p>-1,491765</text:p>
          </table:table-cell>
          <table:table-cell table:number-columns-repeated="1019"/>
        </table:table-row>
        <table:table-row table:style-name="ro1">
          <table:table-cell office:value-type="float" office:value="499.550415">
            <text:p>499,55041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29973">
            <text:p>0,029973</text:p>
          </table:table-cell>
          <table:table-cell office:value-type="float" office:value="-1.511765">
            <text:p>-1,511765</text:p>
          </table:table-cell>
          <table:table-cell table:number-columns-repeated="1019"/>
        </table:table-row>
        <table:table-row table:style-name="ro1">
          <table:table-cell office:value-type="float" office:value="499.550415">
            <text:p>499,550415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29973">
            <text:p>0,029973</text:p>
          </table:table-cell>
          <table:table-cell office:value-type="float" office:value="-1.511765">
            <text:p>-1,511765</text:p>
          </table:table-cell>
          <table:table-cell table:number-columns-repeated="1019"/>
        </table:table-row>
        <table:table-row table:style-name="ro1">
          <table:table-cell office:value-type="float" office:value="499.550415">
            <text:p>499,550415</text:p>
          </table:table-cell>
          <table:table-cell office:value-type="float" office:value="-0.003253">
            <text:p>-0,003253</text:p>
          </table:table-cell>
          <table:table-cell office:value-type="float" office:value="-0.003219">
            <text:p>-0,003219</text:p>
          </table:table-cell>
          <table:table-cell office:value-type="float" office:value="0.029973">
            <text:p>0,029973</text:p>
          </table:table-cell>
          <table:table-cell office:value-type="float" office:value="-1.531471">
            <text:p>-1,531471</text:p>
          </table:table-cell>
          <table:table-cell table:number-columns-repeated="1019"/>
        </table:table-row>
        <table:table-row table:style-name="ro1">
          <table:table-cell office:value-type="float" office:value="499.550415">
            <text:p>499,55041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29973">
            <text:p>0,029973</text:p>
          </table:table-cell>
          <table:table-cell office:value-type="float" office:value="-1.531471">
            <text:p>-1,531471</text:p>
          </table:table-cell>
          <table:table-cell table:number-columns-repeated="1019"/>
        </table:table-row>
        <table:table-row table:style-name="ro1">
          <table:table-cell office:value-type="float" office:value="499.550415">
            <text:p>499,55041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29973">
            <text:p>0,029973</text:p>
          </table:table-cell>
          <table:table-cell office:value-type="float" office:value="-1.551176">
            <text:p>-1,551176</text:p>
          </table:table-cell>
          <table:table-cell table:number-columns-repeated="1019"/>
        </table:table-row>
        <table:table-row table:style-name="ro1">
          <table:table-cell office:value-type="float" office:value="499.550415">
            <text:p>499,550415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29973">
            <text:p>0,029973</text:p>
          </table:table-cell>
          <table:table-cell office:value-type="float" office:value="-1.551176">
            <text:p>-1,551176</text:p>
          </table:table-cell>
          <table:table-cell table:number-columns-repeated="1019"/>
        </table:table-row>
        <table:table-row table:style-name="ro1">
          <table:table-cell office:value-type="float" office:value="499.550415">
            <text:p>499,550415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029973">
            <text:p>0,029973</text:p>
          </table:table-cell>
          <table:table-cell office:value-type="float" office:value="-1.571471">
            <text:p>-1,571471</text:p>
          </table:table-cell>
          <table:table-cell table:number-columns-repeated="1019"/>
        </table:table-row>
        <table:table-row table:style-name="ro1">
          <table:table-cell office:value-type="float" office:value="499.550415">
            <text:p>499,55041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29973">
            <text:p>0,029973</text:p>
          </table:table-cell>
          <table:table-cell office:value-type="float" office:value="-1.571471">
            <text:p>-1,571471</text:p>
          </table:table-cell>
          <table:table-cell table:number-columns-repeated="1019"/>
        </table:table-row>
        <table:table-row table:style-name="ro1">
          <table:table-cell office:value-type="float" office:value="520.36499">
            <text:p>520,3649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31222">
            <text:p>0,031222</text:p>
          </table:table-cell>
          <table:table-cell office:value-type="float" office:value="-1.591471">
            <text:p>-1,591471</text:p>
          </table:table-cell>
          <table:table-cell table:number-columns-repeated="1019"/>
        </table:table-row>
        <table:table-row table:style-name="ro1">
          <table:table-cell office:value-type="float" office:value="520.36499">
            <text:p>520,3649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31222">
            <text:p>0,031222</text:p>
          </table:table-cell>
          <table:table-cell office:value-type="float" office:value="-1.591471">
            <text:p>-1,591471</text:p>
          </table:table-cell>
          <table:table-cell table:number-columns-repeated="1019"/>
        </table:table-row>
        <table:table-row table:style-name="ro1">
          <table:table-cell office:value-type="float" office:value="541.179626">
            <text:p>541,17962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32471">
            <text:p>0,032471</text:p>
          </table:table-cell>
          <table:table-cell office:value-type="float" office:value="-1.611765">
            <text:p>-1,611765</text:p>
          </table:table-cell>
          <table:table-cell table:number-columns-repeated="1019"/>
        </table:table-row>
        <table:table-row table:style-name="ro1">
          <table:table-cell office:value-type="float" office:value="541.179626">
            <text:p>541,17962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32471">
            <text:p>0,032471</text:p>
          </table:table-cell>
          <table:table-cell office:value-type="float" office:value="-1.611765">
            <text:p>-1,611765</text:p>
          </table:table-cell>
          <table:table-cell table:number-columns-repeated="1019"/>
        </table:table-row>
        <table:table-row table:style-name="ro1">
          <table:table-cell office:value-type="float" office:value="530.772278">
            <text:p>530,772278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31846">
            <text:p>0,031846</text:p>
          </table:table-cell>
          <table:table-cell office:value-type="float" office:value="-1.632059">
            <text:p>-1,632059</text:p>
          </table:table-cell>
          <table:table-cell table:number-columns-repeated="1019"/>
        </table:table-row>
        <table:table-row table:style-name="ro1">
          <table:table-cell office:value-type="float" office:value="530.772278">
            <text:p>530,77227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31846">
            <text:p>0,031846</text:p>
          </table:table-cell>
          <table:table-cell office:value-type="float" office:value="-1.632059">
            <text:p>-1,632059</text:p>
          </table:table-cell>
          <table:table-cell table:number-columns-repeated="1019"/>
        </table:table-row>
        <table:table-row table:style-name="ro1">
          <table:table-cell office:value-type="float" office:value="509.957703">
            <text:p>509,95770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30597">
            <text:p>0,030597</text:p>
          </table:table-cell>
          <table:table-cell office:value-type="float" office:value="-1.651176">
            <text:p>-1,651176</text:p>
          </table:table-cell>
          <table:table-cell table:number-columns-repeated="1019"/>
        </table:table-row>
        <table:table-row table:style-name="ro1">
          <table:table-cell office:value-type="float" office:value="509.957703">
            <text:p>509,957703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30597">
            <text:p>0,030597</text:p>
          </table:table-cell>
          <table:table-cell office:value-type="float" office:value="-1.651176">
            <text:p>-1,651176</text:p>
          </table:table-cell>
          <table:table-cell table:number-columns-repeated="1019"/>
        </table:table-row>
        <table:table-row table:style-name="ro1">
          <table:table-cell office:value-type="float" office:value="582.808777">
            <text:p>582,808777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34969">
            <text:p>0,034969</text:p>
          </table:table-cell>
          <table:table-cell office:value-type="float" office:value="-1.671471">
            <text:p>-1,671471</text:p>
          </table:table-cell>
          <table:table-cell table:number-columns-repeated="1019"/>
        </table:table-row>
        <table:table-row table:style-name="ro1">
          <table:table-cell office:value-type="float" office:value="582.808777">
            <text:p>582,808777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34969">
            <text:p>0,034969</text:p>
          </table:table-cell>
          <table:table-cell office:value-type="float" office:value="-1.671471">
            <text:p>-1,671471</text:p>
          </table:table-cell>
          <table:table-cell table:number-columns-repeated="1019"/>
        </table:table-row>
        <table:table-row table:style-name="ro1">
          <table:table-cell office:value-type="float" office:value="561.994202">
            <text:p>561,994202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3372">
            <text:p>0,03372</text:p>
          </table:table-cell>
          <table:table-cell office:value-type="float" office:value="-1.691176">
            <text:p>-1,691176</text:p>
          </table:table-cell>
          <table:table-cell table:number-columns-repeated="1019"/>
        </table:table-row>
        <table:table-row table:style-name="ro1">
          <table:table-cell office:value-type="float" office:value="561.994202">
            <text:p>561,99420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3372">
            <text:p>0,03372</text:p>
          </table:table-cell>
          <table:table-cell office:value-type="float" office:value="-1.691176">
            <text:p>-1,691176</text:p>
          </table:table-cell>
          <table:table-cell table:number-columns-repeated="1019"/>
        </table:table-row>
        <table:table-row table:style-name="ro1">
          <table:table-cell office:value-type="float" office:value="603.623413">
            <text:p>603,623413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36217">
            <text:p>0,036217</text:p>
          </table:table-cell>
          <table:table-cell office:value-type="float" office:value="-1.711471">
            <text:p>-1,711471</text:p>
          </table:table-cell>
          <table:table-cell table:number-columns-repeated="1019"/>
        </table:table-row>
        <table:table-row table:style-name="ro1">
          <table:table-cell office:value-type="float" office:value="603.623413">
            <text:p>603,62341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36217">
            <text:p>0,036217</text:p>
          </table:table-cell>
          <table:table-cell office:value-type="float" office:value="-1.711471">
            <text:p>-1,711471</text:p>
          </table:table-cell>
          <table:table-cell table:number-columns-repeated="1019"/>
        </table:table-row>
        <table:table-row table:style-name="ro1">
          <table:table-cell office:value-type="float" office:value="582.808777">
            <text:p>582,808777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34969">
            <text:p>0,034969</text:p>
          </table:table-cell>
          <table:table-cell office:value-type="float" office:value="-1.731765">
            <text:p>-1,731765</text:p>
          </table:table-cell>
          <table:table-cell table:number-columns-repeated="1019"/>
        </table:table-row>
        <table:table-row table:style-name="ro1">
          <table:table-cell office:value-type="float" office:value="582.808777">
            <text:p>582,808777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34969">
            <text:p>0,034969</text:p>
          </table:table-cell>
          <table:table-cell office:value-type="float" office:value="-1.731765">
            <text:p>-1,731765</text:p>
          </table:table-cell>
          <table:table-cell table:number-columns-repeated="1019"/>
        </table:table-row>
        <table:table-row table:style-name="ro1">
          <table:table-cell office:value-type="float" office:value="603.623413">
            <text:p>603,623413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36217">
            <text:p>0,036217</text:p>
          </table:table-cell>
          <table:table-cell office:value-type="float" office:value="-1.751176">
            <text:p>-1,751176</text:p>
          </table:table-cell>
          <table:table-cell table:number-columns-repeated="1019"/>
        </table:table-row>
        <table:table-row table:style-name="ro1">
          <table:table-cell office:value-type="float" office:value="603.623413">
            <text:p>603,623413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36217">
            <text:p>0,036217</text:p>
          </table:table-cell>
          <table:table-cell office:value-type="float" office:value="-1.751176">
            <text:p>-1,751176</text:p>
          </table:table-cell>
          <table:table-cell table:number-columns-repeated="1019"/>
        </table:table-row>
        <table:table-row table:style-name="ro1">
          <table:table-cell office:value-type="float" office:value="603.623413">
            <text:p>603,623413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36217">
            <text:p>0,036217</text:p>
          </table:table-cell>
          <table:table-cell office:value-type="float" office:value="-1.771471">
            <text:p>-1,771471</text:p>
          </table:table-cell>
          <table:table-cell table:number-columns-repeated="1019"/>
        </table:table-row>
        <table:table-row table:style-name="ro1">
          <table:table-cell office:value-type="float" office:value="603.623413">
            <text:p>603,62341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36217">
            <text:p>0,036217</text:p>
          </table:table-cell>
          <table:table-cell office:value-type="float" office:value="-1.771471">
            <text:p>-1,771471</text:p>
          </table:table-cell>
          <table:table-cell table:number-columns-repeated="1019"/>
        </table:table-row>
        <table:table-row table:style-name="ro1">
          <table:table-cell office:value-type="float" office:value="634.845276">
            <text:p>634,84527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38091">
            <text:p>0,038091</text:p>
          </table:table-cell>
          <table:table-cell office:value-type="float" office:value="-1.791471">
            <text:p>-1,791471</text:p>
          </table:table-cell>
          <table:table-cell table:number-columns-repeated="1019"/>
        </table:table-row>
        <table:table-row table:style-name="ro1">
          <table:table-cell office:value-type="float" office:value="634.845276">
            <text:p>634,845276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38091">
            <text:p>0,038091</text:p>
          </table:table-cell>
          <table:table-cell office:value-type="float" office:value="-1.791471">
            <text:p>-1,791471</text:p>
          </table:table-cell>
          <table:table-cell table:number-columns-repeated="1019"/>
        </table:table-row>
        <table:table-row table:style-name="ro1">
          <table:table-cell office:value-type="float" office:value="666.0672">
            <text:p>666,0672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039964">
            <text:p>0,039964</text:p>
          </table:table-cell>
          <table:table-cell office:value-type="float" office:value="-1.811765">
            <text:p>-1,811765</text:p>
          </table:table-cell>
          <table:table-cell table:number-columns-repeated="1019"/>
        </table:table-row>
        <table:table-row table:style-name="ro1">
          <table:table-cell office:value-type="float" office:value="666.0672">
            <text:p>666,0672</text:p>
          </table:table-cell>
          <table:table-cell office:value-type="float" office:value="-0.003253">
            <text:p>-0,003253</text:p>
          </table:table-cell>
          <table:table-cell office:value-type="float" office:value="-0.003222">
            <text:p>-0,003222</text:p>
          </table:table-cell>
          <table:table-cell office:value-type="float" office:value="0.039964">
            <text:p>0,039964</text:p>
          </table:table-cell>
          <table:table-cell office:value-type="float" office:value="-1.811765">
            <text:p>-1,811765</text:p>
          </table:table-cell>
          <table:table-cell table:number-columns-repeated="1019"/>
        </table:table-row>
        <table:table-row table:style-name="ro1">
          <table:table-cell office:value-type="float" office:value="645.252625">
            <text:p>645,25262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38715">
            <text:p>0,038715</text:p>
          </table:table-cell>
          <table:table-cell office:value-type="float" office:value="-1.831765">
            <text:p>-1,831765</text:p>
          </table:table-cell>
          <table:table-cell table:number-columns-repeated="1019"/>
        </table:table-row>
        <table:table-row table:style-name="ro1">
          <table:table-cell office:value-type="float" office:value="645.252625">
            <text:p>645,252625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38715">
            <text:p>0,038715</text:p>
          </table:table-cell>
          <table:table-cell office:value-type="float" office:value="-1.831765">
            <text:p>-1,831765</text:p>
          </table:table-cell>
          <table:table-cell table:number-columns-repeated="1019"/>
        </table:table-row>
        <table:table-row table:style-name="ro1">
          <table:table-cell office:value-type="float" office:value="645.252625">
            <text:p>645,252625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38715">
            <text:p>0,038715</text:p>
          </table:table-cell>
          <table:table-cell office:value-type="float" office:value="-1.851177">
            <text:p>-1,851177</text:p>
          </table:table-cell>
          <table:table-cell table:number-columns-repeated="1019"/>
        </table:table-row>
        <table:table-row table:style-name="ro1">
          <table:table-cell office:value-type="float" office:value="645.252625">
            <text:p>645,25262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38715">
            <text:p>0,038715</text:p>
          </table:table-cell>
          <table:table-cell office:value-type="float" office:value="-1.851177">
            <text:p>-1,851177</text:p>
          </table:table-cell>
          <table:table-cell table:number-columns-repeated="1019"/>
        </table:table-row>
        <table:table-row table:style-name="ro1">
          <table:table-cell office:value-type="float" office:value="676.474487">
            <text:p>676,474487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0588">
            <text:p>0,040588</text:p>
          </table:table-cell>
          <table:table-cell office:value-type="float" office:value="-1.871471">
            <text:p>-1,871471</text:p>
          </table:table-cell>
          <table:table-cell table:number-columns-repeated="1019"/>
        </table:table-row>
        <table:table-row table:style-name="ro1">
          <table:table-cell office:value-type="float" office:value="676.474487">
            <text:p>676,474487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40588">
            <text:p>0,040588</text:p>
          </table:table-cell>
          <table:table-cell office:value-type="float" office:value="-1.871471">
            <text:p>-1,871471</text:p>
          </table:table-cell>
          <table:table-cell table:number-columns-repeated="1019"/>
        </table:table-row>
        <table:table-row table:style-name="ro1">
          <table:table-cell office:value-type="float" office:value="676.474487">
            <text:p>676,474487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40588">
            <text:p>0,040588</text:p>
          </table:table-cell>
          <table:table-cell office:value-type="float" office:value="-1.890882">
            <text:p>-1,890882</text:p>
          </table:table-cell>
          <table:table-cell table:number-columns-repeated="1019"/>
        </table:table-row>
        <table:table-row table:style-name="ro1">
          <table:table-cell office:value-type="float" office:value="676.474487">
            <text:p>676,47448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40588">
            <text:p>0,040588</text:p>
          </table:table-cell>
          <table:table-cell office:value-type="float" office:value="-1.890882">
            <text:p>-1,890882</text:p>
          </table:table-cell>
          <table:table-cell table:number-columns-repeated="1019"/>
        </table:table-row>
        <table:table-row table:style-name="ro1">
          <table:table-cell office:value-type="float" office:value="676.474487">
            <text:p>676,474487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040588">
            <text:p>0,040588</text:p>
          </table:table-cell>
          <table:table-cell office:value-type="float" office:value="-1.911471">
            <text:p>-1,911471</text:p>
          </table:table-cell>
          <table:table-cell table:number-columns-repeated="1019"/>
        </table:table-row>
        <table:table-row table:style-name="ro1">
          <table:table-cell office:value-type="float" office:value="676.474487">
            <text:p>676,474487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0588">
            <text:p>0,040588</text:p>
          </table:table-cell>
          <table:table-cell office:value-type="float" office:value="-1.911471">
            <text:p>-1,911471</text:p>
          </table:table-cell>
          <table:table-cell table:number-columns-repeated="1019"/>
        </table:table-row>
        <table:table-row table:style-name="ro1">
          <table:table-cell office:value-type="float" office:value="686.881836">
            <text:p>686,88183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41213">
            <text:p>0,041213</text:p>
          </table:table-cell>
          <table:table-cell office:value-type="float" office:value="-1.931765">
            <text:p>-1,931765</text:p>
          </table:table-cell>
          <table:table-cell table:number-columns-repeated="1019"/>
        </table:table-row>
        <table:table-row table:style-name="ro1">
          <table:table-cell office:value-type="float" office:value="686.881836">
            <text:p>686,88183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41213">
            <text:p>0,041213</text:p>
          </table:table-cell>
          <table:table-cell office:value-type="float" office:value="-1.931765">
            <text:p>-1,931765</text:p>
          </table:table-cell>
          <table:table-cell table:number-columns-repeated="1019"/>
        </table:table-row>
        <table:table-row table:style-name="ro1">
          <table:table-cell office:value-type="float" office:value="707.696411">
            <text:p>707,696411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42462">
            <text:p>0,042462</text:p>
          </table:table-cell>
          <table:table-cell office:value-type="float" office:value="-1.951471">
            <text:p>-1,951471</text:p>
          </table:table-cell>
          <table:table-cell table:number-columns-repeated="1019"/>
        </table:table-row>
        <table:table-row table:style-name="ro1">
          <table:table-cell office:value-type="float" office:value="707.696411">
            <text:p>707,696411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42462">
            <text:p>0,042462</text:p>
          </table:table-cell>
          <table:table-cell office:value-type="float" office:value="-1.951471">
            <text:p>-1,951471</text:p>
          </table:table-cell>
          <table:table-cell table:number-columns-repeated="1019"/>
        </table:table-row>
        <table:table-row table:style-name="ro1">
          <table:table-cell office:value-type="float" office:value="686.881836">
            <text:p>686,88183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41213">
            <text:p>0,041213</text:p>
          </table:table-cell>
          <table:table-cell office:value-type="float" office:value="-1.971471">
            <text:p>-1,971471</text:p>
          </table:table-cell>
          <table:table-cell table:number-columns-repeated="1019"/>
        </table:table-row>
        <table:table-row table:style-name="ro1">
          <table:table-cell office:value-type="float" office:value="686.881836">
            <text:p>686,881836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41213">
            <text:p>0,041213</text:p>
          </table:table-cell>
          <table:table-cell office:value-type="float" office:value="-1.971471">
            <text:p>-1,971471</text:p>
          </table:table-cell>
          <table:table-cell table:number-columns-repeated="1019"/>
        </table:table-row>
        <table:table-row table:style-name="ro1">
          <table:table-cell office:value-type="float" office:value="686.881836">
            <text:p>686,88183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41213">
            <text:p>0,041213</text:p>
          </table:table-cell>
          <table:table-cell office:value-type="float" office:value="-1.991176">
            <text:p>-1,991176</text:p>
          </table:table-cell>
          <table:table-cell table:number-columns-repeated="1019"/>
        </table:table-row>
        <table:table-row table:style-name="ro1">
          <table:table-cell office:value-type="float" office:value="686.881836">
            <text:p>686,881836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041213">
            <text:p>0,041213</text:p>
          </table:table-cell>
          <table:table-cell office:value-type="float" office:value="-1.991176">
            <text:p>-1,991176</text:p>
          </table:table-cell>
          <table:table-cell table:number-columns-repeated="1019"/>
        </table:table-row>
        <table:table-row table:style-name="ro1">
          <table:table-cell office:value-type="float" office:value="718.103699">
            <text:p>718,10369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43086">
            <text:p>0,043086</text:p>
          </table:table-cell>
          <table:table-cell office:value-type="float" office:value="-2.011177">
            <text:p>-2,011177</text:p>
          </table:table-cell>
          <table:table-cell table:number-columns-repeated="1019"/>
        </table:table-row>
        <table:table-row table:style-name="ro1">
          <table:table-cell office:value-type="float" office:value="718.103699">
            <text:p>718,103699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43086">
            <text:p>0,043086</text:p>
          </table:table-cell>
          <table:table-cell office:value-type="float" office:value="-2.011177">
            <text:p>-2,011177</text:p>
          </table:table-cell>
          <table:table-cell table:number-columns-repeated="1019"/>
        </table:table-row>
        <table:table-row table:style-name="ro1">
          <table:table-cell office:value-type="float" office:value="718.103699">
            <text:p>718,10369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43086">
            <text:p>0,043086</text:p>
          </table:table-cell>
          <table:table-cell office:value-type="float" office:value="-2.031177">
            <text:p>-2,031177</text:p>
          </table:table-cell>
          <table:table-cell table:number-columns-repeated="1019"/>
        </table:table-row>
        <table:table-row table:style-name="ro1">
          <table:table-cell office:value-type="float" office:value="718.103699">
            <text:p>718,10369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3086">
            <text:p>0,043086</text:p>
          </table:table-cell>
          <table:table-cell office:value-type="float" office:value="-2.031177">
            <text:p>-2,031177</text:p>
          </table:table-cell>
          <table:table-cell table:number-columns-repeated="1019"/>
        </table:table-row>
        <table:table-row table:style-name="ro1">
          <table:table-cell office:value-type="float" office:value="728.510986">
            <text:p>728,510986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0.043711">
            <text:p>0,043711</text:p>
          </table:table-cell>
          <table:table-cell office:value-type="float" office:value="-2.051177">
            <text:p>-2,051177</text:p>
          </table:table-cell>
          <table:table-cell table:number-columns-repeated="1019"/>
        </table:table-row>
        <table:table-row table:style-name="ro1">
          <table:table-cell office:value-type="float" office:value="728.510986">
            <text:p>728,51098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43711">
            <text:p>0,043711</text:p>
          </table:table-cell>
          <table:table-cell office:value-type="float" office:value="-2.051177">
            <text:p>-2,051177</text:p>
          </table:table-cell>
          <table:table-cell table:number-columns-repeated="1019"/>
        </table:table-row>
        <table:table-row table:style-name="ro1">
          <table:table-cell office:value-type="float" office:value="759.73291">
            <text:p>759,7329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5584">
            <text:p>0,045584</text:p>
          </table:table-cell>
          <table:table-cell office:value-type="float" office:value="-2.070882">
            <text:p>-2,070882</text:p>
          </table:table-cell>
          <table:table-cell table:number-columns-repeated="1019"/>
        </table:table-row>
        <table:table-row table:style-name="ro1">
          <table:table-cell office:value-type="float" office:value="759.73291">
            <text:p>759,7329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5584">
            <text:p>0,045584</text:p>
          </table:table-cell>
          <table:table-cell office:value-type="float" office:value="-2.070882">
            <text:p>-2,070882</text:p>
          </table:table-cell>
          <table:table-cell table:number-columns-repeated="1019"/>
        </table:table-row>
        <table:table-row table:style-name="ro1">
          <table:table-cell office:value-type="float" office:value="780.547485">
            <text:p>780,54748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46833">
            <text:p>0,046833</text:p>
          </table:table-cell>
          <table:table-cell office:value-type="float" office:value="-2.091177">
            <text:p>-2,091177</text:p>
          </table:table-cell>
          <table:table-cell table:number-columns-repeated="1019"/>
        </table:table-row>
        <table:table-row table:style-name="ro1">
          <table:table-cell office:value-type="float" office:value="780.547485">
            <text:p>780,547485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46833">
            <text:p>0,046833</text:p>
          </table:table-cell>
          <table:table-cell office:value-type="float" office:value="-2.091177">
            <text:p>-2,091177</text:p>
          </table:table-cell>
          <table:table-cell table:number-columns-repeated="1019"/>
        </table:table-row>
        <table:table-row table:style-name="ro1">
          <table:table-cell office:value-type="float" office:value="780.547485">
            <text:p>780,547485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046833">
            <text:p>0,046833</text:p>
          </table:table-cell>
          <table:table-cell office:value-type="float" office:value="-2.111765">
            <text:p>-2,111765</text:p>
          </table:table-cell>
          <table:table-cell table:number-columns-repeated="1019"/>
        </table:table-row>
        <table:table-row table:style-name="ro1">
          <table:table-cell office:value-type="float" office:value="780.547485">
            <text:p>780,547485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46833">
            <text:p>0,046833</text:p>
          </table:table-cell>
          <table:table-cell office:value-type="float" office:value="-2.111765">
            <text:p>-2,111765</text:p>
          </table:table-cell>
          <table:table-cell table:number-columns-repeated="1019"/>
        </table:table-row>
        <table:table-row table:style-name="ro1">
          <table:table-cell office:value-type="float" office:value="780.547485">
            <text:p>780,547485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46833">
            <text:p>0,046833</text:p>
          </table:table-cell>
          <table:table-cell office:value-type="float" office:value="-2.131471">
            <text:p>-2,131471</text:p>
          </table:table-cell>
          <table:table-cell table:number-columns-repeated="1019"/>
        </table:table-row>
        <table:table-row table:style-name="ro1">
          <table:table-cell office:value-type="float" office:value="780.547485">
            <text:p>780,547485</text:p>
          </table:table-cell>
          <table:table-cell office:value-type="float" office:value="-0.003253">
            <text:p>-0,003253</text:p>
          </table:table-cell>
          <table:table-cell office:value-type="float" office:value="-0.003222">
            <text:p>-0,003222</text:p>
          </table:table-cell>
          <table:table-cell office:value-type="float" office:value="0.046833">
            <text:p>0,046833</text:p>
          </table:table-cell>
          <table:table-cell office:value-type="float" office:value="-2.131471">
            <text:p>-2,131471</text:p>
          </table:table-cell>
          <table:table-cell table:number-columns-repeated="1019"/>
        </table:table-row>
        <table:table-row table:style-name="ro1">
          <table:table-cell office:value-type="float" office:value="770.140198">
            <text:p>770,140198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46208">
            <text:p>0,046208</text:p>
          </table:table-cell>
          <table:table-cell office:value-type="float" office:value="-2.151176">
            <text:p>-2,151176</text:p>
          </table:table-cell>
          <table:table-cell table:number-columns-repeated="1019"/>
        </table:table-row>
        <table:table-row table:style-name="ro1">
          <table:table-cell office:value-type="float" office:value="770.140198">
            <text:p>770,140198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46208">
            <text:p>0,046208</text:p>
          </table:table-cell>
          <table:table-cell office:value-type="float" office:value="-2.151176">
            <text:p>-2,151176</text:p>
          </table:table-cell>
          <table:table-cell table:number-columns-repeated="1019"/>
        </table:table-row>
        <table:table-row table:style-name="ro1">
          <table:table-cell office:value-type="float" office:value="780.547485">
            <text:p>780,547485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46833">
            <text:p>0,046833</text:p>
          </table:table-cell>
          <table:table-cell office:value-type="float" office:value="-2.170882">
            <text:p>-2,170882</text:p>
          </table:table-cell>
          <table:table-cell table:number-columns-repeated="1019"/>
        </table:table-row>
        <table:table-row table:style-name="ro1">
          <table:table-cell office:value-type="float" office:value="780.547485">
            <text:p>780,54748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46833">
            <text:p>0,046833</text:p>
          </table:table-cell>
          <table:table-cell office:value-type="float" office:value="-2.170882">
            <text:p>-2,170882</text:p>
          </table:table-cell>
          <table:table-cell table:number-columns-repeated="1019"/>
        </table:table-row>
        <table:table-row table:style-name="ro1">
          <table:table-cell office:value-type="float" office:value="801.362122">
            <text:p>801,362122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48082">
            <text:p>0,048082</text:p>
          </table:table-cell>
          <table:table-cell office:value-type="float" office:value="-2.190882">
            <text:p>-2,190882</text:p>
          </table:table-cell>
          <table:table-cell table:number-columns-repeated="1019"/>
        </table:table-row>
        <table:table-row table:style-name="ro1">
          <table:table-cell office:value-type="float" office:value="801.362122">
            <text:p>801,36212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48082">
            <text:p>0,048082</text:p>
          </table:table-cell>
          <table:table-cell office:value-type="float" office:value="-2.190882">
            <text:p>-2,190882</text:p>
          </table:table-cell>
          <table:table-cell table:number-columns-repeated="1019"/>
        </table:table-row>
        <table:table-row table:style-name="ro1">
          <table:table-cell office:value-type="float" office:value="822.176697">
            <text:p>822,17669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49331">
            <text:p>0,049331</text:p>
          </table:table-cell>
          <table:table-cell office:value-type="float" office:value="-2.211176">
            <text:p>-2,211176</text:p>
          </table:table-cell>
          <table:table-cell table:number-columns-repeated="1019"/>
        </table:table-row>
        <table:table-row table:style-name="ro1">
          <table:table-cell office:value-type="float" office:value="822.176697">
            <text:p>822,176697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49331">
            <text:p>0,049331</text:p>
          </table:table-cell>
          <table:table-cell office:value-type="float" office:value="-2.211176">
            <text:p>-2,211176</text:p>
          </table:table-cell>
          <table:table-cell table:number-columns-repeated="1019"/>
        </table:table-row>
        <table:table-row table:style-name="ro1">
          <table:table-cell office:value-type="float" office:value="801.362122">
            <text:p>801,36212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8082">
            <text:p>0,048082</text:p>
          </table:table-cell>
          <table:table-cell office:value-type="float" office:value="-2.231471">
            <text:p>-2,231471</text:p>
          </table:table-cell>
          <table:table-cell table:number-columns-repeated="1019"/>
        </table:table-row>
        <table:table-row table:style-name="ro1">
          <table:table-cell office:value-type="float" office:value="801.362122">
            <text:p>801,36212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8082">
            <text:p>0,048082</text:p>
          </table:table-cell>
          <table:table-cell office:value-type="float" office:value="-2.231471">
            <text:p>-2,231471</text:p>
          </table:table-cell>
          <table:table-cell table:number-columns-repeated="1019"/>
        </table:table-row>
        <table:table-row table:style-name="ro1">
          <table:table-cell office:value-type="float" office:value="811.769409">
            <text:p>811,769409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48706">
            <text:p>0,048706</text:p>
          </table:table-cell>
          <table:table-cell office:value-type="float" office:value="-2.251176">
            <text:p>-2,251176</text:p>
          </table:table-cell>
          <table:table-cell table:number-columns-repeated="1019"/>
        </table:table-row>
        <table:table-row table:style-name="ro1">
          <table:table-cell office:value-type="float" office:value="811.769409">
            <text:p>811,76940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48706">
            <text:p>0,048706</text:p>
          </table:table-cell>
          <table:table-cell office:value-type="float" office:value="-2.251176">
            <text:p>-2,251176</text:p>
          </table:table-cell>
          <table:table-cell table:number-columns-repeated="1019"/>
        </table:table-row>
        <table:table-row table:style-name="ro1">
          <table:table-cell office:value-type="float" office:value="822.176697">
            <text:p>822,176697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49331">
            <text:p>0,049331</text:p>
          </table:table-cell>
          <table:table-cell office:value-type="float" office:value="-2.271177">
            <text:p>-2,271177</text:p>
          </table:table-cell>
          <table:table-cell table:number-columns-repeated="1019"/>
        </table:table-row>
        <table:table-row table:style-name="ro1">
          <table:table-cell office:value-type="float" office:value="822.176697">
            <text:p>822,17669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49331">
            <text:p>0,049331</text:p>
          </table:table-cell>
          <table:table-cell office:value-type="float" office:value="-2.271177">
            <text:p>-2,271177</text:p>
          </table:table-cell>
          <table:table-cell table:number-columns-repeated="1019"/>
        </table:table-row>
        <table:table-row table:style-name="ro1">
          <table:table-cell office:value-type="float" office:value="842.991333">
            <text:p>842,991333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50579">
            <text:p>0,050579</text:p>
          </table:table-cell>
          <table:table-cell office:value-type="float" office:value="-2.291471">
            <text:p>-2,291471</text:p>
          </table:table-cell>
          <table:table-cell table:number-columns-repeated="1019"/>
        </table:table-row>
        <table:table-row table:style-name="ro1">
          <table:table-cell office:value-type="float" office:value="842.991333">
            <text:p>842,99133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50579">
            <text:p>0,050579</text:p>
          </table:table-cell>
          <table:table-cell office:value-type="float" office:value="-2.291471">
            <text:p>-2,291471</text:p>
          </table:table-cell>
          <table:table-cell table:number-columns-repeated="1019"/>
        </table:table-row>
        <table:table-row table:style-name="ro1">
          <table:table-cell office:value-type="float" office:value="874.213196">
            <text:p>874,21319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52453">
            <text:p>0,052453</text:p>
          </table:table-cell>
          <table:table-cell office:value-type="float" office:value="-2.311177">
            <text:p>-2,311177</text:p>
          </table:table-cell>
          <table:table-cell table:number-columns-repeated="1019"/>
        </table:table-row>
        <table:table-row table:style-name="ro1">
          <table:table-cell office:value-type="float" office:value="874.213196">
            <text:p>874,213196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52453">
            <text:p>0,052453</text:p>
          </table:table-cell>
          <table:table-cell office:value-type="float" office:value="-2.311177">
            <text:p>-2,311177</text:p>
          </table:table-cell>
          <table:table-cell table:number-columns-repeated="1019"/>
        </table:table-row>
        <table:table-row table:style-name="ro1">
          <table:table-cell office:value-type="float" office:value="863.805908">
            <text:p>863,805908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51828">
            <text:p>0,051828</text:p>
          </table:table-cell>
          <table:table-cell office:value-type="float" office:value="-2.331177">
            <text:p>-2,331177</text:p>
          </table:table-cell>
          <table:table-cell table:number-columns-repeated="1019"/>
        </table:table-row>
        <table:table-row table:style-name="ro1">
          <table:table-cell office:value-type="float" office:value="863.805908">
            <text:p>863,80590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51828">
            <text:p>0,051828</text:p>
          </table:table-cell>
          <table:table-cell office:value-type="float" office:value="-2.331177">
            <text:p>-2,331177</text:p>
          </table:table-cell>
          <table:table-cell table:number-columns-repeated="1019"/>
        </table:table-row>
        <table:table-row table:style-name="ro1">
          <table:table-cell office:value-type="float" office:value="863.805908">
            <text:p>863,80590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51828">
            <text:p>0,051828</text:p>
          </table:table-cell>
          <table:table-cell office:value-type="float" office:value="-2.351177">
            <text:p>-2,351177</text:p>
          </table:table-cell>
          <table:table-cell table:number-columns-repeated="1019"/>
        </table:table-row>
        <table:table-row table:style-name="ro1">
          <table:table-cell office:value-type="float" office:value="863.805908">
            <text:p>863,805908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51828">
            <text:p>0,051828</text:p>
          </table:table-cell>
          <table:table-cell office:value-type="float" office:value="-2.351177">
            <text:p>-2,351177</text:p>
          </table:table-cell>
          <table:table-cell table:number-columns-repeated="1019"/>
        </table:table-row>
        <table:table-row table:style-name="ro1">
          <table:table-cell office:value-type="float" office:value="895.027832">
            <text:p>895,02783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53702">
            <text:p>0,053702</text:p>
          </table:table-cell>
          <table:table-cell office:value-type="float" office:value="-2.371176">
            <text:p>-2,371176</text:p>
          </table:table-cell>
          <table:table-cell table:number-columns-repeated="1019"/>
        </table:table-row>
        <table:table-row table:style-name="ro1">
          <table:table-cell office:value-type="float" office:value="895.027832">
            <text:p>895,02783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53702">
            <text:p>0,053702</text:p>
          </table:table-cell>
          <table:table-cell office:value-type="float" office:value="-2.371176">
            <text:p>-2,371176</text:p>
          </table:table-cell>
          <table:table-cell table:number-columns-repeated="1019"/>
        </table:table-row>
        <table:table-row table:style-name="ro1">
          <table:table-cell office:value-type="float" office:value="884.620483">
            <text:p>884,620483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53077">
            <text:p>0,053077</text:p>
          </table:table-cell>
          <table:table-cell office:value-type="float" office:value="-2.390882">
            <text:p>-2,390882</text:p>
          </table:table-cell>
          <table:table-cell table:number-columns-repeated="1019"/>
        </table:table-row>
        <table:table-row table:style-name="ro1">
          <table:table-cell office:value-type="float" office:value="884.620483">
            <text:p>884,620483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53077">
            <text:p>0,053077</text:p>
          </table:table-cell>
          <table:table-cell office:value-type="float" office:value="-2.390882">
            <text:p>-2,390882</text:p>
          </table:table-cell>
          <table:table-cell table:number-columns-repeated="1019"/>
        </table:table-row>
        <table:table-row table:style-name="ro1">
          <table:table-cell office:value-type="float" office:value="895.027832">
            <text:p>895,02783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53702">
            <text:p>0,053702</text:p>
          </table:table-cell>
          <table:table-cell office:value-type="float" office:value="-2.411176">
            <text:p>-2,411176</text:p>
          </table:table-cell>
          <table:table-cell table:number-columns-repeated="1019"/>
        </table:table-row>
        <table:table-row table:style-name="ro1">
          <table:table-cell office:value-type="float" office:value="895.027832">
            <text:p>895,027832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53702">
            <text:p>0,053702</text:p>
          </table:table-cell>
          <table:table-cell office:value-type="float" office:value="-2.411176">
            <text:p>-2,411176</text:p>
          </table:table-cell>
          <table:table-cell table:number-columns-repeated="1019"/>
        </table:table-row>
        <table:table-row table:style-name="ro1">
          <table:table-cell office:value-type="float" office:value="926.249695">
            <text:p>926,249695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55575">
            <text:p>0,055575</text:p>
          </table:table-cell>
          <table:table-cell office:value-type="float" office:value="-2.430882">
            <text:p>-2,430882</text:p>
          </table:table-cell>
          <table:table-cell table:number-columns-repeated="1019"/>
        </table:table-row>
        <table:table-row table:style-name="ro1">
          <table:table-cell office:value-type="float" office:value="926.249695">
            <text:p>926,24969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55575">
            <text:p>0,055575</text:p>
          </table:table-cell>
          <table:table-cell office:value-type="float" office:value="-2.430882">
            <text:p>-2,430882</text:p>
          </table:table-cell>
          <table:table-cell table:number-columns-repeated="1019"/>
        </table:table-row>
        <table:table-row table:style-name="ro1">
          <table:table-cell office:value-type="float" office:value="915.842407">
            <text:p>915,84240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54951">
            <text:p>0,054951</text:p>
          </table:table-cell>
          <table:table-cell office:value-type="float" office:value="-2.451176">
            <text:p>-2,451176</text:p>
          </table:table-cell>
          <table:table-cell table:number-columns-repeated="1019"/>
        </table:table-row>
        <table:table-row table:style-name="ro1">
          <table:table-cell office:value-type="float" office:value="915.842407">
            <text:p>915,842407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54951">
            <text:p>0,054951</text:p>
          </table:table-cell>
          <table:table-cell office:value-type="float" office:value="-2.451176">
            <text:p>-2,451176</text:p>
          </table:table-cell>
          <table:table-cell table:number-columns-repeated="1019"/>
        </table:table-row>
        <table:table-row table:style-name="ro1">
          <table:table-cell office:value-type="float" office:value="936.656982">
            <text:p>936,656982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56199">
            <text:p>0,056199</text:p>
          </table:table-cell>
          <table:table-cell office:value-type="float" office:value="-2.470882">
            <text:p>-2,470882</text:p>
          </table:table-cell>
          <table:table-cell table:number-columns-repeated="1019"/>
        </table:table-row>
        <table:table-row table:style-name="ro1">
          <table:table-cell office:value-type="float" office:value="936.656982">
            <text:p>936,65698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56199">
            <text:p>0,056199</text:p>
          </table:table-cell>
          <table:table-cell office:value-type="float" office:value="-2.470882">
            <text:p>-2,470882</text:p>
          </table:table-cell>
          <table:table-cell table:number-columns-repeated="1019"/>
        </table:table-row>
        <table:table-row table:style-name="ro1">
          <table:table-cell office:value-type="float" office:value="957.471619">
            <text:p>957,47161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57448">
            <text:p>0,057448</text:p>
          </table:table-cell>
          <table:table-cell office:value-type="float" office:value="-2.491471">
            <text:p>-2,491471</text:p>
          </table:table-cell>
          <table:table-cell table:number-columns-repeated="1019"/>
        </table:table-row>
        <table:table-row table:style-name="ro1">
          <table:table-cell office:value-type="float" office:value="957.471619">
            <text:p>957,47161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57448">
            <text:p>0,057448</text:p>
          </table:table-cell>
          <table:table-cell office:value-type="float" office:value="-2.491471">
            <text:p>-2,491471</text:p>
          </table:table-cell>
          <table:table-cell table:number-columns-repeated="1019"/>
        </table:table-row>
        <table:table-row table:style-name="ro1">
          <table:table-cell office:value-type="float" office:value="936.656982">
            <text:p>936,656982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56199">
            <text:p>0,056199</text:p>
          </table:table-cell>
          <table:table-cell office:value-type="float" office:value="-2.511177">
            <text:p>-2,511177</text:p>
          </table:table-cell>
          <table:table-cell table:number-columns-repeated="1019"/>
        </table:table-row>
        <table:table-row table:style-name="ro1">
          <table:table-cell office:value-type="float" office:value="936.656982">
            <text:p>936,65698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56199">
            <text:p>0,056199</text:p>
          </table:table-cell>
          <table:table-cell office:value-type="float" office:value="-2.511177">
            <text:p>-2,511177</text:p>
          </table:table-cell>
          <table:table-cell table:number-columns-repeated="1019"/>
        </table:table-row>
        <table:table-row table:style-name="ro1">
          <table:table-cell office:value-type="float" office:value="936.656982">
            <text:p>936,65698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56199">
            <text:p>0,056199</text:p>
          </table:table-cell>
          <table:table-cell office:value-type="float" office:value="-2.530588">
            <text:p>-2,530588</text:p>
          </table:table-cell>
          <table:table-cell table:number-columns-repeated="1019"/>
        </table:table-row>
        <table:table-row table:style-name="ro1">
          <table:table-cell office:value-type="float" office:value="936.656982">
            <text:p>936,65698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56199">
            <text:p>0,056199</text:p>
          </table:table-cell>
          <table:table-cell office:value-type="float" office:value="-2.530588">
            <text:p>-2,530588</text:p>
          </table:table-cell>
          <table:table-cell table:number-columns-repeated="1019"/>
        </table:table-row>
        <table:table-row table:style-name="ro1">
          <table:table-cell office:value-type="float" office:value="936.656982">
            <text:p>936,65698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56199">
            <text:p>0,056199</text:p>
          </table:table-cell>
          <table:table-cell office:value-type="float" office:value="-2.550294">
            <text:p>-2,550294</text:p>
          </table:table-cell>
          <table:table-cell table:number-columns-repeated="1019"/>
        </table:table-row>
        <table:table-row table:style-name="ro1">
          <table:table-cell office:value-type="float" office:value="936.656982">
            <text:p>936,65698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56199">
            <text:p>0,056199</text:p>
          </table:table-cell>
          <table:table-cell office:value-type="float" office:value="-2.550294">
            <text:p>-2,550294</text:p>
          </table:table-cell>
          <table:table-cell table:number-columns-repeated="1019"/>
        </table:table-row>
        <table:table-row table:style-name="ro1">
          <table:table-cell office:value-type="float" office:value="988.693481">
            <text:p>988,693481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0.059322">
            <text:p>0,059322</text:p>
          </table:table-cell>
          <table:table-cell office:value-type="float" office:value="-2.570882">
            <text:p>-2,570882</text:p>
          </table:table-cell>
          <table:table-cell table:number-columns-repeated="1019"/>
        </table:table-row>
        <table:table-row table:style-name="ro1">
          <table:table-cell office:value-type="float" office:value="988.693481">
            <text:p>988,693481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59322">
            <text:p>0,059322</text:p>
          </table:table-cell>
          <table:table-cell office:value-type="float" office:value="-2.570882">
            <text:p>-2,570882</text:p>
          </table:table-cell>
          <table:table-cell table:number-columns-repeated="1019"/>
        </table:table-row>
        <table:table-row table:style-name="ro1">
          <table:table-cell office:value-type="float" office:value="988.693481">
            <text:p>988,69348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59322">
            <text:p>0,059322</text:p>
          </table:table-cell>
          <table:table-cell office:value-type="float" office:value="-2.590882">
            <text:p>-2,590882</text:p>
          </table:table-cell>
          <table:table-cell table:number-columns-repeated="1019"/>
        </table:table-row>
        <table:table-row table:style-name="ro1">
          <table:table-cell office:value-type="float" office:value="988.693481">
            <text:p>988,69348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59322">
            <text:p>0,059322</text:p>
          </table:table-cell>
          <table:table-cell office:value-type="float" office:value="-2.590882">
            <text:p>-2,590882</text:p>
          </table:table-cell>
          <table:table-cell table:number-columns-repeated="1019"/>
        </table:table-row>
        <table:table-row table:style-name="ro1">
          <table:table-cell office:value-type="float" office:value="999.10083">
            <text:p>999,1008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59946">
            <text:p>0,059946</text:p>
          </table:table-cell>
          <table:table-cell office:value-type="float" office:value="-2.611176">
            <text:p>-2,611176</text:p>
          </table:table-cell>
          <table:table-cell table:number-columns-repeated="1019"/>
        </table:table-row>
        <table:table-row table:style-name="ro1">
          <table:table-cell office:value-type="float" office:value="999.10083">
            <text:p>999,1008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59946">
            <text:p>0,059946</text:p>
          </table:table-cell>
          <table:table-cell office:value-type="float" office:value="-2.611176">
            <text:p>-2,611176</text:p>
          </table:table-cell>
          <table:table-cell table:number-columns-repeated="1019"/>
        </table:table-row>
        <table:table-row table:style-name="ro1">
          <table:table-cell office:value-type="float" office:value="999.10083">
            <text:p>999,1008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59946">
            <text:p>0,059946</text:p>
          </table:table-cell>
          <table:table-cell office:value-type="float" office:value="-2.631176">
            <text:p>-2,631176</text:p>
          </table:table-cell>
          <table:table-cell table:number-columns-repeated="1019"/>
        </table:table-row>
        <table:table-row table:style-name="ro1">
          <table:table-cell office:value-type="float" office:value="999.10083">
            <text:p>999,10083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59946">
            <text:p>0,059946</text:p>
          </table:table-cell>
          <table:table-cell office:value-type="float" office:value="-2.631176">
            <text:p>-2,631176</text:p>
          </table:table-cell>
          <table:table-cell table:number-columns-repeated="1019"/>
        </table:table-row>
        <table:table-row table:style-name="ro1">
          <table:table-cell office:value-type="float" office:value="999.10083">
            <text:p>999,1008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59946">
            <text:p>0,059946</text:p>
          </table:table-cell>
          <table:table-cell office:value-type="float" office:value="-2.650882">
            <text:p>-2,650882</text:p>
          </table:table-cell>
          <table:table-cell table:number-columns-repeated="1019"/>
        </table:table-row>
        <table:table-row table:style-name="ro1">
          <table:table-cell office:value-type="float" office:value="999.10083">
            <text:p>999,1008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59946">
            <text:p>0,059946</text:p>
          </table:table-cell>
          <table:table-cell office:value-type="float" office:value="-2.650882">
            <text:p>-2,650882</text:p>
          </table:table-cell>
          <table:table-cell table:number-columns-repeated="1019"/>
        </table:table-row>
        <table:table-row table:style-name="ro1">
          <table:table-cell office:value-type="float" office:value="1009.508118">
            <text:p>1009,508118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6057">
            <text:p>0,06057</text:p>
          </table:table-cell>
          <table:table-cell office:value-type="float" office:value="-2.671176">
            <text:p>-2,671176</text:p>
          </table:table-cell>
          <table:table-cell table:number-columns-repeated="1019"/>
        </table:table-row>
        <table:table-row table:style-name="ro1">
          <table:table-cell office:value-type="float" office:value="1009.508118">
            <text:p>1009,508118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06057">
            <text:p>0,06057</text:p>
          </table:table-cell>
          <table:table-cell office:value-type="float" office:value="-2.671176">
            <text:p>-2,671176</text:p>
          </table:table-cell>
          <table:table-cell table:number-columns-repeated="1019"/>
        </table:table-row>
        <table:table-row table:style-name="ro1">
          <table:table-cell office:value-type="float" office:value="1030.322754">
            <text:p>1030,32275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61819">
            <text:p>0,061819</text:p>
          </table:table-cell>
          <table:table-cell office:value-type="float" office:value="-2.690588">
            <text:p>-2,690588</text:p>
          </table:table-cell>
          <table:table-cell table:number-columns-repeated="1019"/>
        </table:table-row>
        <table:table-row table:style-name="ro1">
          <table:table-cell office:value-type="float" office:value="1030.322754">
            <text:p>1030,32275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61819">
            <text:p>0,061819</text:p>
          </table:table-cell>
          <table:table-cell office:value-type="float" office:value="-2.690588">
            <text:p>-2,690588</text:p>
          </table:table-cell>
          <table:table-cell table:number-columns-repeated="1019"/>
        </table:table-row>
        <table:table-row table:style-name="ro1">
          <table:table-cell office:value-type="float" office:value="1051.137329">
            <text:p>1051,13732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63068">
            <text:p>0,063068</text:p>
          </table:table-cell>
          <table:table-cell office:value-type="float" office:value="-2.711176">
            <text:p>-2,711176</text:p>
          </table:table-cell>
          <table:table-cell table:number-columns-repeated="1019"/>
        </table:table-row>
        <table:table-row table:style-name="ro1">
          <table:table-cell office:value-type="float" office:value="1051.137329">
            <text:p>1051,13732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63068">
            <text:p>0,063068</text:p>
          </table:table-cell>
          <table:table-cell office:value-type="float" office:value="-2.711176">
            <text:p>-2,711176</text:p>
          </table:table-cell>
          <table:table-cell table:number-columns-repeated="1019"/>
        </table:table-row>
        <table:table-row table:style-name="ro1">
          <table:table-cell office:value-type="float" office:value="1061.544556">
            <text:p>1061,54455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63693">
            <text:p>0,063693</text:p>
          </table:table-cell>
          <table:table-cell office:value-type="float" office:value="-2.730882">
            <text:p>-2,730882</text:p>
          </table:table-cell>
          <table:table-cell table:number-columns-repeated="1019"/>
        </table:table-row>
        <table:table-row table:style-name="ro1">
          <table:table-cell office:value-type="float" office:value="1061.544556">
            <text:p>1061,54455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63693">
            <text:p>0,063693</text:p>
          </table:table-cell>
          <table:table-cell office:value-type="float" office:value="-2.730882">
            <text:p>-2,730882</text:p>
          </table:table-cell>
          <table:table-cell table:number-columns-repeated="1019"/>
        </table:table-row>
        <table:table-row table:style-name="ro1">
          <table:table-cell office:value-type="float" office:value="1082.359253">
            <text:p>1082,35925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64942">
            <text:p>0,064942</text:p>
          </table:table-cell>
          <table:table-cell office:value-type="float" office:value="-2.750882">
            <text:p>-2,750882</text:p>
          </table:table-cell>
          <table:table-cell table:number-columns-repeated="1019"/>
        </table:table-row>
        <table:table-row table:style-name="ro1">
          <table:table-cell office:value-type="float" office:value="1082.359253">
            <text:p>1082,35925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64942">
            <text:p>0,064942</text:p>
          </table:table-cell>
          <table:table-cell office:value-type="float" office:value="-2.750882">
            <text:p>-2,750882</text:p>
          </table:table-cell>
          <table:table-cell table:number-columns-repeated="1019"/>
        </table:table-row>
        <table:table-row table:style-name="ro1">
          <table:table-cell office:value-type="float" office:value="1051.137329">
            <text:p>1051,13732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63068">
            <text:p>0,063068</text:p>
          </table:table-cell>
          <table:table-cell office:value-type="float" office:value="-2.770882">
            <text:p>-2,770882</text:p>
          </table:table-cell>
          <table:table-cell table:number-columns-repeated="1019"/>
        </table:table-row>
        <table:table-row table:style-name="ro1">
          <table:table-cell office:value-type="float" office:value="1051.137329">
            <text:p>1051,137329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63068">
            <text:p>0,063068</text:p>
          </table:table-cell>
          <table:table-cell office:value-type="float" office:value="-2.770882">
            <text:p>-2,770882</text:p>
          </table:table-cell>
          <table:table-cell table:number-columns-repeated="1019"/>
        </table:table-row>
        <table:table-row table:style-name="ro1">
          <table:table-cell office:value-type="float" office:value="1103.173828">
            <text:p>1103,173828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6619">
            <text:p>0,06619</text:p>
          </table:table-cell>
          <table:table-cell office:value-type="float" office:value="-2.791177">
            <text:p>-2,791177</text:p>
          </table:table-cell>
          <table:table-cell table:number-columns-repeated="1019"/>
        </table:table-row>
        <table:table-row table:style-name="ro1">
          <table:table-cell office:value-type="float" office:value="1103.173828">
            <text:p>1103,17382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6619">
            <text:p>0,06619</text:p>
          </table:table-cell>
          <table:table-cell office:value-type="float" office:value="-2.791177">
            <text:p>-2,791177</text:p>
          </table:table-cell>
          <table:table-cell table:number-columns-repeated="1019"/>
        </table:table-row>
        <table:table-row table:style-name="ro1">
          <table:table-cell office:value-type="float" office:value="1082.359253">
            <text:p>1082,35925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64942">
            <text:p>0,064942</text:p>
          </table:table-cell>
          <table:table-cell office:value-type="float" office:value="-2.811471">
            <text:p>-2,811471</text:p>
          </table:table-cell>
          <table:table-cell table:number-columns-repeated="1019"/>
        </table:table-row>
        <table:table-row table:style-name="ro1">
          <table:table-cell office:value-type="float" office:value="1082.359253">
            <text:p>1082,35925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64942">
            <text:p>0,064942</text:p>
          </table:table-cell>
          <table:table-cell office:value-type="float" office:value="-2.811471">
            <text:p>-2,811471</text:p>
          </table:table-cell>
          <table:table-cell table:number-columns-repeated="1019"/>
        </table:table-row>
        <table:table-row table:style-name="ro1">
          <table:table-cell office:value-type="float" office:value="1092.766479">
            <text:p>1092,766479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65566">
            <text:p>0,065566</text:p>
          </table:table-cell>
          <table:table-cell office:value-type="float" office:value="-2.83147">
            <text:p>-2,83147</text:p>
          </table:table-cell>
          <table:table-cell table:number-columns-repeated="1019"/>
        </table:table-row>
        <table:table-row table:style-name="ro1">
          <table:table-cell office:value-type="float" office:value="1092.766479">
            <text:p>1092,766479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65566">
            <text:p>0,065566</text:p>
          </table:table-cell>
          <table:table-cell office:value-type="float" office:value="-2.83147">
            <text:p>-2,83147</text:p>
          </table:table-cell>
          <table:table-cell table:number-columns-repeated="1019"/>
        </table:table-row>
        <table:table-row table:style-name="ro1">
          <table:table-cell office:value-type="float" office:value="1113.581055">
            <text:p>1113,58105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66815">
            <text:p>0,066815</text:p>
          </table:table-cell>
          <table:table-cell office:value-type="float" office:value="-2.850294">
            <text:p>-2,850294</text:p>
          </table:table-cell>
          <table:table-cell table:number-columns-repeated="1019"/>
        </table:table-row>
        <table:table-row table:style-name="ro1">
          <table:table-cell office:value-type="float" office:value="1113.581055">
            <text:p>1113,581055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66815">
            <text:p>0,066815</text:p>
          </table:table-cell>
          <table:table-cell office:value-type="float" office:value="-2.850294">
            <text:p>-2,850294</text:p>
          </table:table-cell>
          <table:table-cell table:number-columns-repeated="1019"/>
        </table:table-row>
        <table:table-row table:style-name="ro1">
          <table:table-cell office:value-type="float" office:value="1113.581055">
            <text:p>1113,581055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066815">
            <text:p>0,066815</text:p>
          </table:table-cell>
          <table:table-cell office:value-type="float" office:value="-2.870882">
            <text:p>-2,870882</text:p>
          </table:table-cell>
          <table:table-cell table:number-columns-repeated="1019"/>
        </table:table-row>
        <table:table-row table:style-name="ro1">
          <table:table-cell office:value-type="float" office:value="1113.581055">
            <text:p>1113,58105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66815">
            <text:p>0,066815</text:p>
          </table:table-cell>
          <table:table-cell office:value-type="float" office:value="-2.870882">
            <text:p>-2,870882</text:p>
          </table:table-cell>
          <table:table-cell table:number-columns-repeated="1019"/>
        </table:table-row>
        <table:table-row table:style-name="ro1">
          <table:table-cell office:value-type="float" office:value="1123.988403">
            <text:p>1123,98840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67439">
            <text:p>0,067439</text:p>
          </table:table-cell>
          <table:table-cell office:value-type="float" office:value="-2.890294">
            <text:p>-2,890294</text:p>
          </table:table-cell>
          <table:table-cell table:number-columns-repeated="1019"/>
        </table:table-row>
        <table:table-row table:style-name="ro1">
          <table:table-cell office:value-type="float" office:value="1123.988403">
            <text:p>1123,98840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67439">
            <text:p>0,067439</text:p>
          </table:table-cell>
          <table:table-cell office:value-type="float" office:value="-2.890294">
            <text:p>-2,890294</text:p>
          </table:table-cell>
          <table:table-cell table:number-columns-repeated="1019"/>
        </table:table-row>
        <table:table-row table:style-name="ro1">
          <table:table-cell office:value-type="float" office:value="1123.988403">
            <text:p>1123,98840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67439">
            <text:p>0,067439</text:p>
          </table:table-cell>
          <table:table-cell office:value-type="float" office:value="-2.910882">
            <text:p>-2,910882</text:p>
          </table:table-cell>
          <table:table-cell table:number-columns-repeated="1019"/>
        </table:table-row>
        <table:table-row table:style-name="ro1">
          <table:table-cell office:value-type="float" office:value="1123.988403">
            <text:p>1123,988403</text:p>
          </table:table-cell>
          <table:table-cell office:value-type="float" office:value="-0.003253">
            <text:p>-0,003253</text:p>
          </table:table-cell>
          <table:table-cell office:value-type="float" office:value="-0.003226">
            <text:p>-0,003226</text:p>
          </table:table-cell>
          <table:table-cell office:value-type="float" office:value="0.067439">
            <text:p>0,067439</text:p>
          </table:table-cell>
          <table:table-cell office:value-type="float" office:value="-2.910882">
            <text:p>-2,910882</text:p>
          </table:table-cell>
          <table:table-cell table:number-columns-repeated="1019"/>
        </table:table-row>
        <table:table-row table:style-name="ro1">
          <table:table-cell office:value-type="float" office:value="1134.395752">
            <text:p>1134,395752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68064">
            <text:p>0,068064</text:p>
          </table:table-cell>
          <table:table-cell office:value-type="float" office:value="-2.930882">
            <text:p>-2,930882</text:p>
          </table:table-cell>
          <table:table-cell table:number-columns-repeated="1019"/>
        </table:table-row>
        <table:table-row table:style-name="ro1">
          <table:table-cell office:value-type="float" office:value="1134.395752">
            <text:p>1134,39575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68064">
            <text:p>0,068064</text:p>
          </table:table-cell>
          <table:table-cell office:value-type="float" office:value="-2.930882">
            <text:p>-2,930882</text:p>
          </table:table-cell>
          <table:table-cell table:number-columns-repeated="1019"/>
        </table:table-row>
        <table:table-row table:style-name="ro1">
          <table:table-cell office:value-type="float" office:value="1134.395752">
            <text:p>1134,39575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68064">
            <text:p>0,068064</text:p>
          </table:table-cell>
          <table:table-cell office:value-type="float" office:value="-2.950294">
            <text:p>-2,950294</text:p>
          </table:table-cell>
          <table:table-cell table:number-columns-repeated="1019"/>
        </table:table-row>
        <table:table-row table:style-name="ro1">
          <table:table-cell office:value-type="float" office:value="1134.395752">
            <text:p>1134,39575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68064">
            <text:p>0,068064</text:p>
          </table:table-cell>
          <table:table-cell office:value-type="float" office:value="-2.950294">
            <text:p>-2,950294</text:p>
          </table:table-cell>
          <table:table-cell table:number-columns-repeated="1019"/>
        </table:table-row>
        <table:table-row table:style-name="ro1">
          <table:table-cell office:value-type="float" office:value="1155.210327">
            <text:p>1155,21032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69313">
            <text:p>0,069313</text:p>
          </table:table-cell>
          <table:table-cell office:value-type="float" office:value="-2.970882">
            <text:p>-2,970882</text:p>
          </table:table-cell>
          <table:table-cell table:number-columns-repeated="1019"/>
        </table:table-row>
        <table:table-row table:style-name="ro1">
          <table:table-cell office:value-type="float" office:value="1155.210327">
            <text:p>1155,210327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69313">
            <text:p>0,069313</text:p>
          </table:table-cell>
          <table:table-cell office:value-type="float" office:value="-2.970882">
            <text:p>-2,970882</text:p>
          </table:table-cell>
          <table:table-cell table:number-columns-repeated="1019"/>
        </table:table-row>
        <table:table-row table:style-name="ro1">
          <table:table-cell office:value-type="float" office:value="1165.617554">
            <text:p>1165,617554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69937">
            <text:p>0,069937</text:p>
          </table:table-cell>
          <table:table-cell office:value-type="float" office:value="-2.990588">
            <text:p>-2,990588</text:p>
          </table:table-cell>
          <table:table-cell table:number-columns-repeated="1019"/>
        </table:table-row>
        <table:table-row table:style-name="ro1">
          <table:table-cell office:value-type="float" office:value="1165.617554">
            <text:p>1165,617554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69937">
            <text:p>0,069937</text:p>
          </table:table-cell>
          <table:table-cell office:value-type="float" office:value="-2.990588">
            <text:p>-2,990588</text:p>
          </table:table-cell>
          <table:table-cell table:number-columns-repeated="1019"/>
        </table:table-row>
        <table:table-row table:style-name="ro1">
          <table:table-cell office:value-type="float" office:value="1165.617554">
            <text:p>1165,617554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69937">
            <text:p>0,069937</text:p>
          </table:table-cell>
          <table:table-cell office:value-type="float" office:value="-3.010588">
            <text:p>-3,010588</text:p>
          </table:table-cell>
          <table:table-cell table:number-columns-repeated="1019"/>
        </table:table-row>
        <table:table-row table:style-name="ro1">
          <table:table-cell office:value-type="float" office:value="1165.617554">
            <text:p>1165,61755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69937">
            <text:p>0,069937</text:p>
          </table:table-cell>
          <table:table-cell office:value-type="float" office:value="-3.010588">
            <text:p>-3,010588</text:p>
          </table:table-cell>
          <table:table-cell table:number-columns-repeated="1019"/>
        </table:table-row>
        <table:table-row table:style-name="ro1">
          <table:table-cell office:value-type="float" office:value="1186.432251">
            <text:p>1186,43225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71186">
            <text:p>0,071186</text:p>
          </table:table-cell>
          <table:table-cell office:value-type="float" office:value="-3.030588">
            <text:p>-3,030588</text:p>
          </table:table-cell>
          <table:table-cell table:number-columns-repeated="1019"/>
        </table:table-row>
        <table:table-row table:style-name="ro1">
          <table:table-cell office:value-type="float" office:value="1186.432251">
            <text:p>1186,432251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71186">
            <text:p>0,071186</text:p>
          </table:table-cell>
          <table:table-cell office:value-type="float" office:value="-3.030588">
            <text:p>-3,030588</text:p>
          </table:table-cell>
          <table:table-cell table:number-columns-repeated="1019"/>
        </table:table-row>
        <table:table-row table:style-name="ro1">
          <table:table-cell office:value-type="float" office:value="1165.617554">
            <text:p>1165,617554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69937">
            <text:p>0,069937</text:p>
          </table:table-cell>
          <table:table-cell office:value-type="float" office:value="-3.050588">
            <text:p>-3,050588</text:p>
          </table:table-cell>
          <table:table-cell table:number-columns-repeated="1019"/>
        </table:table-row>
        <table:table-row table:style-name="ro1">
          <table:table-cell office:value-type="float" office:value="1165.617554">
            <text:p>1165,617554</text:p>
          </table:table-cell>
          <table:table-cell office:value-type="float" office:value="-0.003252">
            <text:p>-0,003252</text:p>
          </table:table-cell>
          <table:table-cell office:value-type="float" office:value="-0.003225">
            <text:p>-0,003225</text:p>
          </table:table-cell>
          <table:table-cell office:value-type="float" office:value="0.069937">
            <text:p>0,069937</text:p>
          </table:table-cell>
          <table:table-cell office:value-type="float" office:value="-3.050588">
            <text:p>-3,050588</text:p>
          </table:table-cell>
          <table:table-cell table:number-columns-repeated="1019"/>
        </table:table-row>
        <table:table-row table:style-name="ro1">
          <table:table-cell office:value-type="float" office:value="1186.432251">
            <text:p>1186,432251</text:p>
          </table:table-cell>
          <table:table-cell office:value-type="float" office:value="-0.003252">
            <text:p>-0,003252</text:p>
          </table:table-cell>
          <table:table-cell office:value-type="float" office:value="-0.003225">
            <text:p>-0,003225</text:p>
          </table:table-cell>
          <table:table-cell office:value-type="float" office:value="0.071186">
            <text:p>0,071186</text:p>
          </table:table-cell>
          <table:table-cell office:value-type="float" office:value="-3.070588">
            <text:p>-3,070588</text:p>
          </table:table-cell>
          <table:table-cell table:number-columns-repeated="1019"/>
        </table:table-row>
        <table:table-row table:style-name="ro1">
          <table:table-cell office:value-type="float" office:value="1186.432251">
            <text:p>1186,43225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71186">
            <text:p>0,071186</text:p>
          </table:table-cell>
          <table:table-cell office:value-type="float" office:value="-3.070588">
            <text:p>-3,070588</text:p>
          </table:table-cell>
          <table:table-cell table:number-columns-repeated="1019"/>
        </table:table-row>
        <table:table-row table:style-name="ro1">
          <table:table-cell office:value-type="float" office:value="1196.839478">
            <text:p>1196,839478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07181">
            <text:p>0,07181</text:p>
          </table:table-cell>
          <table:table-cell office:value-type="float" office:value="-3.090588">
            <text:p>-3,090588</text:p>
          </table:table-cell>
          <table:table-cell table:number-columns-repeated="1019"/>
        </table:table-row>
        <table:table-row table:style-name="ro1">
          <table:table-cell office:value-type="float" office:value="1196.839478">
            <text:p>1196,839478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7181">
            <text:p>0,07181</text:p>
          </table:table-cell>
          <table:table-cell office:value-type="float" office:value="-3.090588">
            <text:p>-3,090588</text:p>
          </table:table-cell>
          <table:table-cell table:number-columns-repeated="1019"/>
        </table:table-row>
        <table:table-row table:style-name="ro1">
          <table:table-cell office:value-type="float" office:value="1228.061401">
            <text:p>1228,06140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73684">
            <text:p>0,073684</text:p>
          </table:table-cell>
          <table:table-cell office:value-type="float" office:value="-3.110294">
            <text:p>-3,110294</text:p>
          </table:table-cell>
          <table:table-cell table:number-columns-repeated="1019"/>
        </table:table-row>
        <table:table-row table:style-name="ro1">
          <table:table-cell office:value-type="float" office:value="1228.061401">
            <text:p>1228,061401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73684">
            <text:p>0,073684</text:p>
          </table:table-cell>
          <table:table-cell office:value-type="float" office:value="-3.110294">
            <text:p>-3,110294</text:p>
          </table:table-cell>
          <table:table-cell table:number-columns-repeated="1019"/>
        </table:table-row>
        <table:table-row table:style-name="ro1">
          <table:table-cell office:value-type="float" office:value="1196.839478">
            <text:p>1196,839478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7181">
            <text:p>0,07181</text:p>
          </table:table-cell>
          <table:table-cell office:value-type="float" office:value="-3.130588">
            <text:p>-3,130588</text:p>
          </table:table-cell>
          <table:table-cell table:number-columns-repeated="1019"/>
        </table:table-row>
        <table:table-row table:style-name="ro1">
          <table:table-cell office:value-type="float" office:value="1196.839478">
            <text:p>1196,83947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7181">
            <text:p>0,07181</text:p>
          </table:table-cell>
          <table:table-cell office:value-type="float" office:value="-3.130588">
            <text:p>-3,130588</text:p>
          </table:table-cell>
          <table:table-cell table:number-columns-repeated="1019"/>
        </table:table-row>
        <table:table-row table:style-name="ro1">
          <table:table-cell office:value-type="float" office:value="1228.061401">
            <text:p>1228,06140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73684">
            <text:p>0,073684</text:p>
          </table:table-cell>
          <table:table-cell office:value-type="float" office:value="-3.150588">
            <text:p>-3,150588</text:p>
          </table:table-cell>
          <table:table-cell table:number-columns-repeated="1019"/>
        </table:table-row>
        <table:table-row table:style-name="ro1">
          <table:table-cell office:value-type="float" office:value="1228.061401">
            <text:p>1228,06140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73684">
            <text:p>0,073684</text:p>
          </table:table-cell>
          <table:table-cell office:value-type="float" office:value="-3.150588">
            <text:p>-3,150588</text:p>
          </table:table-cell>
          <table:table-cell table:number-columns-repeated="1019"/>
        </table:table-row>
        <table:table-row table:style-name="ro1">
          <table:table-cell office:value-type="float" office:value="1228.061401">
            <text:p>1228,06140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73684">
            <text:p>0,073684</text:p>
          </table:table-cell>
          <table:table-cell office:value-type="float" office:value="-3.170588">
            <text:p>-3,170588</text:p>
          </table:table-cell>
          <table:table-cell table:number-columns-repeated="1019"/>
        </table:table-row>
        <table:table-row table:style-name="ro1">
          <table:table-cell office:value-type="float" office:value="1228.061401">
            <text:p>1228,061401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73684">
            <text:p>0,073684</text:p>
          </table:table-cell>
          <table:table-cell office:value-type="float" office:value="-3.170588">
            <text:p>-3,170588</text:p>
          </table:table-cell>
          <table:table-cell table:number-columns-repeated="1019"/>
        </table:table-row>
        <table:table-row table:style-name="ro1">
          <table:table-cell office:value-type="float" office:value="1238.46875">
            <text:p>1238,4687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74308">
            <text:p>0,074308</text:p>
          </table:table-cell>
          <table:table-cell office:value-type="float" office:value="-3.190588">
            <text:p>-3,190588</text:p>
          </table:table-cell>
          <table:table-cell table:number-columns-repeated="1019"/>
        </table:table-row>
        <table:table-row table:style-name="ro1">
          <table:table-cell office:value-type="float" office:value="1238.46875">
            <text:p>1238,46875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74308">
            <text:p>0,074308</text:p>
          </table:table-cell>
          <table:table-cell office:value-type="float" office:value="-3.190588">
            <text:p>-3,190588</text:p>
          </table:table-cell>
          <table:table-cell table:number-columns-repeated="1019"/>
        </table:table-row>
        <table:table-row table:style-name="ro1">
          <table:table-cell office:value-type="float" office:value="1259.283325">
            <text:p>1259,28332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75557">
            <text:p>0,075557</text:p>
          </table:table-cell>
          <table:table-cell office:value-type="float" office:value="-3.21">
            <text:p>-3,21</text:p>
          </table:table-cell>
          <table:table-cell table:number-columns-repeated="1019"/>
        </table:table-row>
        <table:table-row table:style-name="ro1">
          <table:table-cell office:value-type="float" office:value="1259.283325">
            <text:p>1259,28332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75557">
            <text:p>0,075557</text:p>
          </table:table-cell>
          <table:table-cell office:value-type="float" office:value="-3.21">
            <text:p>-3,21</text:p>
          </table:table-cell>
          <table:table-cell table:number-columns-repeated="1019"/>
        </table:table-row>
        <table:table-row table:style-name="ro1">
          <table:table-cell office:value-type="float" office:value="1269.690552">
            <text:p>1269,69055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76181">
            <text:p>0,076181</text:p>
          </table:table-cell>
          <table:table-cell office:value-type="float" office:value="-3.230588">
            <text:p>-3,230588</text:p>
          </table:table-cell>
          <table:table-cell table:number-columns-repeated="1019"/>
        </table:table-row>
        <table:table-row table:style-name="ro1">
          <table:table-cell office:value-type="float" office:value="1269.690552">
            <text:p>1269,69055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76181">
            <text:p>0,076181</text:p>
          </table:table-cell>
          <table:table-cell office:value-type="float" office:value="-3.230588">
            <text:p>-3,230588</text:p>
          </table:table-cell>
          <table:table-cell table:number-columns-repeated="1019"/>
        </table:table-row>
        <table:table-row table:style-name="ro1">
          <table:table-cell office:value-type="float" office:value="1280.0979">
            <text:p>1280,0979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076806">
            <text:p>0,076806</text:p>
          </table:table-cell>
          <table:table-cell office:value-type="float" office:value="-3.25">
            <text:p>-3,25</text:p>
          </table:table-cell>
          <table:table-cell table:number-columns-repeated="1019"/>
        </table:table-row>
        <table:table-row table:style-name="ro1">
          <table:table-cell office:value-type="float" office:value="1280.0979">
            <text:p>1280,097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76806">
            <text:p>0,076806</text:p>
          </table:table-cell>
          <table:table-cell office:value-type="float" office:value="-3.25">
            <text:p>-3,25</text:p>
          </table:table-cell>
          <table:table-cell table:number-columns-repeated="1019"/>
        </table:table-row>
        <table:table-row table:style-name="ro1">
          <table:table-cell office:value-type="float" office:value="1300.912476">
            <text:p>1300,912476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78055">
            <text:p>0,078055</text:p>
          </table:table-cell>
          <table:table-cell office:value-type="float" office:value="-3.270294">
            <text:p>-3,270294</text:p>
          </table:table-cell>
          <table:table-cell table:number-columns-repeated="1019"/>
        </table:table-row>
        <table:table-row table:style-name="ro1">
          <table:table-cell office:value-type="float" office:value="1300.912476">
            <text:p>1300,91247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78055">
            <text:p>0,078055</text:p>
          </table:table-cell>
          <table:table-cell office:value-type="float" office:value="-3.270294">
            <text:p>-3,270294</text:p>
          </table:table-cell>
          <table:table-cell table:number-columns-repeated="1019"/>
        </table:table-row>
        <table:table-row table:style-name="ro1">
          <table:table-cell office:value-type="float" office:value="1280.0979">
            <text:p>1280,097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76806">
            <text:p>0,076806</text:p>
          </table:table-cell>
          <table:table-cell office:value-type="float" office:value="-3.290588">
            <text:p>-3,290588</text:p>
          </table:table-cell>
          <table:table-cell table:number-columns-repeated="1019"/>
        </table:table-row>
        <table:table-row table:style-name="ro1">
          <table:table-cell office:value-type="float" office:value="1280.0979">
            <text:p>1280,097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76806">
            <text:p>0,076806</text:p>
          </table:table-cell>
          <table:table-cell office:value-type="float" office:value="-3.290588">
            <text:p>-3,290588</text:p>
          </table:table-cell>
          <table:table-cell table:number-columns-repeated="1019"/>
        </table:table-row>
        <table:table-row table:style-name="ro1">
          <table:table-cell office:value-type="float" office:value="1311.319824">
            <text:p>1311,31982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78679">
            <text:p>0,078679</text:p>
          </table:table-cell>
          <table:table-cell office:value-type="float" office:value="-3.310294">
            <text:p>-3,310294</text:p>
          </table:table-cell>
          <table:table-cell table:number-columns-repeated="1019"/>
        </table:table-row>
        <table:table-row table:style-name="ro1">
          <table:table-cell office:value-type="float" office:value="1311.319824">
            <text:p>1311,31982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78679">
            <text:p>0,078679</text:p>
          </table:table-cell>
          <table:table-cell office:value-type="float" office:value="-3.310294">
            <text:p>-3,310294</text:p>
          </table:table-cell>
          <table:table-cell table:number-columns-repeated="1019"/>
        </table:table-row>
        <table:table-row table:style-name="ro1">
          <table:table-cell office:value-type="float" office:value="1311.319824">
            <text:p>1311,319824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78679">
            <text:p>0,078679</text:p>
          </table:table-cell>
          <table:table-cell office:value-type="float" office:value="-3.330588">
            <text:p>-3,330588</text:p>
          </table:table-cell>
          <table:table-cell table:number-columns-repeated="1019"/>
        </table:table-row>
        <table:table-row table:style-name="ro1">
          <table:table-cell office:value-type="float" office:value="1311.319824">
            <text:p>1311,319824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78679">
            <text:p>0,078679</text:p>
          </table:table-cell>
          <table:table-cell office:value-type="float" office:value="-3.330588">
            <text:p>-3,330588</text:p>
          </table:table-cell>
          <table:table-cell table:number-columns-repeated="1019"/>
        </table:table-row>
        <table:table-row table:style-name="ro1">
          <table:table-cell office:value-type="float" office:value="1332.134399">
            <text:p>1332,13439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79928">
            <text:p>0,079928</text:p>
          </table:table-cell>
          <table:table-cell office:value-type="float" office:value="-3.350294">
            <text:p>-3,350294</text:p>
          </table:table-cell>
          <table:table-cell table:number-columns-repeated="1019"/>
        </table:table-row>
        <table:table-row table:style-name="ro1">
          <table:table-cell office:value-type="float" office:value="1332.134399">
            <text:p>1332,134399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79928">
            <text:p>0,079928</text:p>
          </table:table-cell>
          <table:table-cell office:value-type="float" office:value="-3.350294">
            <text:p>-3,350294</text:p>
          </table:table-cell>
          <table:table-cell table:number-columns-repeated="1019"/>
        </table:table-row>
        <table:table-row table:style-name="ro1">
          <table:table-cell office:value-type="float" office:value="1321.727173">
            <text:p>1321,727173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79304">
            <text:p>0,079304</text:p>
          </table:table-cell>
          <table:table-cell office:value-type="float" office:value="-3.370294">
            <text:p>-3,370294</text:p>
          </table:table-cell>
          <table:table-cell table:number-columns-repeated="1019"/>
        </table:table-row>
        <table:table-row table:style-name="ro1">
          <table:table-cell office:value-type="float" office:value="1321.727173">
            <text:p>1321,727173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79304">
            <text:p>0,079304</text:p>
          </table:table-cell>
          <table:table-cell office:value-type="float" office:value="-3.370294">
            <text:p>-3,370294</text:p>
          </table:table-cell>
          <table:table-cell table:number-columns-repeated="1019"/>
        </table:table-row>
        <table:table-row table:style-name="ro1">
          <table:table-cell office:value-type="float" office:value="1332.134399">
            <text:p>1332,134399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79928">
            <text:p>0,079928</text:p>
          </table:table-cell>
          <table:table-cell office:value-type="float" office:value="-3.390294">
            <text:p>-3,390294</text:p>
          </table:table-cell>
          <table:table-cell table:number-columns-repeated="1019"/>
        </table:table-row>
        <table:table-row table:style-name="ro1">
          <table:table-cell office:value-type="float" office:value="1332.134399">
            <text:p>1332,134399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79928">
            <text:p>0,079928</text:p>
          </table:table-cell>
          <table:table-cell office:value-type="float" office:value="-3.390294">
            <text:p>-3,390294</text:p>
          </table:table-cell>
          <table:table-cell table:number-columns-repeated="1019"/>
        </table:table-row>
        <table:table-row table:style-name="ro1">
          <table:table-cell office:value-type="float" office:value="1352.948975">
            <text:p>1352,948975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81177">
            <text:p>0,081177</text:p>
          </table:table-cell>
          <table:table-cell office:value-type="float" office:value="-3.410588">
            <text:p>-3,410588</text:p>
          </table:table-cell>
          <table:table-cell table:number-columns-repeated="1019"/>
        </table:table-row>
        <table:table-row table:style-name="ro1">
          <table:table-cell office:value-type="float" office:value="1352.948975">
            <text:p>1352,948975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81177">
            <text:p>0,081177</text:p>
          </table:table-cell>
          <table:table-cell office:value-type="float" office:value="-3.410588">
            <text:p>-3,410588</text:p>
          </table:table-cell>
          <table:table-cell table:number-columns-repeated="1019"/>
        </table:table-row>
        <table:table-row table:style-name="ro1">
          <table:table-cell office:value-type="float" office:value="1373.763672">
            <text:p>1373,76367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82426">
            <text:p>0,082426</text:p>
          </table:table-cell>
          <table:table-cell office:value-type="float" office:value="-3.430588">
            <text:p>-3,430588</text:p>
          </table:table-cell>
          <table:table-cell table:number-columns-repeated="1019"/>
        </table:table-row>
        <table:table-row table:style-name="ro1">
          <table:table-cell office:value-type="float" office:value="1373.763672">
            <text:p>1373,76367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82426">
            <text:p>0,082426</text:p>
          </table:table-cell>
          <table:table-cell office:value-type="float" office:value="-3.430588">
            <text:p>-3,430588</text:p>
          </table:table-cell>
          <table:table-cell table:number-columns-repeated="1019"/>
        </table:table-row>
        <table:table-row table:style-name="ro1">
          <table:table-cell office:value-type="float" office:value="1363.356323">
            <text:p>1363,35632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81801">
            <text:p>0,081801</text:p>
          </table:table-cell>
          <table:table-cell office:value-type="float" office:value="-3.450294">
            <text:p>-3,450294</text:p>
          </table:table-cell>
          <table:table-cell table:number-columns-repeated="1019"/>
        </table:table-row>
        <table:table-row table:style-name="ro1">
          <table:table-cell office:value-type="float" office:value="1363.356323">
            <text:p>1363,356323</text:p>
          </table:table-cell>
          <table:table-cell office:value-type="float" office:value="-0.003254">
            <text:p>-0,003254</text:p>
          </table:table-cell>
          <table:table-cell office:value-type="float" office:value="-0.003221">
            <text:p>-0,003221</text:p>
          </table:table-cell>
          <table:table-cell office:value-type="float" office:value="0.081801">
            <text:p>0,081801</text:p>
          </table:table-cell>
          <table:table-cell office:value-type="float" office:value="-3.450294">
            <text:p>-3,450294</text:p>
          </table:table-cell>
          <table:table-cell table:number-columns-repeated="1019"/>
        </table:table-row>
        <table:table-row table:style-name="ro1">
          <table:table-cell office:value-type="float" office:value="1384.170898">
            <text:p>1384,170898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8305">
            <text:p>0,08305</text:p>
          </table:table-cell>
          <table:table-cell office:value-type="float" office:value="-3.470294">
            <text:p>-3,470294</text:p>
          </table:table-cell>
          <table:table-cell table:number-columns-repeated="1019"/>
        </table:table-row>
        <table:table-row table:style-name="ro1">
          <table:table-cell office:value-type="float" office:value="1384.170898">
            <text:p>1384,17089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8305">
            <text:p>0,08305</text:p>
          </table:table-cell>
          <table:table-cell office:value-type="float" office:value="-3.470294">
            <text:p>-3,470294</text:p>
          </table:table-cell>
          <table:table-cell table:number-columns-repeated="1019"/>
        </table:table-row>
        <table:table-row table:style-name="ro1">
          <table:table-cell office:value-type="float" office:value="1404.985474">
            <text:p>1404,98547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84299">
            <text:p>0,084299</text:p>
          </table:table-cell>
          <table:table-cell office:value-type="float" office:value="-3.490588">
            <text:p>-3,490588</text:p>
          </table:table-cell>
          <table:table-cell table:number-columns-repeated="1019"/>
        </table:table-row>
        <table:table-row table:style-name="ro1">
          <table:table-cell office:value-type="float" office:value="1404.985474">
            <text:p>1404,98547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84299">
            <text:p>0,084299</text:p>
          </table:table-cell>
          <table:table-cell office:value-type="float" office:value="-3.490588">
            <text:p>-3,490588</text:p>
          </table:table-cell>
          <table:table-cell table:number-columns-repeated="1019"/>
        </table:table-row>
        <table:table-row table:style-name="ro1">
          <table:table-cell office:value-type="float" office:value="1404.985474">
            <text:p>1404,98547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84299">
            <text:p>0,084299</text:p>
          </table:table-cell>
          <table:table-cell office:value-type="float" office:value="-3.510294">
            <text:p>-3,510294</text:p>
          </table:table-cell>
          <table:table-cell table:number-columns-repeated="1019"/>
        </table:table-row>
        <table:table-row table:style-name="ro1">
          <table:table-cell office:value-type="float" office:value="1404.985474">
            <text:p>1404,985474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84299">
            <text:p>0,084299</text:p>
          </table:table-cell>
          <table:table-cell office:value-type="float" office:value="-3.510294">
            <text:p>-3,510294</text:p>
          </table:table-cell>
          <table:table-cell table:number-columns-repeated="1019"/>
        </table:table-row>
        <table:table-row table:style-name="ro1">
          <table:table-cell office:value-type="float" office:value="1394.578247">
            <text:p>1394,578247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83675">
            <text:p>0,083675</text:p>
          </table:table-cell>
          <table:table-cell office:value-type="float" office:value="-3.530294">
            <text:p>-3,530294</text:p>
          </table:table-cell>
          <table:table-cell table:number-columns-repeated="1019"/>
        </table:table-row>
        <table:table-row table:style-name="ro1">
          <table:table-cell office:value-type="float" office:value="1394.578247">
            <text:p>1394,578247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83675">
            <text:p>0,083675</text:p>
          </table:table-cell>
          <table:table-cell office:value-type="float" office:value="-3.530294">
            <text:p>-3,530294</text:p>
          </table:table-cell>
          <table:table-cell table:number-columns-repeated="1019"/>
        </table:table-row>
        <table:table-row table:style-name="ro1">
          <table:table-cell office:value-type="float" office:value="1436.207397">
            <text:p>1436,20739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86172">
            <text:p>0,086172</text:p>
          </table:table-cell>
          <table:table-cell office:value-type="float" office:value="-3.550294">
            <text:p>-3,550294</text:p>
          </table:table-cell>
          <table:table-cell table:number-columns-repeated="1019"/>
        </table:table-row>
        <table:table-row table:style-name="ro1">
          <table:table-cell office:value-type="float" office:value="1436.207397">
            <text:p>1436,20739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86172">
            <text:p>0,086172</text:p>
          </table:table-cell>
          <table:table-cell office:value-type="float" office:value="-3.550294">
            <text:p>-3,550294</text:p>
          </table:table-cell>
          <table:table-cell table:number-columns-repeated="1019"/>
        </table:table-row>
        <table:table-row table:style-name="ro1">
          <table:table-cell office:value-type="float" office:value="1415.392822">
            <text:p>1415,39282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84924">
            <text:p>0,084924</text:p>
          </table:table-cell>
          <table:table-cell office:value-type="float" office:value="-3.57">
            <text:p>-3,57</text:p>
          </table:table-cell>
          <table:table-cell table:number-columns-repeated="1019"/>
        </table:table-row>
        <table:table-row table:style-name="ro1">
          <table:table-cell office:value-type="float" office:value="1415.392822">
            <text:p>1415,392822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84924">
            <text:p>0,084924</text:p>
          </table:table-cell>
          <table:table-cell office:value-type="float" office:value="-3.57">
            <text:p>-3,57</text:p>
          </table:table-cell>
          <table:table-cell table:number-columns-repeated="1019"/>
        </table:table-row>
        <table:table-row table:style-name="ro1">
          <table:table-cell office:value-type="float" office:value="1436.207397">
            <text:p>1436,20739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86172">
            <text:p>0,086172</text:p>
          </table:table-cell>
          <table:table-cell office:value-type="float" office:value="-3.590294">
            <text:p>-3,590294</text:p>
          </table:table-cell>
          <table:table-cell table:number-columns-repeated="1019"/>
        </table:table-row>
        <table:table-row table:style-name="ro1">
          <table:table-cell office:value-type="float" office:value="1436.207397">
            <text:p>1436,20739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86172">
            <text:p>0,086172</text:p>
          </table:table-cell>
          <table:table-cell office:value-type="float" office:value="-3.590294">
            <text:p>-3,590294</text:p>
          </table:table-cell>
          <table:table-cell table:number-columns-repeated="1019"/>
        </table:table-row>
        <table:table-row table:style-name="ro1">
          <table:table-cell office:value-type="float" office:value="1436.207397">
            <text:p>1436,20739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86172">
            <text:p>0,086172</text:p>
          </table:table-cell>
          <table:table-cell office:value-type="float" office:value="-3.610294">
            <text:p>-3,610294</text:p>
          </table:table-cell>
          <table:table-cell table:number-columns-repeated="1019"/>
        </table:table-row>
        <table:table-row table:style-name="ro1">
          <table:table-cell office:value-type="float" office:value="1436.207397">
            <text:p>1436,20739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86172">
            <text:p>0,086172</text:p>
          </table:table-cell>
          <table:table-cell office:value-type="float" office:value="-3.610294">
            <text:p>-3,610294</text:p>
          </table:table-cell>
          <table:table-cell table:number-columns-repeated="1019"/>
        </table:table-row>
        <table:table-row table:style-name="ro1">
          <table:table-cell office:value-type="float" office:value="1457.021973">
            <text:p>1457,02197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87421">
            <text:p>0,087421</text:p>
          </table:table-cell>
          <table:table-cell office:value-type="float" office:value="-3.630294">
            <text:p>-3,630294</text:p>
          </table:table-cell>
          <table:table-cell table:number-columns-repeated="1019"/>
        </table:table-row>
        <table:table-row table:style-name="ro1">
          <table:table-cell office:value-type="float" office:value="1457.021973">
            <text:p>1457,02197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87421">
            <text:p>0,087421</text:p>
          </table:table-cell>
          <table:table-cell office:value-type="float" office:value="-3.630294">
            <text:p>-3,630294</text:p>
          </table:table-cell>
          <table:table-cell table:number-columns-repeated="1019"/>
        </table:table-row>
        <table:table-row table:style-name="ro1">
          <table:table-cell office:value-type="float" office:value="1488.243896">
            <text:p>1488,243896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89295">
            <text:p>0,089295</text:p>
          </table:table-cell>
          <table:table-cell office:value-type="float" office:value="-3.65">
            <text:p>-3,65</text:p>
          </table:table-cell>
          <table:table-cell table:number-columns-repeated="1019"/>
        </table:table-row>
        <table:table-row table:style-name="ro1">
          <table:table-cell office:value-type="float" office:value="1488.243896">
            <text:p>1488,243896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089295">
            <text:p>0,089295</text:p>
          </table:table-cell>
          <table:table-cell office:value-type="float" office:value="-3.65">
            <text:p>-3,65</text:p>
          </table:table-cell>
          <table:table-cell table:number-columns-repeated="1019"/>
        </table:table-row>
        <table:table-row table:style-name="ro1">
          <table:table-cell office:value-type="float" office:value="1477.83667">
            <text:p>1477,83667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8867">
            <text:p>0,08867</text:p>
          </table:table-cell>
          <table:table-cell office:value-type="float" office:value="-3.67">
            <text:p>-3,67</text:p>
          </table:table-cell>
          <table:table-cell table:number-columns-repeated="1019"/>
        </table:table-row>
        <table:table-row table:style-name="ro1">
          <table:table-cell office:value-type="float" office:value="1477.83667">
            <text:p>1477,83667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8867">
            <text:p>0,08867</text:p>
          </table:table-cell>
          <table:table-cell office:value-type="float" office:value="-3.67">
            <text:p>-3,67</text:p>
          </table:table-cell>
          <table:table-cell table:number-columns-repeated="1019"/>
        </table:table-row>
        <table:table-row table:style-name="ro1">
          <table:table-cell office:value-type="float" office:value="1477.83667">
            <text:p>1477,8366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8867">
            <text:p>0,08867</text:p>
          </table:table-cell>
          <table:table-cell office:value-type="float" office:value="-3.690294">
            <text:p>-3,690294</text:p>
          </table:table-cell>
          <table:table-cell table:number-columns-repeated="1019"/>
        </table:table-row>
        <table:table-row table:style-name="ro1">
          <table:table-cell office:value-type="float" office:value="1477.83667">
            <text:p>1477,8366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8867">
            <text:p>0,08867</text:p>
          </table:table-cell>
          <table:table-cell office:value-type="float" office:value="-3.690294">
            <text:p>-3,690294</text:p>
          </table:table-cell>
          <table:table-cell table:number-columns-repeated="1019"/>
        </table:table-row>
        <table:table-row table:style-name="ro1">
          <table:table-cell office:value-type="float" office:value="1498.651245">
            <text:p>1498,65124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89919">
            <text:p>0,089919</text:p>
          </table:table-cell>
          <table:table-cell office:value-type="float" office:value="-3.71">
            <text:p>-3,71</text:p>
          </table:table-cell>
          <table:table-cell table:number-columns-repeated="1019"/>
        </table:table-row>
        <table:table-row table:style-name="ro1">
          <table:table-cell office:value-type="float" office:value="1498.651245">
            <text:p>1498,65124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89919">
            <text:p>0,089919</text:p>
          </table:table-cell>
          <table:table-cell office:value-type="float" office:value="-3.71">
            <text:p>-3,71</text:p>
          </table:table-cell>
          <table:table-cell table:number-columns-repeated="1019"/>
        </table:table-row>
        <table:table-row table:style-name="ro1">
          <table:table-cell office:value-type="float" office:value="1488.243896">
            <text:p>1488,24389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89295">
            <text:p>0,089295</text:p>
          </table:table-cell>
          <table:table-cell office:value-type="float" office:value="-3.730294">
            <text:p>-3,730294</text:p>
          </table:table-cell>
          <table:table-cell table:number-columns-repeated="1019"/>
        </table:table-row>
        <table:table-row table:style-name="ro1">
          <table:table-cell office:value-type="float" office:value="1488.243896">
            <text:p>1488,243896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089295">
            <text:p>0,089295</text:p>
          </table:table-cell>
          <table:table-cell office:value-type="float" office:value="-3.730294">
            <text:p>-3,730294</text:p>
          </table:table-cell>
          <table:table-cell table:number-columns-repeated="1019"/>
        </table:table-row>
        <table:table-row table:style-name="ro1">
          <table:table-cell office:value-type="float" office:value="1519.46582">
            <text:p>1519,46582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0.091168">
            <text:p>0,091168</text:p>
          </table:table-cell>
          <table:table-cell office:value-type="float" office:value="-3.75">
            <text:p>-3,75</text:p>
          </table:table-cell>
          <table:table-cell table:number-columns-repeated="1019"/>
        </table:table-row>
        <table:table-row table:style-name="ro1">
          <table:table-cell office:value-type="float" office:value="1519.46582">
            <text:p>1519,4658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91168">
            <text:p>0,091168</text:p>
          </table:table-cell>
          <table:table-cell office:value-type="float" office:value="-3.75">
            <text:p>-3,75</text:p>
          </table:table-cell>
          <table:table-cell table:number-columns-repeated="1019"/>
        </table:table-row>
        <table:table-row table:style-name="ro1">
          <table:table-cell office:value-type="float" office:value="1509.058472">
            <text:p>1509,05847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90544">
            <text:p>0,090544</text:p>
          </table:table-cell>
          <table:table-cell office:value-type="float" office:value="-3.769706">
            <text:p>-3,769706</text:p>
          </table:table-cell>
          <table:table-cell table:number-columns-repeated="1019"/>
        </table:table-row>
        <table:table-row table:style-name="ro1">
          <table:table-cell office:value-type="float" office:value="1509.058472">
            <text:p>1509,05847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90544">
            <text:p>0,090544</text:p>
          </table:table-cell>
          <table:table-cell office:value-type="float" office:value="-3.769706">
            <text:p>-3,769706</text:p>
          </table:table-cell>
          <table:table-cell table:number-columns-repeated="1019"/>
        </table:table-row>
        <table:table-row table:style-name="ro1">
          <table:table-cell office:value-type="float" office:value="1529.873169">
            <text:p>1529,87316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91792">
            <text:p>0,091792</text:p>
          </table:table-cell>
          <table:table-cell office:value-type="float" office:value="-3.79">
            <text:p>-3,79</text:p>
          </table:table-cell>
          <table:table-cell table:number-columns-repeated="1019"/>
        </table:table-row>
        <table:table-row table:style-name="ro1">
          <table:table-cell office:value-type="float" office:value="1529.873169">
            <text:p>1529,873169</text:p>
          </table:table-cell>
          <table:table-cell office:value-type="float" office:value="-0.00326">
            <text:p>-0,00326</text:p>
          </table:table-cell>
          <table:table-cell office:value-type="float" office:value="-0.003223">
            <text:p>-0,003223</text:p>
          </table:table-cell>
          <table:table-cell office:value-type="float" office:value="0.091792">
            <text:p>0,091792</text:p>
          </table:table-cell>
          <table:table-cell office:value-type="float" office:value="-3.79">
            <text:p>-3,79</text:p>
          </table:table-cell>
          <table:table-cell table:number-columns-repeated="1019"/>
        </table:table-row>
        <table:table-row table:style-name="ro1">
          <table:table-cell office:value-type="float" office:value="1540.280396">
            <text:p>1540,28039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92417">
            <text:p>0,092417</text:p>
          </table:table-cell>
          <table:table-cell office:value-type="float" office:value="-3.810294">
            <text:p>-3,810294</text:p>
          </table:table-cell>
          <table:table-cell table:number-columns-repeated="1019"/>
        </table:table-row>
        <table:table-row table:style-name="ro1">
          <table:table-cell office:value-type="float" office:value="1540.280396">
            <text:p>1540,28039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92417">
            <text:p>0,092417</text:p>
          </table:table-cell>
          <table:table-cell office:value-type="float" office:value="-3.810294">
            <text:p>-3,810294</text:p>
          </table:table-cell>
          <table:table-cell table:number-columns-repeated="1019"/>
        </table:table-row>
        <table:table-row table:style-name="ro1">
          <table:table-cell office:value-type="float" office:value="1540.280396">
            <text:p>1540,28039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92417">
            <text:p>0,092417</text:p>
          </table:table-cell>
          <table:table-cell office:value-type="float" office:value="-3.830588">
            <text:p>-3,830588</text:p>
          </table:table-cell>
          <table:table-cell table:number-columns-repeated="1019"/>
        </table:table-row>
        <table:table-row table:style-name="ro1">
          <table:table-cell office:value-type="float" office:value="1540.280396">
            <text:p>1540,280396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92417">
            <text:p>0,092417</text:p>
          </table:table-cell>
          <table:table-cell office:value-type="float" office:value="-3.830588">
            <text:p>-3,830588</text:p>
          </table:table-cell>
          <table:table-cell table:number-columns-repeated="1019"/>
        </table:table-row>
        <table:table-row table:style-name="ro1">
          <table:table-cell office:value-type="float" office:value="1550.687744">
            <text:p>1550,687744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93041">
            <text:p>0,093041</text:p>
          </table:table-cell>
          <table:table-cell office:value-type="float" office:value="-3.849706">
            <text:p>-3,849706</text:p>
          </table:table-cell>
          <table:table-cell table:number-columns-repeated="1019"/>
        </table:table-row>
        <table:table-row table:style-name="ro1">
          <table:table-cell office:value-type="float" office:value="1550.687744">
            <text:p>1550,68774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93041">
            <text:p>0,093041</text:p>
          </table:table-cell>
          <table:table-cell office:value-type="float" office:value="-3.849706">
            <text:p>-3,849706</text:p>
          </table:table-cell>
          <table:table-cell table:number-columns-repeated="1019"/>
        </table:table-row>
        <table:table-row table:style-name="ro1">
          <table:table-cell office:value-type="float" office:value="1581.909668">
            <text:p>1581,909668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94915">
            <text:p>0,094915</text:p>
          </table:table-cell>
          <table:table-cell office:value-type="float" office:value="-3.87">
            <text:p>-3,87</text:p>
          </table:table-cell>
          <table:table-cell table:number-columns-repeated="1019"/>
        </table:table-row>
        <table:table-row table:style-name="ro1">
          <table:table-cell office:value-type="float" office:value="1581.909668">
            <text:p>1581,90966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94915">
            <text:p>0,094915</text:p>
          </table:table-cell>
          <table:table-cell office:value-type="float" office:value="-3.87">
            <text:p>-3,87</text:p>
          </table:table-cell>
          <table:table-cell table:number-columns-repeated="1019"/>
        </table:table-row>
        <table:table-row table:style-name="ro1">
          <table:table-cell office:value-type="float" office:value="1571.502319">
            <text:p>1571,50231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9429">
            <text:p>0,09429</text:p>
          </table:table-cell>
          <table:table-cell office:value-type="float" office:value="-3.889412">
            <text:p>-3,889412</text:p>
          </table:table-cell>
          <table:table-cell table:number-columns-repeated="1019"/>
        </table:table-row>
        <table:table-row table:style-name="ro1">
          <table:table-cell office:value-type="float" office:value="1571.502319">
            <text:p>1571,50231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9429">
            <text:p>0,09429</text:p>
          </table:table-cell>
          <table:table-cell office:value-type="float" office:value="-3.889412">
            <text:p>-3,889412</text:p>
          </table:table-cell>
          <table:table-cell table:number-columns-repeated="1019"/>
        </table:table-row>
        <table:table-row table:style-name="ro1">
          <table:table-cell office:value-type="float" office:value="1571.502319">
            <text:p>1571,50231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9429">
            <text:p>0,09429</text:p>
          </table:table-cell>
          <table:table-cell office:value-type="float" office:value="-3.91">
            <text:p>-3,91</text:p>
          </table:table-cell>
          <table:table-cell table:number-columns-repeated="1019"/>
        </table:table-row>
        <table:table-row table:style-name="ro1">
          <table:table-cell office:value-type="float" office:value="1571.502319">
            <text:p>1571,50231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9429">
            <text:p>0,09429</text:p>
          </table:table-cell>
          <table:table-cell office:value-type="float" office:value="-3.91">
            <text:p>-3,91</text:p>
          </table:table-cell>
          <table:table-cell table:number-columns-repeated="1019"/>
        </table:table-row>
        <table:table-row table:style-name="ro1">
          <table:table-cell office:value-type="float" office:value="1592.316895">
            <text:p>1592,31689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95539">
            <text:p>0,095539</text:p>
          </table:table-cell>
          <table:table-cell office:value-type="float" office:value="-3.930294">
            <text:p>-3,930294</text:p>
          </table:table-cell>
          <table:table-cell table:number-columns-repeated="1019"/>
        </table:table-row>
        <table:table-row table:style-name="ro1">
          <table:table-cell office:value-type="float" office:value="1592.316895">
            <text:p>1592,316895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95539">
            <text:p>0,095539</text:p>
          </table:table-cell>
          <table:table-cell office:value-type="float" office:value="-3.930294">
            <text:p>-3,930294</text:p>
          </table:table-cell>
          <table:table-cell table:number-columns-repeated="1019"/>
        </table:table-row>
        <table:table-row table:style-name="ro1">
          <table:table-cell office:value-type="float" office:value="1602.724243">
            <text:p>1602,72424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96163">
            <text:p>0,096163</text:p>
          </table:table-cell>
          <table:table-cell office:value-type="float" office:value="-3.949706">
            <text:p>-3,949706</text:p>
          </table:table-cell>
          <table:table-cell table:number-columns-repeated="1019"/>
        </table:table-row>
        <table:table-row table:style-name="ro1">
          <table:table-cell office:value-type="float" office:value="1602.724243">
            <text:p>1602,72424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96163">
            <text:p>0,096163</text:p>
          </table:table-cell>
          <table:table-cell office:value-type="float" office:value="-3.949706">
            <text:p>-3,949706</text:p>
          </table:table-cell>
          <table:table-cell table:number-columns-repeated="1019"/>
        </table:table-row>
        <table:table-row table:style-name="ro1">
          <table:table-cell office:value-type="float" office:value="1613.13147">
            <text:p>1613,13147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96788">
            <text:p>0,096788</text:p>
          </table:table-cell>
          <table:table-cell office:value-type="float" office:value="-3.970294">
            <text:p>-3,970294</text:p>
          </table:table-cell>
          <table:table-cell table:number-columns-repeated="1019"/>
        </table:table-row>
        <table:table-row table:style-name="ro1">
          <table:table-cell office:value-type="float" office:value="1613.13147">
            <text:p>1613,13147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96788">
            <text:p>0,096788</text:p>
          </table:table-cell>
          <table:table-cell office:value-type="float" office:value="-3.970294">
            <text:p>-3,970294</text:p>
          </table:table-cell>
          <table:table-cell table:number-columns-repeated="1019"/>
        </table:table-row>
        <table:table-row table:style-name="ro1">
          <table:table-cell office:value-type="float" office:value="1633.946167">
            <text:p>1633,946167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98037">
            <text:p>0,098037</text:p>
          </table:table-cell>
          <table:table-cell office:value-type="float" office:value="-3.99">
            <text:p>-3,99</text:p>
          </table:table-cell>
          <table:table-cell table:number-columns-repeated="1019"/>
        </table:table-row>
        <table:table-row table:style-name="ro1">
          <table:table-cell office:value-type="float" office:value="1633.946167">
            <text:p>1633,94616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98037">
            <text:p>0,098037</text:p>
          </table:table-cell>
          <table:table-cell office:value-type="float" office:value="-3.99">
            <text:p>-3,99</text:p>
          </table:table-cell>
          <table:table-cell table:number-columns-repeated="1019"/>
        </table:table-row>
        <table:table-row table:style-name="ro1">
          <table:table-cell office:value-type="float" office:value="1623.538818">
            <text:p>1623,538818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97412">
            <text:p>0,097412</text:p>
          </table:table-cell>
          <table:table-cell office:value-type="float" office:value="-4.01">
            <text:p>-4,01</text:p>
          </table:table-cell>
          <table:table-cell table:number-columns-repeated="1019"/>
        </table:table-row>
        <table:table-row table:style-name="ro1">
          <table:table-cell office:value-type="float" office:value="1623.538818">
            <text:p>1623,53881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97412">
            <text:p>0,097412</text:p>
          </table:table-cell>
          <table:table-cell office:value-type="float" office:value="-4.01">
            <text:p>-4,01</text:p>
          </table:table-cell>
          <table:table-cell table:number-columns-repeated="1019"/>
        </table:table-row>
        <table:table-row table:style-name="ro1">
          <table:table-cell office:value-type="float" office:value="1644.353394">
            <text:p>1644,35339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98661">
            <text:p>0,098661</text:p>
          </table:table-cell>
          <table:table-cell office:value-type="float" office:value="-4.030294">
            <text:p>-4,030294</text:p>
          </table:table-cell>
          <table:table-cell table:number-columns-repeated="1019"/>
        </table:table-row>
        <table:table-row table:style-name="ro1">
          <table:table-cell office:value-type="float" office:value="1644.353394">
            <text:p>1644,35339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98661">
            <text:p>0,098661</text:p>
          </table:table-cell>
          <table:table-cell office:value-type="float" office:value="-4.030294">
            <text:p>-4,030294</text:p>
          </table:table-cell>
          <table:table-cell table:number-columns-repeated="1019"/>
        </table:table-row>
        <table:table-row table:style-name="ro1">
          <table:table-cell office:value-type="float" office:value="1644.353394">
            <text:p>1644,35339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98661">
            <text:p>0,098661</text:p>
          </table:table-cell>
          <table:table-cell office:value-type="float" office:value="-4.049706">
            <text:p>-4,049706</text:p>
          </table:table-cell>
          <table:table-cell table:number-columns-repeated="1019"/>
        </table:table-row>
        <table:table-row table:style-name="ro1">
          <table:table-cell office:value-type="float" office:value="1644.353394">
            <text:p>1644,35339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98661">
            <text:p>0,098661</text:p>
          </table:table-cell>
          <table:table-cell office:value-type="float" office:value="-4.049706">
            <text:p>-4,049706</text:p>
          </table:table-cell>
          <table:table-cell table:number-columns-repeated="1019"/>
        </table:table-row>
        <table:table-row table:style-name="ro1">
          <table:table-cell office:value-type="float" office:value="1665.167969">
            <text:p>1665,16796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9991">
            <text:p>0,09991</text:p>
          </table:table-cell>
          <table:table-cell office:value-type="float" office:value="-4.069706">
            <text:p>-4,069706</text:p>
          </table:table-cell>
          <table:table-cell table:number-columns-repeated="1019"/>
        </table:table-row>
        <table:table-row table:style-name="ro1">
          <table:table-cell office:value-type="float" office:value="1665.167969">
            <text:p>1665,16796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9991">
            <text:p>0,09991</text:p>
          </table:table-cell>
          <table:table-cell office:value-type="float" office:value="-4.069706">
            <text:p>-4,069706</text:p>
          </table:table-cell>
          <table:table-cell table:number-columns-repeated="1019"/>
        </table:table-row>
        <table:table-row table:style-name="ro1">
          <table:table-cell office:value-type="float" office:value="1675.575317">
            <text:p>1675,57531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00535">
            <text:p>0,100535</text:p>
          </table:table-cell>
          <table:table-cell office:value-type="float" office:value="-4.089706">
            <text:p>-4,089706</text:p>
          </table:table-cell>
          <table:table-cell table:number-columns-repeated="1019"/>
        </table:table-row>
        <table:table-row table:style-name="ro1">
          <table:table-cell office:value-type="float" office:value="1675.575317">
            <text:p>1675,575317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00535">
            <text:p>0,100535</text:p>
          </table:table-cell>
          <table:table-cell office:value-type="float" office:value="-4.089706">
            <text:p>-4,089706</text:p>
          </table:table-cell>
          <table:table-cell table:number-columns-repeated="1019"/>
        </table:table-row>
        <table:table-row table:style-name="ro1">
          <table:table-cell office:value-type="float" office:value="1675.575317">
            <text:p>1675,575317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00535">
            <text:p>0,100535</text:p>
          </table:table-cell>
          <table:table-cell office:value-type="float" office:value="-4.110588">
            <text:p>-4,110588</text:p>
          </table:table-cell>
          <table:table-cell table:number-columns-repeated="1019"/>
        </table:table-row>
        <table:table-row table:style-name="ro1">
          <table:table-cell office:value-type="float" office:value="1675.575317">
            <text:p>1675,575317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00535">
            <text:p>0,100535</text:p>
          </table:table-cell>
          <table:table-cell office:value-type="float" office:value="-4.110588">
            <text:p>-4,110588</text:p>
          </table:table-cell>
          <table:table-cell table:number-columns-repeated="1019"/>
        </table:table-row>
        <table:table-row table:style-name="ro1">
          <table:table-cell office:value-type="float" office:value="1696.389893">
            <text:p>1696,389893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01783">
            <text:p>0,101783</text:p>
          </table:table-cell>
          <table:table-cell office:value-type="float" office:value="-4.13">
            <text:p>-4,13</text:p>
          </table:table-cell>
          <table:table-cell table:number-columns-repeated="1019"/>
        </table:table-row>
        <table:table-row table:style-name="ro1">
          <table:table-cell office:value-type="float" office:value="1696.389893">
            <text:p>1696,389893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101783">
            <text:p>0,101783</text:p>
          </table:table-cell>
          <table:table-cell office:value-type="float" office:value="-4.13">
            <text:p>-4,13</text:p>
          </table:table-cell>
          <table:table-cell table:number-columns-repeated="1019"/>
        </table:table-row>
        <table:table-row table:style-name="ro1">
          <table:table-cell office:value-type="float" office:value="1706.797241">
            <text:p>1706,797241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02408">
            <text:p>0,102408</text:p>
          </table:table-cell>
          <table:table-cell office:value-type="float" office:value="-4.150294">
            <text:p>-4,150294</text:p>
          </table:table-cell>
          <table:table-cell table:number-columns-repeated="1019"/>
        </table:table-row>
        <table:table-row table:style-name="ro1">
          <table:table-cell office:value-type="float" office:value="1706.797241">
            <text:p>1706,79724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02408">
            <text:p>0,102408</text:p>
          </table:table-cell>
          <table:table-cell office:value-type="float" office:value="-4.150294">
            <text:p>-4,150294</text:p>
          </table:table-cell>
          <table:table-cell table:number-columns-repeated="1019"/>
        </table:table-row>
        <table:table-row table:style-name="ro1">
          <table:table-cell office:value-type="float" office:value="1696.389893">
            <text:p>1696,38989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01783">
            <text:p>0,101783</text:p>
          </table:table-cell>
          <table:table-cell office:value-type="float" office:value="-4.169706">
            <text:p>-4,169706</text:p>
          </table:table-cell>
          <table:table-cell table:number-columns-repeated="1019"/>
        </table:table-row>
        <table:table-row table:style-name="ro1">
          <table:table-cell office:value-type="float" office:value="1696.389893">
            <text:p>1696,389893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01783">
            <text:p>0,101783</text:p>
          </table:table-cell>
          <table:table-cell office:value-type="float" office:value="-4.169706">
            <text:p>-4,169706</text:p>
          </table:table-cell>
          <table:table-cell table:number-columns-repeated="1019"/>
        </table:table-row>
        <table:table-row table:style-name="ro1">
          <table:table-cell office:value-type="float" office:value="1717.204468">
            <text:p>1717,20446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03032">
            <text:p>0,103032</text:p>
          </table:table-cell>
          <table:table-cell office:value-type="float" office:value="-4.19">
            <text:p>-4,19</text:p>
          </table:table-cell>
          <table:table-cell table:number-columns-repeated="1019"/>
        </table:table-row>
        <table:table-row table:style-name="ro1">
          <table:table-cell office:value-type="float" office:value="1717.204468">
            <text:p>1717,20446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03032">
            <text:p>0,103032</text:p>
          </table:table-cell>
          <table:table-cell office:value-type="float" office:value="-4.19">
            <text:p>-4,19</text:p>
          </table:table-cell>
          <table:table-cell table:number-columns-repeated="1019"/>
        </table:table-row>
        <table:table-row table:style-name="ro1">
          <table:table-cell office:value-type="float" office:value="1738.019165">
            <text:p>1738,019165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104281">
            <text:p>0,104281</text:p>
          </table:table-cell>
          <table:table-cell office:value-type="float" office:value="-4.209412">
            <text:p>-4,209412</text:p>
          </table:table-cell>
          <table:table-cell table:number-columns-repeated="1019"/>
        </table:table-row>
        <table:table-row table:style-name="ro1">
          <table:table-cell office:value-type="float" office:value="1738.019165">
            <text:p>1738,01916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04281">
            <text:p>0,104281</text:p>
          </table:table-cell>
          <table:table-cell office:value-type="float" office:value="-4.209412">
            <text:p>-4,209412</text:p>
          </table:table-cell>
          <table:table-cell table:number-columns-repeated="1019"/>
        </table:table-row>
        <table:table-row table:style-name="ro1">
          <table:table-cell office:value-type="float" office:value="1748.426392">
            <text:p>1748,426392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04906">
            <text:p>0,104906</text:p>
          </table:table-cell>
          <table:table-cell office:value-type="float" office:value="-4.230882">
            <text:p>-4,230882</text:p>
          </table:table-cell>
          <table:table-cell table:number-columns-repeated="1019"/>
        </table:table-row>
        <table:table-row table:style-name="ro1">
          <table:table-cell office:value-type="float" office:value="1748.426392">
            <text:p>1748,426392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04906">
            <text:p>0,104906</text:p>
          </table:table-cell>
          <table:table-cell office:value-type="float" office:value="-4.230882">
            <text:p>-4,230882</text:p>
          </table:table-cell>
          <table:table-cell table:number-columns-repeated="1019"/>
        </table:table-row>
        <table:table-row table:style-name="ro1">
          <table:table-cell office:value-type="float" office:value="1738.019165">
            <text:p>1738,019165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04281">
            <text:p>0,104281</text:p>
          </table:table-cell>
          <table:table-cell office:value-type="float" office:value="-4.25">
            <text:p>-4,25</text:p>
          </table:table-cell>
          <table:table-cell table:number-columns-repeated="1019"/>
        </table:table-row>
        <table:table-row table:style-name="ro1">
          <table:table-cell office:value-type="float" office:value="1738.019165">
            <text:p>1738,01916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04281">
            <text:p>0,104281</text:p>
          </table:table-cell>
          <table:table-cell office:value-type="float" office:value="-4.25">
            <text:p>-4,25</text:p>
          </table:table-cell>
          <table:table-cell table:number-columns-repeated="1019"/>
        </table:table-row>
        <table:table-row table:style-name="ro1">
          <table:table-cell office:value-type="float" office:value="1748.426392">
            <text:p>1748,42639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04906">
            <text:p>0,104906</text:p>
          </table:table-cell>
          <table:table-cell office:value-type="float" office:value="-4.269706">
            <text:p>-4,269706</text:p>
          </table:table-cell>
          <table:table-cell table:number-columns-repeated="1019"/>
        </table:table-row>
        <table:table-row table:style-name="ro1">
          <table:table-cell office:value-type="float" office:value="1748.426392">
            <text:p>1748,426392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04906">
            <text:p>0,104906</text:p>
          </table:table-cell>
          <table:table-cell office:value-type="float" office:value="-4.269706">
            <text:p>-4,269706</text:p>
          </table:table-cell>
          <table:table-cell table:number-columns-repeated="1019"/>
        </table:table-row>
        <table:table-row table:style-name="ro1">
          <table:table-cell office:value-type="float" office:value="1769.240967">
            <text:p>1769,240967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06154">
            <text:p>0,106154</text:p>
          </table:table-cell>
          <table:table-cell office:value-type="float" office:value="-4.290294">
            <text:p>-4,290294</text:p>
          </table:table-cell>
          <table:table-cell table:number-columns-repeated="1019"/>
        </table:table-row>
        <table:table-row table:style-name="ro1">
          <table:table-cell office:value-type="float" office:value="1769.240967">
            <text:p>1769,240967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06154">
            <text:p>0,106154</text:p>
          </table:table-cell>
          <table:table-cell office:value-type="float" office:value="-4.290294">
            <text:p>-4,290294</text:p>
          </table:table-cell>
          <table:table-cell table:number-columns-repeated="1019"/>
        </table:table-row>
        <table:table-row table:style-name="ro1">
          <table:table-cell office:value-type="float" office:value="1779.648315">
            <text:p>1779,64831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06779">
            <text:p>0,106779</text:p>
          </table:table-cell>
          <table:table-cell office:value-type="float" office:value="-4.311176">
            <text:p>-4,311176</text:p>
          </table:table-cell>
          <table:table-cell table:number-columns-repeated="1019"/>
        </table:table-row>
        <table:table-row table:style-name="ro1">
          <table:table-cell office:value-type="float" office:value="1779.648315">
            <text:p>1779,648315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106779">
            <text:p>0,106779</text:p>
          </table:table-cell>
          <table:table-cell office:value-type="float" office:value="-4.311176">
            <text:p>-4,311176</text:p>
          </table:table-cell>
          <table:table-cell table:number-columns-repeated="1019"/>
        </table:table-row>
        <table:table-row table:style-name="ro1">
          <table:table-cell office:value-type="float" office:value="1790.055664">
            <text:p>1790,055664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107403">
            <text:p>0,107403</text:p>
          </table:table-cell>
          <table:table-cell office:value-type="float" office:value="-4.330294">
            <text:p>-4,330294</text:p>
          </table:table-cell>
          <table:table-cell table:number-columns-repeated="1019"/>
        </table:table-row>
        <table:table-row table:style-name="ro1">
          <table:table-cell office:value-type="float" office:value="1790.055664">
            <text:p>1790,05566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07403">
            <text:p>0,107403</text:p>
          </table:table-cell>
          <table:table-cell office:value-type="float" office:value="-4.330294">
            <text:p>-4,330294</text:p>
          </table:table-cell>
          <table:table-cell table:number-columns-repeated="1019"/>
        </table:table-row>
        <table:table-row table:style-name="ro1">
          <table:table-cell office:value-type="float" office:value="1790.055664">
            <text:p>1790,055664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107403">
            <text:p>0,107403</text:p>
          </table:table-cell>
          <table:table-cell office:value-type="float" office:value="-4.35">
            <text:p>-4,35</text:p>
          </table:table-cell>
          <table:table-cell table:number-columns-repeated="1019"/>
        </table:table-row>
        <table:table-row table:style-name="ro1">
          <table:table-cell office:value-type="float" office:value="1790.055664">
            <text:p>1790,055664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107403">
            <text:p>0,107403</text:p>
          </table:table-cell>
          <table:table-cell office:value-type="float" office:value="-4.35">
            <text:p>-4,35</text:p>
          </table:table-cell>
          <table:table-cell table:number-columns-repeated="1019"/>
        </table:table-row>
        <table:table-row table:style-name="ro1">
          <table:table-cell office:value-type="float" office:value="1790.055664">
            <text:p>1790,05566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07403">
            <text:p>0,107403</text:p>
          </table:table-cell>
          <table:table-cell office:value-type="float" office:value="-4.369412">
            <text:p>-4,369412</text:p>
          </table:table-cell>
          <table:table-cell table:number-columns-repeated="1019"/>
        </table:table-row>
        <table:table-row table:style-name="ro1">
          <table:table-cell office:value-type="float" office:value="1790.055664">
            <text:p>1790,055664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07403">
            <text:p>0,107403</text:p>
          </table:table-cell>
          <table:table-cell office:value-type="float" office:value="-4.369412">
            <text:p>-4,369412</text:p>
          </table:table-cell>
          <table:table-cell table:number-columns-repeated="1019"/>
        </table:table-row>
        <table:table-row table:style-name="ro1">
          <table:table-cell office:value-type="float" office:value="1821.277466">
            <text:p>1821,277466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109277">
            <text:p>0,109277</text:p>
          </table:table-cell>
          <table:table-cell office:value-type="float" office:value="-4.388824">
            <text:p>-4,388824</text:p>
          </table:table-cell>
          <table:table-cell table:number-columns-repeated="1019"/>
        </table:table-row>
        <table:table-row table:style-name="ro1">
          <table:table-cell office:value-type="float" office:value="1821.277466">
            <text:p>1821,27746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09277">
            <text:p>0,109277</text:p>
          </table:table-cell>
          <table:table-cell office:value-type="float" office:value="-4.388824">
            <text:p>-4,388824</text:p>
          </table:table-cell>
          <table:table-cell table:number-columns-repeated="1019"/>
        </table:table-row>
        <table:table-row table:style-name="ro1">
          <table:table-cell office:value-type="float" office:value="1810.870239">
            <text:p>1810,87023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08652">
            <text:p>0,108652</text:p>
          </table:table-cell>
          <table:table-cell office:value-type="float" office:value="-4.409706">
            <text:p>-4,409706</text:p>
          </table:table-cell>
          <table:table-cell table:number-columns-repeated="1019"/>
        </table:table-row>
        <table:table-row table:style-name="ro1">
          <table:table-cell office:value-type="float" office:value="1810.870239">
            <text:p>1810,87023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08652">
            <text:p>0,108652</text:p>
          </table:table-cell>
          <table:table-cell office:value-type="float" office:value="-4.409706">
            <text:p>-4,409706</text:p>
          </table:table-cell>
          <table:table-cell table:number-columns-repeated="1019"/>
        </table:table-row>
        <table:table-row table:style-name="ro1">
          <table:table-cell office:value-type="float" office:value="1831.684814">
            <text:p>1831,684814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09901">
            <text:p>0,109901</text:p>
          </table:table-cell>
          <table:table-cell office:value-type="float" office:value="-4.427647">
            <text:p>-4,427647</text:p>
          </table:table-cell>
          <table:table-cell table:number-columns-repeated="1019"/>
        </table:table-row>
        <table:table-row table:style-name="ro1">
          <table:table-cell office:value-type="float" office:value="1831.684814">
            <text:p>1831,68481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09901">
            <text:p>0,109901</text:p>
          </table:table-cell>
          <table:table-cell office:value-type="float" office:value="-4.446764">
            <text:p>-4,446764</text:p>
          </table:table-cell>
          <table:table-cell table:number-columns-repeated="1019"/>
        </table:table-row>
        <table:table-row table:style-name="ro1">
          <table:table-cell office:value-type="float" office:value="1821.277466">
            <text:p>1821,277466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09277">
            <text:p>0,109277</text:p>
          </table:table-cell>
          <table:table-cell office:value-type="float" office:value="-4.446764">
            <text:p>-4,446764</text:p>
          </table:table-cell>
          <table:table-cell table:number-columns-repeated="1019"/>
        </table:table-row>
        <table:table-row table:style-name="ro1">
          <table:table-cell office:value-type="float" office:value="1821.277466">
            <text:p>1821,277466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09277">
            <text:p>0,109277</text:p>
          </table:table-cell>
          <table:table-cell office:value-type="float" office:value="-4.465882">
            <text:p>-4,465882</text:p>
          </table:table-cell>
          <table:table-cell table:number-columns-repeated="1019"/>
        </table:table-row>
        <table:table-row table:style-name="ro1">
          <table:table-cell office:value-type="float" office:value="1831.684814">
            <text:p>1831,684814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09901">
            <text:p>0,109901</text:p>
          </table:table-cell>
          <table:table-cell office:value-type="float" office:value="-4.465882">
            <text:p>-4,465882</text:p>
          </table:table-cell>
          <table:table-cell table:number-columns-repeated="1019"/>
        </table:table-row>
        <table:table-row table:style-name="ro1">
          <table:table-cell office:value-type="float" office:value="1831.684814">
            <text:p>1831,68481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09901">
            <text:p>0,109901</text:p>
          </table:table-cell>
          <table:table-cell office:value-type="float" office:value="-4.485294">
            <text:p>-4,485294</text:p>
          </table:table-cell>
          <table:table-cell table:number-columns-repeated="1019"/>
        </table:table-row>
        <table:table-row table:style-name="ro1">
          <table:table-cell office:value-type="float" office:value="1852.49939">
            <text:p>1852,49939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11115">
            <text:p>0,11115</text:p>
          </table:table-cell>
          <table:table-cell office:value-type="float" office:value="-4.485294">
            <text:p>-4,485294</text:p>
          </table:table-cell>
          <table:table-cell table:number-columns-repeated="1019"/>
        </table:table-row>
        <table:table-row table:style-name="ro1">
          <table:table-cell office:value-type="float" office:value="1852.49939">
            <text:p>1852,49939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0.11115">
            <text:p>0,11115</text:p>
          </table:table-cell>
          <table:table-cell office:value-type="float" office:value="-4.504412">
            <text:p>-4,504412</text:p>
          </table:table-cell>
          <table:table-cell table:number-columns-repeated="1019"/>
        </table:table-row>
        <table:table-row table:style-name="ro1">
          <table:table-cell office:value-type="float" office:value="1852.49939">
            <text:p>1852,49939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11115">
            <text:p>0,11115</text:p>
          </table:table-cell>
          <table:table-cell office:value-type="float" office:value="-4.504412">
            <text:p>-4,504412</text:p>
          </table:table-cell>
          <table:table-cell table:number-columns-repeated="1019"/>
        </table:table-row>
        <table:table-row table:style-name="ro1">
          <table:table-cell office:value-type="float" office:value="1852.49939">
            <text:p>1852,4993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1115">
            <text:p>0,11115</text:p>
          </table:table-cell>
          <table:table-cell office:value-type="float" office:value="-4.523235">
            <text:p>-4,523235</text:p>
          </table:table-cell>
          <table:table-cell table:number-columns-repeated="1019"/>
        </table:table-row>
        <table:table-row table:style-name="ro1">
          <table:table-cell office:value-type="float" office:value="1852.49939">
            <text:p>1852,4993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1115">
            <text:p>0,11115</text:p>
          </table:table-cell>
          <table:table-cell office:value-type="float" office:value="-4.523235">
            <text:p>-4,523235</text:p>
          </table:table-cell>
          <table:table-cell table:number-columns-repeated="1019"/>
        </table:table-row>
        <table:table-row table:style-name="ro1">
          <table:table-cell office:value-type="float" office:value="1894.128662">
            <text:p>1894,128662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13648">
            <text:p>0,113648</text:p>
          </table:table-cell>
          <table:table-cell office:value-type="float" office:value="-4.541765">
            <text:p>-4,541765</text:p>
          </table:table-cell>
          <table:table-cell table:number-columns-repeated="1019"/>
        </table:table-row>
        <table:table-row table:style-name="ro1">
          <table:table-cell office:value-type="float" office:value="1894.128662">
            <text:p>1894,128662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13648">
            <text:p>0,113648</text:p>
          </table:table-cell>
          <table:table-cell office:value-type="float" office:value="-4.541765">
            <text:p>-4,541765</text:p>
          </table:table-cell>
          <table:table-cell table:number-columns-repeated="1019"/>
        </table:table-row>
        <table:table-row table:style-name="ro1">
          <table:table-cell office:value-type="float" office:value="1873.313965">
            <text:p>1873,313965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12399">
            <text:p>0,112399</text:p>
          </table:table-cell>
          <table:table-cell office:value-type="float" office:value="-4.561176">
            <text:p>-4,561176</text:p>
          </table:table-cell>
          <table:table-cell table:number-columns-repeated="1019"/>
        </table:table-row>
        <table:table-row table:style-name="ro1">
          <table:table-cell office:value-type="float" office:value="1873.313965">
            <text:p>1873,31396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12399">
            <text:p>0,112399</text:p>
          </table:table-cell>
          <table:table-cell office:value-type="float" office:value="-4.561176">
            <text:p>-4,561176</text:p>
          </table:table-cell>
          <table:table-cell table:number-columns-repeated="1019"/>
        </table:table-row>
        <table:table-row table:style-name="ro1">
          <table:table-cell office:value-type="float" office:value="1904.535889">
            <text:p>1904,535889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14272">
            <text:p>0,114272</text:p>
          </table:table-cell>
          <table:table-cell office:value-type="float" office:value="-4.580588">
            <text:p>-4,580588</text:p>
          </table:table-cell>
          <table:table-cell table:number-columns-repeated="1019"/>
        </table:table-row>
        <table:table-row table:style-name="ro1">
          <table:table-cell office:value-type="float" office:value="1904.535889">
            <text:p>1904,53588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14272">
            <text:p>0,114272</text:p>
          </table:table-cell>
          <table:table-cell office:value-type="float" office:value="-4.580588">
            <text:p>-4,580588</text:p>
          </table:table-cell>
          <table:table-cell table:number-columns-repeated="1019"/>
        </table:table-row>
        <table:table-row table:style-name="ro1">
          <table:table-cell office:value-type="float" office:value="1894.128662">
            <text:p>1894,128662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13648">
            <text:p>0,113648</text:p>
          </table:table-cell>
          <table:table-cell office:value-type="float" office:value="-4.599412">
            <text:p>-4,599412</text:p>
          </table:table-cell>
          <table:table-cell table:number-columns-repeated="1019"/>
        </table:table-row>
        <table:table-row table:style-name="ro1">
          <table:table-cell office:value-type="float" office:value="1894.128662">
            <text:p>1894,12866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13648">
            <text:p>0,113648</text:p>
          </table:table-cell>
          <table:table-cell office:value-type="float" office:value="-4.599412">
            <text:p>-4,599412</text:p>
          </table:table-cell>
          <table:table-cell table:number-columns-repeated="1019"/>
        </table:table-row>
        <table:table-row table:style-name="ro1">
          <table:table-cell office:value-type="float" office:value="1894.128662">
            <text:p>1894,12866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13648">
            <text:p>0,113648</text:p>
          </table:table-cell>
          <table:table-cell office:value-type="float" office:value="-4.619118">
            <text:p>-4,619118</text:p>
          </table:table-cell>
          <table:table-cell table:number-columns-repeated="1019"/>
        </table:table-row>
        <table:table-row table:style-name="ro1">
          <table:table-cell office:value-type="float" office:value="1894.128662">
            <text:p>1894,12866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13648">
            <text:p>0,113648</text:p>
          </table:table-cell>
          <table:table-cell office:value-type="float" office:value="-4.619118">
            <text:p>-4,619118</text:p>
          </table:table-cell>
          <table:table-cell table:number-columns-repeated="1019"/>
        </table:table-row>
        <table:table-row table:style-name="ro1">
          <table:table-cell office:value-type="float" office:value="1914.943237">
            <text:p>1914,94323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14897">
            <text:p>0,114897</text:p>
          </table:table-cell>
          <table:table-cell office:value-type="float" office:value="-4.639118">
            <text:p>-4,639118</text:p>
          </table:table-cell>
          <table:table-cell table:number-columns-repeated="1019"/>
        </table:table-row>
        <table:table-row table:style-name="ro1">
          <table:table-cell office:value-type="float" office:value="1914.943237">
            <text:p>1914,94323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14897">
            <text:p>0,114897</text:p>
          </table:table-cell>
          <table:table-cell office:value-type="float" office:value="-4.639118">
            <text:p>-4,639118</text:p>
          </table:table-cell>
          <table:table-cell table:number-columns-repeated="1019"/>
        </table:table-row>
        <table:table-row table:style-name="ro1">
          <table:table-cell office:value-type="float" office:value="1925.350464">
            <text:p>1925,35046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15521">
            <text:p>0,115521</text:p>
          </table:table-cell>
          <table:table-cell office:value-type="float" office:value="-4.658529">
            <text:p>-4,658529</text:p>
          </table:table-cell>
          <table:table-cell table:number-columns-repeated="1019"/>
        </table:table-row>
        <table:table-row table:style-name="ro1">
          <table:table-cell office:value-type="float" office:value="1925.350464">
            <text:p>1925,350464</text:p>
          </table:table-cell>
          <table:table-cell office:value-type="float" office:value="-0.003254">
            <text:p>-0,003254</text:p>
          </table:table-cell>
          <table:table-cell office:value-type="float" office:value="-0.003221">
            <text:p>-0,003221</text:p>
          </table:table-cell>
          <table:table-cell office:value-type="float" office:value="0.115521">
            <text:p>0,115521</text:p>
          </table:table-cell>
          <table:table-cell office:value-type="float" office:value="-4.658529">
            <text:p>-4,658529</text:p>
          </table:table-cell>
          <table:table-cell table:number-columns-repeated="1019"/>
        </table:table-row>
        <table:table-row table:style-name="ro1">
          <table:table-cell office:value-type="float" office:value="1925.350464">
            <text:p>1925,35046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15521">
            <text:p>0,115521</text:p>
          </table:table-cell>
          <table:table-cell office:value-type="float" office:value="-4.677353">
            <text:p>-4,677353</text:p>
          </table:table-cell>
          <table:table-cell table:number-columns-repeated="1019"/>
        </table:table-row>
        <table:table-row table:style-name="ro1">
          <table:table-cell office:value-type="float" office:value="1925.350464">
            <text:p>1925,35046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15521">
            <text:p>0,115521</text:p>
          </table:table-cell>
          <table:table-cell office:value-type="float" office:value="-4.677353">
            <text:p>-4,677353</text:p>
          </table:table-cell>
          <table:table-cell table:number-columns-repeated="1019"/>
        </table:table-row>
        <table:table-row table:style-name="ro1">
          <table:table-cell office:value-type="float" office:value="1956.572388">
            <text:p>1956,57238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17394">
            <text:p>0,117394</text:p>
          </table:table-cell>
          <table:table-cell office:value-type="float" office:value="-4.697059">
            <text:p>-4,697059</text:p>
          </table:table-cell>
          <table:table-cell table:number-columns-repeated="1019"/>
        </table:table-row>
        <table:table-row table:style-name="ro1">
          <table:table-cell office:value-type="float" office:value="1956.572388">
            <text:p>1956,572388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17394">
            <text:p>0,117394</text:p>
          </table:table-cell>
          <table:table-cell office:value-type="float" office:value="-4.715588">
            <text:p>-4,715588</text:p>
          </table:table-cell>
          <table:table-cell table:number-columns-repeated="1019"/>
        </table:table-row>
        <table:table-row table:style-name="ro1">
          <table:table-cell office:value-type="float" office:value="1966.979736">
            <text:p>1966,979736</text:p>
          </table:table-cell>
          <table:table-cell office:value-type="float" office:value="-0.00326">
            <text:p>-0,00326</text:p>
          </table:table-cell>
          <table:table-cell office:value-type="float" office:value="-0.003223">
            <text:p>-0,003223</text:p>
          </table:table-cell>
          <table:table-cell office:value-type="float" office:value="0.118019">
            <text:p>0,118019</text:p>
          </table:table-cell>
          <table:table-cell office:value-type="float" office:value="-4.715588">
            <text:p>-4,715588</text:p>
          </table:table-cell>
          <table:table-cell table:number-columns-repeated="1019"/>
        </table:table-row>
        <table:table-row table:style-name="ro1">
          <table:table-cell office:value-type="float" office:value="1966.979736">
            <text:p>1966,97973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18019">
            <text:p>0,118019</text:p>
          </table:table-cell>
          <table:table-cell office:value-type="float" office:value="-4.734706">
            <text:p>-4,734706</text:p>
          </table:table-cell>
          <table:table-cell table:number-columns-repeated="1019"/>
        </table:table-row>
        <table:table-row table:style-name="ro1">
          <table:table-cell office:value-type="float" office:value="1956.572388">
            <text:p>1956,572388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117394">
            <text:p>0,117394</text:p>
          </table:table-cell>
          <table:table-cell office:value-type="float" office:value="-4.734706">
            <text:p>-4,734706</text:p>
          </table:table-cell>
          <table:table-cell table:number-columns-repeated="1019"/>
        </table:table-row>
        <table:table-row table:style-name="ro1">
          <table:table-cell office:value-type="float" office:value="1956.572388">
            <text:p>1956,572388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17394">
            <text:p>0,117394</text:p>
          </table:table-cell>
          <table:table-cell office:value-type="float" office:value="-4.754117">
            <text:p>-4,754117</text:p>
          </table:table-cell>
          <table:table-cell table:number-columns-repeated="1019"/>
        </table:table-row>
        <table:table-row table:style-name="ro1">
          <table:table-cell office:value-type="float" office:value="1956.572388">
            <text:p>1956,57238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17394">
            <text:p>0,117394</text:p>
          </table:table-cell>
          <table:table-cell office:value-type="float" office:value="-4.754117">
            <text:p>-4,754117</text:p>
          </table:table-cell>
          <table:table-cell table:number-columns-repeated="1019"/>
        </table:table-row>
        <table:table-row table:style-name="ro1">
          <table:table-cell office:value-type="float" office:value="1998.20166">
            <text:p>1998,2016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19892">
            <text:p>0,119892</text:p>
          </table:table-cell>
          <table:table-cell office:value-type="float" office:value="-4.773235">
            <text:p>-4,773235</text:p>
          </table:table-cell>
          <table:table-cell table:number-columns-repeated="1019"/>
        </table:table-row>
        <table:table-row table:style-name="ro1">
          <table:table-cell office:value-type="float" office:value="1998.20166">
            <text:p>1998,2016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19892">
            <text:p>0,119892</text:p>
          </table:table-cell>
          <table:table-cell office:value-type="float" office:value="-4.773235">
            <text:p>-4,773235</text:p>
          </table:table-cell>
          <table:table-cell table:number-columns-repeated="1019"/>
        </table:table-row>
        <table:table-row table:style-name="ro1">
          <table:table-cell office:value-type="float" office:value="1998.20166">
            <text:p>1998,2016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19892">
            <text:p>0,119892</text:p>
          </table:table-cell>
          <table:table-cell office:value-type="float" office:value="-4.792059">
            <text:p>-4,792059</text:p>
          </table:table-cell>
          <table:table-cell table:number-columns-repeated="1019"/>
        </table:table-row>
        <table:table-row table:style-name="ro1">
          <table:table-cell office:value-type="float" office:value="1998.20166">
            <text:p>1998,20166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19892">
            <text:p>0,119892</text:p>
          </table:table-cell>
          <table:table-cell office:value-type="float" office:value="-4.792059">
            <text:p>-4,792059</text:p>
          </table:table-cell>
          <table:table-cell table:number-columns-repeated="1019"/>
        </table:table-row>
        <table:table-row table:style-name="ro1">
          <table:table-cell office:value-type="float" office:value="1998.20166">
            <text:p>1998,2016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19892">
            <text:p>0,119892</text:p>
          </table:table-cell>
          <table:table-cell office:value-type="float" office:value="-4.811765">
            <text:p>-4,811765</text:p>
          </table:table-cell>
          <table:table-cell table:number-columns-repeated="1019"/>
        </table:table-row>
        <table:table-row table:style-name="ro1">
          <table:table-cell office:value-type="float" office:value="1998.20166">
            <text:p>1998,2016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19892">
            <text:p>0,119892</text:p>
          </table:table-cell>
          <table:table-cell office:value-type="float" office:value="-4.811765">
            <text:p>-4,811765</text:p>
          </table:table-cell>
          <table:table-cell table:number-columns-repeated="1019"/>
        </table:table-row>
        <table:table-row table:style-name="ro1">
          <table:table-cell office:value-type="float" office:value="2008.608887">
            <text:p>2008,60888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20517">
            <text:p>0,120517</text:p>
          </table:table-cell>
          <table:table-cell office:value-type="float" office:value="-4.830883">
            <text:p>-4,830883</text:p>
          </table:table-cell>
          <table:table-cell table:number-columns-repeated="1019"/>
        </table:table-row>
        <table:table-row table:style-name="ro1">
          <table:table-cell office:value-type="float" office:value="2008.608887">
            <text:p>2008,608887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20517">
            <text:p>0,120517</text:p>
          </table:table-cell>
          <table:table-cell office:value-type="float" office:value="-4.830883">
            <text:p>-4,830883</text:p>
          </table:table-cell>
          <table:table-cell table:number-columns-repeated="1019"/>
        </table:table-row>
        <table:table-row table:style-name="ro1">
          <table:table-cell office:value-type="float" office:value="2008.608887">
            <text:p>2008,608887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120517">
            <text:p>0,120517</text:p>
          </table:table-cell>
          <table:table-cell office:value-type="float" office:value="-4.85">
            <text:p>-4,85</text:p>
          </table:table-cell>
          <table:table-cell table:number-columns-repeated="1019"/>
        </table:table-row>
        <table:table-row table:style-name="ro1">
          <table:table-cell office:value-type="float" office:value="2008.608887">
            <text:p>2008,60888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20517">
            <text:p>0,120517</text:p>
          </table:table-cell>
          <table:table-cell office:value-type="float" office:value="-4.85">
            <text:p>-4,85</text:p>
          </table:table-cell>
          <table:table-cell table:number-columns-repeated="1019"/>
        </table:table-row>
        <table:table-row table:style-name="ro1">
          <table:table-cell office:value-type="float" office:value="2008.608887">
            <text:p>2008,608887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0.120517">
            <text:p>0,120517</text:p>
          </table:table-cell>
          <table:table-cell office:value-type="float" office:value="-4.868824">
            <text:p>-4,868824</text:p>
          </table:table-cell>
          <table:table-cell table:number-columns-repeated="1019"/>
        </table:table-row>
        <table:table-row table:style-name="ro1">
          <table:table-cell office:value-type="float" office:value="2008.608887">
            <text:p>2008,608887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20517">
            <text:p>0,120517</text:p>
          </table:table-cell>
          <table:table-cell office:value-type="float" office:value="-4.868824">
            <text:p>-4,868824</text:p>
          </table:table-cell>
          <table:table-cell table:number-columns-repeated="1019"/>
        </table:table-row>
        <table:table-row table:style-name="ro1">
          <table:table-cell office:value-type="float" office:value="2050.238037">
            <text:p>2050,23803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23014">
            <text:p>0,123014</text:p>
          </table:table-cell>
          <table:table-cell office:value-type="float" office:value="-4.888235">
            <text:p>-4,888235</text:p>
          </table:table-cell>
          <table:table-cell table:number-columns-repeated="1019"/>
        </table:table-row>
        <table:table-row table:style-name="ro1">
          <table:table-cell office:value-type="float" office:value="2050.238037">
            <text:p>2050,23803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23014">
            <text:p>0,123014</text:p>
          </table:table-cell>
          <table:table-cell office:value-type="float" office:value="-4.888235">
            <text:p>-4,888235</text:p>
          </table:table-cell>
          <table:table-cell table:number-columns-repeated="1019"/>
        </table:table-row>
        <table:table-row table:style-name="ro1">
          <table:table-cell office:value-type="float" office:value="2050.238037">
            <text:p>2050,23803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23014">
            <text:p>0,123014</text:p>
          </table:table-cell>
          <table:table-cell office:value-type="float" office:value="-4.908235">
            <text:p>-4,908235</text:p>
          </table:table-cell>
          <table:table-cell table:number-columns-repeated="1019"/>
        </table:table-row>
        <table:table-row table:style-name="ro1">
          <table:table-cell office:value-type="float" office:value="2050.238037">
            <text:p>2050,238037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23014">
            <text:p>0,123014</text:p>
          </table:table-cell>
          <table:table-cell office:value-type="float" office:value="-4.908235">
            <text:p>-4,908235</text:p>
          </table:table-cell>
          <table:table-cell table:number-columns-repeated="1019"/>
        </table:table-row>
        <table:table-row table:style-name="ro1">
          <table:table-cell office:value-type="float" office:value="2039.830811">
            <text:p>2039,83081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2239">
            <text:p>0,12239</text:p>
          </table:table-cell>
          <table:table-cell office:value-type="float" office:value="-4.928236">
            <text:p>-4,928236</text:p>
          </table:table-cell>
          <table:table-cell table:number-columns-repeated="1019"/>
        </table:table-row>
        <table:table-row table:style-name="ro1">
          <table:table-cell office:value-type="float" office:value="2039.830811">
            <text:p>2039,830811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2239">
            <text:p>0,12239</text:p>
          </table:table-cell>
          <table:table-cell office:value-type="float" office:value="-4.928236">
            <text:p>-4,928236</text:p>
          </table:table-cell>
          <table:table-cell table:number-columns-repeated="1019"/>
        </table:table-row>
        <table:table-row table:style-name="ro1">
          <table:table-cell office:value-type="float" office:value="2050.238037">
            <text:p>2050,23803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23014">
            <text:p>0,123014</text:p>
          </table:table-cell>
          <table:table-cell office:value-type="float" office:value="-4.949118">
            <text:p>-4,949118</text:p>
          </table:table-cell>
          <table:table-cell table:number-columns-repeated="1019"/>
        </table:table-row>
        <table:table-row table:style-name="ro1">
          <table:table-cell office:value-type="float" office:value="2050.238037">
            <text:p>2050,238037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123014">
            <text:p>0,123014</text:p>
          </table:table-cell>
          <table:table-cell office:value-type="float" office:value="-4.949118">
            <text:p>-4,949118</text:p>
          </table:table-cell>
          <table:table-cell table:number-columns-repeated="1019"/>
        </table:table-row>
        <table:table-row table:style-name="ro1">
          <table:table-cell office:value-type="float" office:value="2060.645508">
            <text:p>2060,64550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23639">
            <text:p>0,123639</text:p>
          </table:table-cell>
          <table:table-cell office:value-type="float" office:value="-4.968823">
            <text:p>-4,968823</text:p>
          </table:table-cell>
          <table:table-cell table:number-columns-repeated="1019"/>
        </table:table-row>
        <table:table-row table:style-name="ro1">
          <table:table-cell office:value-type="float" office:value="2060.645508">
            <text:p>2060,64550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23639">
            <text:p>0,123639</text:p>
          </table:table-cell>
          <table:table-cell office:value-type="float" office:value="-4.968823">
            <text:p>-4,968823</text:p>
          </table:table-cell>
          <table:table-cell table:number-columns-repeated="1019"/>
        </table:table-row>
        <table:table-row table:style-name="ro1">
          <table:table-cell office:value-type="float" office:value="2050.238037">
            <text:p>2050,23803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23014">
            <text:p>0,123014</text:p>
          </table:table-cell>
          <table:table-cell office:value-type="float" office:value="-4.988529">
            <text:p>-4,988529</text:p>
          </table:table-cell>
          <table:table-cell table:number-columns-repeated="1019"/>
        </table:table-row>
        <table:table-row table:style-name="ro1">
          <table:table-cell office:value-type="float" office:value="2050.238037">
            <text:p>2050,238037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23014">
            <text:p>0,123014</text:p>
          </table:table-cell>
          <table:table-cell office:value-type="float" office:value="-4.988529">
            <text:p>-4,988529</text:p>
          </table:table-cell>
          <table:table-cell table:number-columns-repeated="1019"/>
        </table:table-row>
        <table:table-row table:style-name="ro1">
          <table:table-cell office:value-type="float" office:value="2091.867432">
            <text:p>2091,86743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25512">
            <text:p>0,125512</text:p>
          </table:table-cell>
          <table:table-cell office:value-type="float" office:value="-5.007353">
            <text:p>-5,007353</text:p>
          </table:table-cell>
          <table:table-cell table:number-columns-repeated="1019"/>
        </table:table-row>
        <table:table-row table:style-name="ro1">
          <table:table-cell office:value-type="float" office:value="2091.867432">
            <text:p>2091,867432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125512">
            <text:p>0,125512</text:p>
          </table:table-cell>
          <table:table-cell office:value-type="float" office:value="-5.007353">
            <text:p>-5,007353</text:p>
          </table:table-cell>
          <table:table-cell table:number-columns-repeated="1019"/>
        </table:table-row>
        <table:table-row table:style-name="ro1">
          <table:table-cell office:value-type="float" office:value="2081.459961">
            <text:p>2081,459961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24888">
            <text:p>0,124888</text:p>
          </table:table-cell>
          <table:table-cell office:value-type="float" office:value="-5.026765">
            <text:p>-5,026765</text:p>
          </table:table-cell>
          <table:table-cell table:number-columns-repeated="1019"/>
        </table:table-row>
        <table:table-row table:style-name="ro1">
          <table:table-cell office:value-type="float" office:value="2081.459961">
            <text:p>2081,45996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24888">
            <text:p>0,124888</text:p>
          </table:table-cell>
          <table:table-cell office:value-type="float" office:value="-5.045294">
            <text:p>-5,045294</text:p>
          </table:table-cell>
          <table:table-cell table:number-columns-repeated="1019"/>
        </table:table-row>
        <table:table-row table:style-name="ro1">
          <table:table-cell office:value-type="float" office:value="2102.274658">
            <text:p>2102,274658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26136">
            <text:p>0,126136</text:p>
          </table:table-cell>
          <table:table-cell office:value-type="float" office:value="-5.045294">
            <text:p>-5,045294</text:p>
          </table:table-cell>
          <table:table-cell table:number-columns-repeated="1019"/>
        </table:table-row>
        <table:table-row table:style-name="ro1">
          <table:table-cell office:value-type="float" office:value="2102.274658">
            <text:p>2102,27465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26136">
            <text:p>0,126136</text:p>
          </table:table-cell>
          <table:table-cell office:value-type="float" office:value="-5.065">
            <text:p>-5,065</text:p>
          </table:table-cell>
          <table:table-cell table:number-columns-repeated="1019"/>
        </table:table-row>
        <table:table-row table:style-name="ro1">
          <table:table-cell office:value-type="float" office:value="2112.681885">
            <text:p>2112,68188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26761">
            <text:p>0,126761</text:p>
          </table:table-cell>
          <table:table-cell office:value-type="float" office:value="-5.065">
            <text:p>-5,065</text:p>
          </table:table-cell>
          <table:table-cell table:number-columns-repeated="1019"/>
        </table:table-row>
        <table:table-row table:style-name="ro1">
          <table:table-cell office:value-type="float" office:value="2112.681885">
            <text:p>2112,681885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0.126761">
            <text:p>0,126761</text:p>
          </table:table-cell>
          <table:table-cell office:value-type="float" office:value="-5.084412">
            <text:p>-5,084412</text:p>
          </table:table-cell>
          <table:table-cell table:number-columns-repeated="1019"/>
        </table:table-row>
        <table:table-row table:style-name="ro1">
          <table:table-cell office:value-type="float" office:value="2123.089111">
            <text:p>2123,089111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27385">
            <text:p>0,127385</text:p>
          </table:table-cell>
          <table:table-cell office:value-type="float" office:value="-5.084412">
            <text:p>-5,084412</text:p>
          </table:table-cell>
          <table:table-cell table:number-columns-repeated="1019"/>
        </table:table-row>
        <table:table-row table:style-name="ro1">
          <table:table-cell office:value-type="float" office:value="2123.089111">
            <text:p>2123,08911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27385">
            <text:p>0,127385</text:p>
          </table:table-cell>
          <table:table-cell office:value-type="float" office:value="-5.103529">
            <text:p>-5,103529</text:p>
          </table:table-cell>
          <table:table-cell table:number-columns-repeated="1019"/>
        </table:table-row>
        <table:table-row table:style-name="ro1">
          <table:table-cell office:value-type="float" office:value="2123.089111">
            <text:p>2123,089111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27385">
            <text:p>0,127385</text:p>
          </table:table-cell>
          <table:table-cell office:value-type="float" office:value="-5.103529">
            <text:p>-5,103529</text:p>
          </table:table-cell>
          <table:table-cell table:number-columns-repeated="1019"/>
        </table:table-row>
        <table:table-row table:style-name="ro1">
          <table:table-cell office:value-type="float" office:value="2112.681885">
            <text:p>2112,68188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26761">
            <text:p>0,126761</text:p>
          </table:table-cell>
          <table:table-cell office:value-type="float" office:value="-5.122353">
            <text:p>-5,122353</text:p>
          </table:table-cell>
          <table:table-cell table:number-columns-repeated="1019"/>
        </table:table-row>
        <table:table-row table:style-name="ro1">
          <table:table-cell office:value-type="float" office:value="2112.681885">
            <text:p>2112,68188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26761">
            <text:p>0,126761</text:p>
          </table:table-cell>
          <table:table-cell office:value-type="float" office:value="-5.122353">
            <text:p>-5,122353</text:p>
          </table:table-cell>
          <table:table-cell table:number-columns-repeated="1019"/>
        </table:table-row>
        <table:table-row table:style-name="ro1">
          <table:table-cell office:value-type="float" office:value="2143.903809">
            <text:p>2143,90380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28634">
            <text:p>0,128634</text:p>
          </table:table-cell>
          <table:table-cell office:value-type="float" office:value="-5.141765">
            <text:p>-5,141765</text:p>
          </table:table-cell>
          <table:table-cell table:number-columns-repeated="1019"/>
        </table:table-row>
        <table:table-row table:style-name="ro1">
          <table:table-cell office:value-type="float" office:value="2143.903809">
            <text:p>2143,90380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28634">
            <text:p>0,128634</text:p>
          </table:table-cell>
          <table:table-cell office:value-type="float" office:value="-5.141765">
            <text:p>-5,141765</text:p>
          </table:table-cell>
          <table:table-cell table:number-columns-repeated="1019"/>
        </table:table-row>
        <table:table-row table:style-name="ro1">
          <table:table-cell office:value-type="float" office:value="2143.903809">
            <text:p>2143,903809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128634">
            <text:p>0,128634</text:p>
          </table:table-cell>
          <table:table-cell office:value-type="float" office:value="-5.160588">
            <text:p>-5,160588</text:p>
          </table:table-cell>
          <table:table-cell table:number-columns-repeated="1019"/>
        </table:table-row>
        <table:table-row table:style-name="ro1">
          <table:table-cell office:value-type="float" office:value="2143.903809">
            <text:p>2143,903809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28634">
            <text:p>0,128634</text:p>
          </table:table-cell>
          <table:table-cell office:value-type="float" office:value="-5.160588">
            <text:p>-5,160588</text:p>
          </table:table-cell>
          <table:table-cell table:number-columns-repeated="1019"/>
        </table:table-row>
        <table:table-row table:style-name="ro1">
          <table:table-cell office:value-type="float" office:value="2154.311035">
            <text:p>2154,311035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29259">
            <text:p>0,129259</text:p>
          </table:table-cell>
          <table:table-cell office:value-type="float" office:value="-5.179706">
            <text:p>-5,179706</text:p>
          </table:table-cell>
          <table:table-cell table:number-columns-repeated="1019"/>
        </table:table-row>
        <table:table-row table:style-name="ro1">
          <table:table-cell office:value-type="float" office:value="2154.311035">
            <text:p>2154,31103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29259">
            <text:p>0,129259</text:p>
          </table:table-cell>
          <table:table-cell office:value-type="float" office:value="-5.179706">
            <text:p>-5,179706</text:p>
          </table:table-cell>
          <table:table-cell table:number-columns-repeated="1019"/>
        </table:table-row>
        <table:table-row table:style-name="ro1">
          <table:table-cell office:value-type="float" office:value="2154.311035">
            <text:p>2154,311035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29259">
            <text:p>0,129259</text:p>
          </table:table-cell>
          <table:table-cell office:value-type="float" office:value="-5.198823">
            <text:p>-5,198823</text:p>
          </table:table-cell>
          <table:table-cell table:number-columns-repeated="1019"/>
        </table:table-row>
        <table:table-row table:style-name="ro1">
          <table:table-cell office:value-type="float" office:value="2154.311035">
            <text:p>2154,31103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29259">
            <text:p>0,129259</text:p>
          </table:table-cell>
          <table:table-cell office:value-type="float" office:value="-5.198823">
            <text:p>-5,198823</text:p>
          </table:table-cell>
          <table:table-cell table:number-columns-repeated="1019"/>
        </table:table-row>
        <table:table-row table:style-name="ro1">
          <table:table-cell office:value-type="float" office:value="2164.718506">
            <text:p>2164,718506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129883">
            <text:p>0,129883</text:p>
          </table:table-cell>
          <table:table-cell office:value-type="float" office:value="-5.218529">
            <text:p>-5,218529</text:p>
          </table:table-cell>
          <table:table-cell table:number-columns-repeated="1019"/>
        </table:table-row>
        <table:table-row table:style-name="ro1">
          <table:table-cell office:value-type="float" office:value="2164.718506">
            <text:p>2164,718506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29883">
            <text:p>0,129883</text:p>
          </table:table-cell>
          <table:table-cell office:value-type="float" office:value="-5.218529">
            <text:p>-5,218529</text:p>
          </table:table-cell>
          <table:table-cell table:number-columns-repeated="1019"/>
        </table:table-row>
        <table:table-row table:style-name="ro1">
          <table:table-cell office:value-type="float" office:value="2185.532959">
            <text:p>2185,53295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31132">
            <text:p>0,131132</text:p>
          </table:table-cell>
          <table:table-cell office:value-type="float" office:value="-5.237941">
            <text:p>-5,237941</text:p>
          </table:table-cell>
          <table:table-cell table:number-columns-repeated="1019"/>
        </table:table-row>
        <table:table-row table:style-name="ro1">
          <table:table-cell office:value-type="float" office:value="2185.532959">
            <text:p>2185,53295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31132">
            <text:p>0,131132</text:p>
          </table:table-cell>
          <table:table-cell office:value-type="float" office:value="-5.237941">
            <text:p>-5,237941</text:p>
          </table:table-cell>
          <table:table-cell table:number-columns-repeated="1019"/>
        </table:table-row>
        <table:table-row table:style-name="ro1">
          <table:table-cell office:value-type="float" office:value="2195.94043">
            <text:p>2195,9404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31756">
            <text:p>0,131756</text:p>
          </table:table-cell>
          <table:table-cell office:value-type="float" office:value="-5.256765">
            <text:p>-5,256765</text:p>
          </table:table-cell>
          <table:table-cell table:number-columns-repeated="1019"/>
        </table:table-row>
        <table:table-row table:style-name="ro1">
          <table:table-cell office:value-type="float" office:value="2195.94043">
            <text:p>2195,94043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31756">
            <text:p>0,131756</text:p>
          </table:table-cell>
          <table:table-cell office:value-type="float" office:value="-5.276176">
            <text:p>-5,276176</text:p>
          </table:table-cell>
          <table:table-cell table:number-columns-repeated="1019"/>
        </table:table-row>
        <table:table-row table:style-name="ro1">
          <table:table-cell office:value-type="float" office:value="2206.347656">
            <text:p>2206,34765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32381">
            <text:p>0,132381</text:p>
          </table:table-cell>
          <table:table-cell office:value-type="float" office:value="-5.276176">
            <text:p>-5,276176</text:p>
          </table:table-cell>
          <table:table-cell table:number-columns-repeated="1019"/>
        </table:table-row>
        <table:table-row table:style-name="ro1">
          <table:table-cell office:value-type="float" office:value="2206.347656">
            <text:p>2206,347656</text:p>
          </table:table-cell>
          <table:table-cell office:value-type="float" office:value="-0.003259">
            <text:p>-0,003259</text:p>
          </table:table-cell>
          <table:table-cell office:value-type="float" office:value="-0.003221">
            <text:p>-0,003221</text:p>
          </table:table-cell>
          <table:table-cell office:value-type="float" office:value="0.132381">
            <text:p>0,132381</text:p>
          </table:table-cell>
          <table:table-cell office:value-type="float" office:value="-5.295294">
            <text:p>-5,295294</text:p>
          </table:table-cell>
          <table:table-cell table:number-columns-repeated="1019"/>
        </table:table-row>
        <table:table-row table:style-name="ro1">
          <table:table-cell office:value-type="float" office:value="2216.754883">
            <text:p>2216,75488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33005">
            <text:p>0,133005</text:p>
          </table:table-cell>
          <table:table-cell office:value-type="float" office:value="-5.295294">
            <text:p>-5,295294</text:p>
          </table:table-cell>
          <table:table-cell table:number-columns-repeated="1019"/>
        </table:table-row>
        <table:table-row table:style-name="ro1">
          <table:table-cell office:value-type="float" office:value="2216.754883">
            <text:p>2216,75488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33005">
            <text:p>0,133005</text:p>
          </table:table-cell>
          <table:table-cell office:value-type="float" office:value="-5.314706">
            <text:p>-5,314706</text:p>
          </table:table-cell>
          <table:table-cell table:number-columns-repeated="1019"/>
        </table:table-row>
        <table:table-row table:style-name="ro1">
          <table:table-cell office:value-type="float" office:value="2216.754883">
            <text:p>2216,754883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33005">
            <text:p>0,133005</text:p>
          </table:table-cell>
          <table:table-cell office:value-type="float" office:value="-5.314706">
            <text:p>-5,314706</text:p>
          </table:table-cell>
          <table:table-cell table:number-columns-repeated="1019"/>
        </table:table-row>
        <table:table-row table:style-name="ro1">
          <table:table-cell office:value-type="float" office:value="2216.754883">
            <text:p>2216,75488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33005">
            <text:p>0,133005</text:p>
          </table:table-cell>
          <table:table-cell office:value-type="float" office:value="-5.333529">
            <text:p>-5,333529</text:p>
          </table:table-cell>
          <table:table-cell table:number-columns-repeated="1019"/>
        </table:table-row>
        <table:table-row table:style-name="ro1">
          <table:table-cell office:value-type="float" office:value="2216.754883">
            <text:p>2216,754883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133005">
            <text:p>0,133005</text:p>
          </table:table-cell>
          <table:table-cell office:value-type="float" office:value="-5.333529">
            <text:p>-5,333529</text:p>
          </table:table-cell>
          <table:table-cell table:number-columns-repeated="1019"/>
        </table:table-row>
        <table:table-row table:style-name="ro1">
          <table:table-cell office:value-type="float" office:value="2247.976807">
            <text:p>2247,97680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34879">
            <text:p>0,134879</text:p>
          </table:table-cell>
          <table:table-cell office:value-type="float" office:value="-5.352647">
            <text:p>-5,352647</text:p>
          </table:table-cell>
          <table:table-cell table:number-columns-repeated="1019"/>
        </table:table-row>
        <table:table-row table:style-name="ro1">
          <table:table-cell office:value-type="float" office:value="2247.976807">
            <text:p>2247,976807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34879">
            <text:p>0,134879</text:p>
          </table:table-cell>
          <table:table-cell office:value-type="float" office:value="-5.352647">
            <text:p>-5,352647</text:p>
          </table:table-cell>
          <table:table-cell table:number-columns-repeated="1019"/>
        </table:table-row>
        <table:table-row table:style-name="ro1">
          <table:table-cell office:value-type="float" office:value="2258.384033">
            <text:p>2258,38403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35503">
            <text:p>0,135503</text:p>
          </table:table-cell>
          <table:table-cell office:value-type="float" office:value="-5.371765">
            <text:p>-5,371765</text:p>
          </table:table-cell>
          <table:table-cell table:number-columns-repeated="1019"/>
        </table:table-row>
        <table:table-row table:style-name="ro1">
          <table:table-cell office:value-type="float" office:value="2258.384033">
            <text:p>2258,38403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35503">
            <text:p>0,135503</text:p>
          </table:table-cell>
          <table:table-cell office:value-type="float" office:value="-5.371765">
            <text:p>-5,371765</text:p>
          </table:table-cell>
          <table:table-cell table:number-columns-repeated="1019"/>
        </table:table-row>
        <table:table-row table:style-name="ro1">
          <table:table-cell office:value-type="float" office:value="2227.162109">
            <text:p>2227,16210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3363">
            <text:p>0,13363</text:p>
          </table:table-cell>
          <table:table-cell office:value-type="float" office:value="-5.390588">
            <text:p>-5,390588</text:p>
          </table:table-cell>
          <table:table-cell table:number-columns-repeated="1019"/>
        </table:table-row>
        <table:table-row table:style-name="ro1">
          <table:table-cell office:value-type="float" office:value="2227.162109">
            <text:p>2227,16210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3363">
            <text:p>0,13363</text:p>
          </table:table-cell>
          <table:table-cell office:value-type="float" office:value="-5.390588">
            <text:p>-5,390588</text:p>
          </table:table-cell>
          <table:table-cell table:number-columns-repeated="1019"/>
        </table:table-row>
        <table:table-row table:style-name="ro1">
          <table:table-cell office:value-type="float" office:value="2237.56958">
            <text:p>2237,56958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34254">
            <text:p>0,134254</text:p>
          </table:table-cell>
          <table:table-cell office:value-type="float" office:value="-5.41">
            <text:p>-5,41</text:p>
          </table:table-cell>
          <table:table-cell table:number-columns-repeated="1019"/>
        </table:table-row>
        <table:table-row table:style-name="ro1">
          <table:table-cell office:value-type="float" office:value="2237.56958">
            <text:p>2237,56958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34254">
            <text:p>0,134254</text:p>
          </table:table-cell>
          <table:table-cell office:value-type="float" office:value="-5.41">
            <text:p>-5,41</text:p>
          </table:table-cell>
          <table:table-cell table:number-columns-repeated="1019"/>
        </table:table-row>
        <table:table-row table:style-name="ro1">
          <table:table-cell office:value-type="float" office:value="2247.976807">
            <text:p>2247,976807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34879">
            <text:p>0,134879</text:p>
          </table:table-cell>
          <table:table-cell office:value-type="float" office:value="-5.429118">
            <text:p>-5,429118</text:p>
          </table:table-cell>
          <table:table-cell table:number-columns-repeated="1019"/>
        </table:table-row>
        <table:table-row table:style-name="ro1">
          <table:table-cell office:value-type="float" office:value="2247.976807">
            <text:p>2247,97680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34879">
            <text:p>0,134879</text:p>
          </table:table-cell>
          <table:table-cell office:value-type="float" office:value="-5.429118">
            <text:p>-5,429118</text:p>
          </table:table-cell>
          <table:table-cell table:number-columns-repeated="1019"/>
        </table:table-row>
        <table:table-row table:style-name="ro1">
          <table:table-cell office:value-type="float" office:value="2268.791504">
            <text:p>2268,791504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136127">
            <text:p>0,136127</text:p>
          </table:table-cell>
          <table:table-cell office:value-type="float" office:value="-5.448236">
            <text:p>-5,448236</text:p>
          </table:table-cell>
          <table:table-cell table:number-columns-repeated="1019"/>
        </table:table-row>
        <table:table-row table:style-name="ro1">
          <table:table-cell office:value-type="float" office:value="2268.791504">
            <text:p>2268,791504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36127">
            <text:p>0,136127</text:p>
          </table:table-cell>
          <table:table-cell office:value-type="float" office:value="-5.448236">
            <text:p>-5,448236</text:p>
          </table:table-cell>
          <table:table-cell table:number-columns-repeated="1019"/>
        </table:table-row>
        <table:table-row table:style-name="ro1">
          <table:table-cell office:value-type="float" office:value="2258.384033">
            <text:p>2258,38403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35503">
            <text:p>0,135503</text:p>
          </table:table-cell>
          <table:table-cell office:value-type="float" office:value="-5.468529">
            <text:p>-5,468529</text:p>
          </table:table-cell>
          <table:table-cell table:number-columns-repeated="1019"/>
        </table:table-row>
        <table:table-row table:style-name="ro1">
          <table:table-cell office:value-type="float" office:value="2258.384033">
            <text:p>2258,38403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35503">
            <text:p>0,135503</text:p>
          </table:table-cell>
          <table:table-cell office:value-type="float" office:value="-5.468529">
            <text:p>-5,468529</text:p>
          </table:table-cell>
          <table:table-cell table:number-columns-repeated="1019"/>
        </table:table-row>
        <table:table-row table:style-name="ro1">
          <table:table-cell office:value-type="float" office:value="2300.013428">
            <text:p>2300,01342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38001">
            <text:p>0,138001</text:p>
          </table:table-cell>
          <table:table-cell office:value-type="float" office:value="-5.487941">
            <text:p>-5,487941</text:p>
          </table:table-cell>
          <table:table-cell table:number-columns-repeated="1019"/>
        </table:table-row>
        <table:table-row table:style-name="ro1">
          <table:table-cell office:value-type="float" office:value="2300.013428">
            <text:p>2300,01342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38001">
            <text:p>0,138001</text:p>
          </table:table-cell>
          <table:table-cell office:value-type="float" office:value="-5.487941">
            <text:p>-5,487941</text:p>
          </table:table-cell>
          <table:table-cell table:number-columns-repeated="1019"/>
        </table:table-row>
        <table:table-row table:style-name="ro1">
          <table:table-cell office:value-type="float" office:value="2279.19873">
            <text:p>2279,1987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36752">
            <text:p>0,136752</text:p>
          </table:table-cell>
          <table:table-cell office:value-type="float" office:value="-5.507941">
            <text:p>-5,507941</text:p>
          </table:table-cell>
          <table:table-cell table:number-columns-repeated="1019"/>
        </table:table-row>
        <table:table-row table:style-name="ro1">
          <table:table-cell office:value-type="float" office:value="2279.19873">
            <text:p>2279,1987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36752">
            <text:p>0,136752</text:p>
          </table:table-cell>
          <table:table-cell office:value-type="float" office:value="-5.507941">
            <text:p>-5,507941</text:p>
          </table:table-cell>
          <table:table-cell table:number-columns-repeated="1019"/>
        </table:table-row>
        <table:table-row table:style-name="ro1">
          <table:table-cell office:value-type="float" office:value="2279.19873">
            <text:p>2279,1987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36752">
            <text:p>0,136752</text:p>
          </table:table-cell>
          <table:table-cell office:value-type="float" office:value="-5.526471">
            <text:p>-5,526471</text:p>
          </table:table-cell>
          <table:table-cell table:number-columns-repeated="1019"/>
        </table:table-row>
        <table:table-row table:style-name="ro1">
          <table:table-cell office:value-type="float" office:value="2279.19873">
            <text:p>2279,1987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36752">
            <text:p>0,136752</text:p>
          </table:table-cell>
          <table:table-cell office:value-type="float" office:value="-5.545294">
            <text:p>-5,545294</text:p>
          </table:table-cell>
          <table:table-cell table:number-columns-repeated="1019"/>
        </table:table-row>
        <table:table-row table:style-name="ro1">
          <table:table-cell office:value-type="float" office:value="2331.235107">
            <text:p>2331,235107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39874">
            <text:p>0,139874</text:p>
          </table:table-cell>
          <table:table-cell office:value-type="float" office:value="-5.545294">
            <text:p>-5,545294</text:p>
          </table:table-cell>
          <table:table-cell table:number-columns-repeated="1019"/>
        </table:table-row>
        <table:table-row table:style-name="ro1">
          <table:table-cell office:value-type="float" office:value="2331.235107">
            <text:p>2331,235107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39874">
            <text:p>0,139874</text:p>
          </table:table-cell>
          <table:table-cell office:value-type="float" office:value="-5.564117">
            <text:p>-5,564117</text:p>
          </table:table-cell>
          <table:table-cell table:number-columns-repeated="1019"/>
        </table:table-row>
        <table:table-row table:style-name="ro1">
          <table:table-cell office:value-type="float" office:value="2320.827881">
            <text:p>2320,827881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3925">
            <text:p>0,13925</text:p>
          </table:table-cell>
          <table:table-cell office:value-type="float" office:value="-5.564117">
            <text:p>-5,564117</text:p>
          </table:table-cell>
          <table:table-cell table:number-columns-repeated="1019"/>
        </table:table-row>
        <table:table-row table:style-name="ro1">
          <table:table-cell office:value-type="float" office:value="2331.235107">
            <text:p>2331,235107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39874">
            <text:p>0,139874</text:p>
          </table:table-cell>
          <table:table-cell office:value-type="float" office:value="-5.583235">
            <text:p>-5,583235</text:p>
          </table:table-cell>
          <table:table-cell table:number-columns-repeated="1019"/>
        </table:table-row>
        <table:table-row table:style-name="ro1">
          <table:table-cell office:value-type="float" office:value="2331.235107">
            <text:p>2331,23510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39874">
            <text:p>0,139874</text:p>
          </table:table-cell>
          <table:table-cell office:value-type="float" office:value="-5.583235">
            <text:p>-5,583235</text:p>
          </table:table-cell>
          <table:table-cell table:number-columns-repeated="1019"/>
        </table:table-row>
        <table:table-row table:style-name="ro1">
          <table:table-cell office:value-type="float" office:value="2331.235107">
            <text:p>2331,23510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39874">
            <text:p>0,139874</text:p>
          </table:table-cell>
          <table:table-cell office:value-type="float" office:value="-5.602647">
            <text:p>-5,602647</text:p>
          </table:table-cell>
          <table:table-cell table:number-columns-repeated="1019"/>
        </table:table-row>
        <table:table-row table:style-name="ro1">
          <table:table-cell office:value-type="float" office:value="2331.235107">
            <text:p>2331,23510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39874">
            <text:p>0,139874</text:p>
          </table:table-cell>
          <table:table-cell office:value-type="float" office:value="-5.602647">
            <text:p>-5,602647</text:p>
          </table:table-cell>
          <table:table-cell table:number-columns-repeated="1019"/>
        </table:table-row>
        <table:table-row table:style-name="ro1">
          <table:table-cell office:value-type="float" office:value="2331.235107">
            <text:p>2331,23510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39874">
            <text:p>0,139874</text:p>
          </table:table-cell>
          <table:table-cell office:value-type="float" office:value="-5.621765">
            <text:p>-5,621765</text:p>
          </table:table-cell>
          <table:table-cell table:number-columns-repeated="1019"/>
        </table:table-row>
        <table:table-row table:style-name="ro1">
          <table:table-cell office:value-type="float" office:value="2331.235107">
            <text:p>2331,235107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39874">
            <text:p>0,139874</text:p>
          </table:table-cell>
          <table:table-cell office:value-type="float" office:value="-5.621765">
            <text:p>-5,621765</text:p>
          </table:table-cell>
          <table:table-cell table:number-columns-repeated="1019"/>
        </table:table-row>
        <table:table-row table:style-name="ro1">
          <table:table-cell office:value-type="float" office:value="2372.864502">
            <text:p>2372,864502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142372">
            <text:p>0,142372</text:p>
          </table:table-cell>
          <table:table-cell office:value-type="float" office:value="-5.640588">
            <text:p>-5,640588</text:p>
          </table:table-cell>
          <table:table-cell table:number-columns-repeated="1019"/>
        </table:table-row>
        <table:table-row table:style-name="ro1">
          <table:table-cell office:value-type="float" office:value="2372.864502">
            <text:p>2372,864502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142372">
            <text:p>0,142372</text:p>
          </table:table-cell>
          <table:table-cell office:value-type="float" office:value="-5.640588">
            <text:p>-5,640588</text:p>
          </table:table-cell>
          <table:table-cell table:number-columns-repeated="1019"/>
        </table:table-row>
        <table:table-row table:style-name="ro1">
          <table:table-cell office:value-type="float" office:value="2352.049805">
            <text:p>2352,049805</text:p>
          </table:table-cell>
          <table:table-cell office:value-type="float" office:value="-0.00326">
            <text:p>-0,00326</text:p>
          </table:table-cell>
          <table:table-cell office:value-type="float" office:value="-0.003222">
            <text:p>-0,003222</text:p>
          </table:table-cell>
          <table:table-cell office:value-type="float" office:value="0.141123">
            <text:p>0,141123</text:p>
          </table:table-cell>
          <table:table-cell office:value-type="float" office:value="-5.66">
            <text:p>-5,66</text:p>
          </table:table-cell>
          <table:table-cell table:number-columns-repeated="1019"/>
        </table:table-row>
        <table:table-row table:style-name="ro1">
          <table:table-cell office:value-type="float" office:value="2352.049805">
            <text:p>2352,04980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41123">
            <text:p>0,141123</text:p>
          </table:table-cell>
          <table:table-cell office:value-type="float" office:value="-5.66">
            <text:p>-5,66</text:p>
          </table:table-cell>
          <table:table-cell table:number-columns-repeated="1019"/>
        </table:table-row>
        <table:table-row table:style-name="ro1">
          <table:table-cell office:value-type="float" office:value="2352.049805">
            <text:p>2352,04980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41123">
            <text:p>0,141123</text:p>
          </table:table-cell>
          <table:table-cell office:value-type="float" office:value="-5.678823">
            <text:p>-5,678823</text:p>
          </table:table-cell>
          <table:table-cell table:number-columns-repeated="1019"/>
        </table:table-row>
        <table:table-row table:style-name="ro1">
          <table:table-cell office:value-type="float" office:value="2352.049805">
            <text:p>2352,049805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41123">
            <text:p>0,141123</text:p>
          </table:table-cell>
          <table:table-cell office:value-type="float" office:value="-5.678823">
            <text:p>-5,678823</text:p>
          </table:table-cell>
          <table:table-cell table:number-columns-repeated="1019"/>
        </table:table-row>
        <table:table-row table:style-name="ro1">
          <table:table-cell office:value-type="float" office:value="2352.049805">
            <text:p>2352,04980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41123">
            <text:p>0,141123</text:p>
          </table:table-cell>
          <table:table-cell office:value-type="float" office:value="-5.697941">
            <text:p>-5,697941</text:p>
          </table:table-cell>
          <table:table-cell table:number-columns-repeated="1019"/>
        </table:table-row>
        <table:table-row table:style-name="ro1">
          <table:table-cell office:value-type="float" office:value="2352.049805">
            <text:p>2352,049805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141123">
            <text:p>0,141123</text:p>
          </table:table-cell>
          <table:table-cell office:value-type="float" office:value="-5.697941">
            <text:p>-5,697941</text:p>
          </table:table-cell>
          <table:table-cell table:number-columns-repeated="1019"/>
        </table:table-row>
        <table:table-row table:style-name="ro1">
          <table:table-cell office:value-type="float" office:value="2372.864502">
            <text:p>2372,864502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142372">
            <text:p>0,142372</text:p>
          </table:table-cell>
          <table:table-cell office:value-type="float" office:value="-5.717941">
            <text:p>-5,717941</text:p>
          </table:table-cell>
          <table:table-cell table:number-columns-repeated="1019"/>
        </table:table-row>
        <table:table-row table:style-name="ro1">
          <table:table-cell office:value-type="float" office:value="2372.864502">
            <text:p>2372,86450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42372">
            <text:p>0,142372</text:p>
          </table:table-cell>
          <table:table-cell office:value-type="float" office:value="-5.717941">
            <text:p>-5,717941</text:p>
          </table:table-cell>
          <table:table-cell table:number-columns-repeated="1019"/>
        </table:table-row>
        <table:table-row table:style-name="ro1">
          <table:table-cell office:value-type="float" office:value="2383.271729">
            <text:p>2383,271729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42996">
            <text:p>0,142996</text:p>
          </table:table-cell>
          <table:table-cell office:value-type="float" office:value="-5.737647">
            <text:p>-5,737647</text:p>
          </table:table-cell>
          <table:table-cell table:number-columns-repeated="1019"/>
        </table:table-row>
        <table:table-row table:style-name="ro1">
          <table:table-cell office:value-type="float" office:value="2383.271729">
            <text:p>2383,271729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142996">
            <text:p>0,142996</text:p>
          </table:table-cell>
          <table:table-cell office:value-type="float" office:value="-5.737647">
            <text:p>-5,737647</text:p>
          </table:table-cell>
          <table:table-cell table:number-columns-repeated="1019"/>
        </table:table-row>
        <table:table-row table:style-name="ro1">
          <table:table-cell office:value-type="float" office:value="2383.271729">
            <text:p>2383,27172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42996">
            <text:p>0,142996</text:p>
          </table:table-cell>
          <table:table-cell office:value-type="float" office:value="-5.758235">
            <text:p>-5,758235</text:p>
          </table:table-cell>
          <table:table-cell table:number-columns-repeated="1019"/>
        </table:table-row>
        <table:table-row table:style-name="ro1">
          <table:table-cell office:value-type="float" office:value="2383.271729">
            <text:p>2383,27172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42996">
            <text:p>0,142996</text:p>
          </table:table-cell>
          <table:table-cell office:value-type="float" office:value="-5.758235">
            <text:p>-5,758235</text:p>
          </table:table-cell>
          <table:table-cell table:number-columns-repeated="1019"/>
        </table:table-row>
        <table:table-row table:style-name="ro1">
          <table:table-cell office:value-type="float" office:value="2393.678955">
            <text:p>2393,67895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43621">
            <text:p>0,143621</text:p>
          </table:table-cell>
          <table:table-cell office:value-type="float" office:value="-5.777941">
            <text:p>-5,777941</text:p>
          </table:table-cell>
          <table:table-cell table:number-columns-repeated="1019"/>
        </table:table-row>
        <table:table-row table:style-name="ro1">
          <table:table-cell office:value-type="float" office:value="2393.678955">
            <text:p>2393,678955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43621">
            <text:p>0,143621</text:p>
          </table:table-cell>
          <table:table-cell office:value-type="float" office:value="-5.777941">
            <text:p>-5,777941</text:p>
          </table:table-cell>
          <table:table-cell table:number-columns-repeated="1019"/>
        </table:table-row>
        <table:table-row table:style-name="ro1">
          <table:table-cell office:value-type="float" office:value="2372.864502">
            <text:p>2372,864502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42372">
            <text:p>0,142372</text:p>
          </table:table-cell>
          <table:table-cell office:value-type="float" office:value="-5.797941">
            <text:p>-5,797941</text:p>
          </table:table-cell>
          <table:table-cell table:number-columns-repeated="1019"/>
        </table:table-row>
        <table:table-row table:style-name="ro1">
          <table:table-cell office:value-type="float" office:value="2372.864502">
            <text:p>2372,86450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42372">
            <text:p>0,142372</text:p>
          </table:table-cell>
          <table:table-cell office:value-type="float" office:value="-5.797941">
            <text:p>-5,797941</text:p>
          </table:table-cell>
          <table:table-cell table:number-columns-repeated="1019"/>
        </table:table-row>
        <table:table-row table:style-name="ro1">
          <table:table-cell office:value-type="float" office:value="2424.900879">
            <text:p>2424,90087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45494">
            <text:p>0,145494</text:p>
          </table:table-cell>
          <table:table-cell office:value-type="float" office:value="-5.817647">
            <text:p>-5,817647</text:p>
          </table:table-cell>
          <table:table-cell table:number-columns-repeated="1019"/>
        </table:table-row>
        <table:table-row table:style-name="ro1">
          <table:table-cell office:value-type="float" office:value="2424.900879">
            <text:p>2424,900879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45494">
            <text:p>0,145494</text:p>
          </table:table-cell>
          <table:table-cell office:value-type="float" office:value="-5.817647">
            <text:p>-5,817647</text:p>
          </table:table-cell>
          <table:table-cell table:number-columns-repeated="1019"/>
        </table:table-row>
        <table:table-row table:style-name="ro1">
          <table:table-cell office:value-type="float" office:value="2404.086426">
            <text:p>2404,086426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44245">
            <text:p>0,144245</text:p>
          </table:table-cell>
          <table:table-cell office:value-type="float" office:value="-5.838823">
            <text:p>-5,838823</text:p>
          </table:table-cell>
          <table:table-cell table:number-columns-repeated="1019"/>
        </table:table-row>
        <table:table-row table:style-name="ro1">
          <table:table-cell office:value-type="float" office:value="2404.086426">
            <text:p>2404,08642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44245">
            <text:p>0,144245</text:p>
          </table:table-cell>
          <table:table-cell office:value-type="float" office:value="-5.838823">
            <text:p>-5,838823</text:p>
          </table:table-cell>
          <table:table-cell table:number-columns-repeated="1019"/>
        </table:table-row>
        <table:table-row table:style-name="ro1">
          <table:table-cell office:value-type="float" office:value="2404.086426">
            <text:p>2404,08642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44245">
            <text:p>0,144245</text:p>
          </table:table-cell>
          <table:table-cell office:value-type="float" office:value="-5.857647">
            <text:p>-5,857647</text:p>
          </table:table-cell>
          <table:table-cell table:number-columns-repeated="1019"/>
        </table:table-row>
        <table:table-row table:style-name="ro1">
          <table:table-cell office:value-type="float" office:value="2404.086426">
            <text:p>2404,086426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144245">
            <text:p>0,144245</text:p>
          </table:table-cell>
          <table:table-cell office:value-type="float" office:value="-5.857647">
            <text:p>-5,857647</text:p>
          </table:table-cell>
          <table:table-cell table:number-columns-repeated="1019"/>
        </table:table-row>
        <table:table-row table:style-name="ro1">
          <table:table-cell office:value-type="float" office:value="2414.493652">
            <text:p>2414,493652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14487">
            <text:p>0,14487</text:p>
          </table:table-cell>
          <table:table-cell office:value-type="float" office:value="-5.875882">
            <text:p>-5,875882</text:p>
          </table:table-cell>
          <table:table-cell table:number-columns-repeated="1019"/>
        </table:table-row>
        <table:table-row table:style-name="ro1">
          <table:table-cell office:value-type="float" office:value="2414.493652">
            <text:p>2414,49365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4487">
            <text:p>0,14487</text:p>
          </table:table-cell>
          <table:table-cell office:value-type="float" office:value="-5.894412">
            <text:p>-5,894412</text:p>
          </table:table-cell>
          <table:table-cell table:number-columns-repeated="1019"/>
        </table:table-row>
        <table:table-row table:style-name="ro1">
          <table:table-cell office:value-type="float" office:value="2414.493652">
            <text:p>2414,49365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4487">
            <text:p>0,14487</text:p>
          </table:table-cell>
          <table:table-cell office:value-type="float" office:value="-5.894412">
            <text:p>-5,894412</text:p>
          </table:table-cell>
          <table:table-cell table:number-columns-repeated="1019"/>
        </table:table-row>
        <table:table-row table:style-name="ro1">
          <table:table-cell office:value-type="float" office:value="2414.493652">
            <text:p>2414,493652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14487">
            <text:p>0,14487</text:p>
          </table:table-cell>
          <table:table-cell office:value-type="float" office:value="-5.913824">
            <text:p>-5,913824</text:p>
          </table:table-cell>
          <table:table-cell table:number-columns-repeated="1019"/>
        </table:table-row>
        <table:table-row table:style-name="ro1">
          <table:table-cell office:value-type="float" office:value="2435.308105">
            <text:p>2435,308105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146118">
            <text:p>0,146118</text:p>
          </table:table-cell>
          <table:table-cell office:value-type="float" office:value="-5.913824">
            <text:p>-5,913824</text:p>
          </table:table-cell>
          <table:table-cell table:number-columns-repeated="1019"/>
        </table:table-row>
        <table:table-row table:style-name="ro1">
          <table:table-cell office:value-type="float" office:value="2445.715576">
            <text:p>2445,71557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46743">
            <text:p>0,146743</text:p>
          </table:table-cell>
          <table:table-cell office:value-type="float" office:value="-5.932647">
            <text:p>-5,932647</text:p>
          </table:table-cell>
          <table:table-cell table:number-columns-repeated="1019"/>
        </table:table-row>
        <table:table-row table:style-name="ro1">
          <table:table-cell office:value-type="float" office:value="2445.715576">
            <text:p>2445,71557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46743">
            <text:p>0,146743</text:p>
          </table:table-cell>
          <table:table-cell office:value-type="float" office:value="-5.932647">
            <text:p>-5,932647</text:p>
          </table:table-cell>
          <table:table-cell table:number-columns-repeated="1019"/>
        </table:table-row>
        <table:table-row table:style-name="ro1">
          <table:table-cell office:value-type="float" office:value="2456.122803">
            <text:p>2456,12280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47367">
            <text:p>0,147367</text:p>
          </table:table-cell>
          <table:table-cell office:value-type="float" office:value="-5.952059">
            <text:p>-5,952059</text:p>
          </table:table-cell>
          <table:table-cell table:number-columns-repeated="1019"/>
        </table:table-row>
        <table:table-row table:style-name="ro1">
          <table:table-cell office:value-type="float" office:value="2456.122803">
            <text:p>2456,122803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47367">
            <text:p>0,147367</text:p>
          </table:table-cell>
          <table:table-cell office:value-type="float" office:value="-5.952059">
            <text:p>-5,952059</text:p>
          </table:table-cell>
          <table:table-cell table:number-columns-repeated="1019"/>
        </table:table-row>
        <table:table-row table:style-name="ro1">
          <table:table-cell office:value-type="float" office:value="2466.530029">
            <text:p>2466,53002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47992">
            <text:p>0,147992</text:p>
          </table:table-cell>
          <table:table-cell office:value-type="float" office:value="-5.971765">
            <text:p>-5,971765</text:p>
          </table:table-cell>
          <table:table-cell table:number-columns-repeated="1019"/>
        </table:table-row>
        <table:table-row table:style-name="ro1">
          <table:table-cell office:value-type="float" office:value="2466.530029">
            <text:p>2466,530029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47992">
            <text:p>0,147992</text:p>
          </table:table-cell>
          <table:table-cell office:value-type="float" office:value="-5.971765">
            <text:p>-5,971765</text:p>
          </table:table-cell>
          <table:table-cell table:number-columns-repeated="1019"/>
        </table:table-row>
        <table:table-row table:style-name="ro1">
          <table:table-cell office:value-type="float" office:value="2445.715576">
            <text:p>2445,715576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46743">
            <text:p>0,146743</text:p>
          </table:table-cell>
          <table:table-cell office:value-type="float" office:value="-5.990588">
            <text:p>-5,990588</text:p>
          </table:table-cell>
          <table:table-cell table:number-columns-repeated="1019"/>
        </table:table-row>
        <table:table-row table:style-name="ro1">
          <table:table-cell office:value-type="float" office:value="2445.715576">
            <text:p>2445,71557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46743">
            <text:p>0,146743</text:p>
          </table:table-cell>
          <table:table-cell office:value-type="float" office:value="-5.990588">
            <text:p>-5,990588</text:p>
          </table:table-cell>
          <table:table-cell table:number-columns-repeated="1019"/>
        </table:table-row>
        <table:table-row table:style-name="ro1">
          <table:table-cell office:value-type="float" office:value="2476.9375">
            <text:p>2476,9375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48616">
            <text:p>0,148616</text:p>
          </table:table-cell>
          <table:table-cell office:value-type="float" office:value="-6.009412">
            <text:p>-6,009412</text:p>
          </table:table-cell>
          <table:table-cell table:number-columns-repeated="1019"/>
        </table:table-row>
        <table:table-row table:style-name="ro1">
          <table:table-cell office:value-type="float" office:value="2476.9375">
            <text:p>2476,937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48616">
            <text:p>0,148616</text:p>
          </table:table-cell>
          <table:table-cell office:value-type="float" office:value="-6.009412">
            <text:p>-6,009412</text:p>
          </table:table-cell>
          <table:table-cell table:number-columns-repeated="1019"/>
        </table:table-row>
        <table:table-row table:style-name="ro1">
          <table:table-cell office:value-type="float" office:value="2456.122803">
            <text:p>2456,12280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47367">
            <text:p>0,147367</text:p>
          </table:table-cell>
          <table:table-cell office:value-type="float" office:value="-6.02853">
            <text:p>-6,02853</text:p>
          </table:table-cell>
          <table:table-cell table:number-columns-repeated="1019"/>
        </table:table-row>
        <table:table-row table:style-name="ro1">
          <table:table-cell office:value-type="float" office:value="2456.122803">
            <text:p>2456,122803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0.147367">
            <text:p>0,147367</text:p>
          </table:table-cell>
          <table:table-cell office:value-type="float" office:value="-6.02853">
            <text:p>-6,02853</text:p>
          </table:table-cell>
          <table:table-cell table:number-columns-repeated="1019"/>
        </table:table-row>
        <table:table-row table:style-name="ro1">
          <table:table-cell office:value-type="float" office:value="2487.344727">
            <text:p>2487,34472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49241">
            <text:p>0,149241</text:p>
          </table:table-cell>
          <table:table-cell office:value-type="float" office:value="-6.047353">
            <text:p>-6,047353</text:p>
          </table:table-cell>
          <table:table-cell table:number-columns-repeated="1019"/>
        </table:table-row>
        <table:table-row table:style-name="ro1">
          <table:table-cell office:value-type="float" office:value="2487.344727">
            <text:p>2487,344727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49241">
            <text:p>0,149241</text:p>
          </table:table-cell>
          <table:table-cell office:value-type="float" office:value="-6.047353">
            <text:p>-6,047353</text:p>
          </table:table-cell>
          <table:table-cell table:number-columns-repeated="1019"/>
        </table:table-row>
        <table:table-row table:style-name="ro1">
          <table:table-cell office:value-type="float" office:value="2497.751953">
            <text:p>2497,751953</text:p>
          </table:table-cell>
          <table:table-cell office:value-type="float" office:value="-0.003254">
            <text:p>-0,003254</text:p>
          </table:table-cell>
          <table:table-cell office:value-type="float" office:value="-0.003221">
            <text:p>-0,003221</text:p>
          </table:table-cell>
          <table:table-cell office:value-type="float" office:value="0.149865">
            <text:p>0,149865</text:p>
          </table:table-cell>
          <table:table-cell office:value-type="float" office:value="-6.067647">
            <text:p>-6,067647</text:p>
          </table:table-cell>
          <table:table-cell table:number-columns-repeated="1019"/>
        </table:table-row>
        <table:table-row table:style-name="ro1">
          <table:table-cell office:value-type="float" office:value="2497.751953">
            <text:p>2497,751953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149865">
            <text:p>0,149865</text:p>
          </table:table-cell>
          <table:table-cell office:value-type="float" office:value="-6.067647">
            <text:p>-6,067647</text:p>
          </table:table-cell>
          <table:table-cell table:number-columns-repeated="1019"/>
        </table:table-row>
        <table:table-row table:style-name="ro1">
          <table:table-cell office:value-type="float" office:value="2497.751953">
            <text:p>2497,751953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49865">
            <text:p>0,149865</text:p>
          </table:table-cell>
          <table:table-cell office:value-type="float" office:value="-6.087647">
            <text:p>-6,087647</text:p>
          </table:table-cell>
          <table:table-cell table:number-columns-repeated="1019"/>
        </table:table-row>
        <table:table-row table:style-name="ro1">
          <table:table-cell office:value-type="float" office:value="2497.751953">
            <text:p>2497,751953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149865">
            <text:p>0,149865</text:p>
          </table:table-cell>
          <table:table-cell office:value-type="float" office:value="-6.087647">
            <text:p>-6,087647</text:p>
          </table:table-cell>
          <table:table-cell table:number-columns-repeated="1019"/>
        </table:table-row>
        <table:table-row table:style-name="ro1">
          <table:table-cell office:value-type="float" office:value="2497.751953">
            <text:p>2497,751953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49865">
            <text:p>0,149865</text:p>
          </table:table-cell>
          <table:table-cell office:value-type="float" office:value="-6.107647">
            <text:p>-6,107647</text:p>
          </table:table-cell>
          <table:table-cell table:number-columns-repeated="1019"/>
        </table:table-row>
        <table:table-row table:style-name="ro1">
          <table:table-cell office:value-type="float" office:value="2497.751953">
            <text:p>2497,75195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49865">
            <text:p>0,149865</text:p>
          </table:table-cell>
          <table:table-cell office:value-type="float" office:value="-6.107647">
            <text:p>-6,107647</text:p>
          </table:table-cell>
          <table:table-cell table:number-columns-repeated="1019"/>
        </table:table-row>
        <table:table-row table:style-name="ro1">
          <table:table-cell office:value-type="float" office:value="2487.344727">
            <text:p>2487,34472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49241">
            <text:p>0,149241</text:p>
          </table:table-cell>
          <table:table-cell office:value-type="float" office:value="-6.126765">
            <text:p>-6,126765</text:p>
          </table:table-cell>
          <table:table-cell table:number-columns-repeated="1019"/>
        </table:table-row>
        <table:table-row table:style-name="ro1">
          <table:table-cell office:value-type="float" office:value="2487.344727">
            <text:p>2487,344727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49241">
            <text:p>0,149241</text:p>
          </table:table-cell>
          <table:table-cell office:value-type="float" office:value="-6.126765">
            <text:p>-6,126765</text:p>
          </table:table-cell>
          <table:table-cell table:number-columns-repeated="1019"/>
        </table:table-row>
        <table:table-row table:style-name="ro1">
          <table:table-cell office:value-type="float" office:value="2508.159424">
            <text:p>2508,15942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5049">
            <text:p>0,15049</text:p>
          </table:table-cell>
          <table:table-cell office:value-type="float" office:value="-6.146176">
            <text:p>-6,146176</text:p>
          </table:table-cell>
          <table:table-cell table:number-columns-repeated="1019"/>
        </table:table-row>
        <table:table-row table:style-name="ro1">
          <table:table-cell office:value-type="float" office:value="2508.159424">
            <text:p>2508,159424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5049">
            <text:p>0,15049</text:p>
          </table:table-cell>
          <table:table-cell office:value-type="float" office:value="-6.164706">
            <text:p>-6,164706</text:p>
          </table:table-cell>
          <table:table-cell table:number-columns-repeated="1019"/>
        </table:table-row>
        <table:table-row table:style-name="ro1">
          <table:table-cell office:value-type="float" office:value="2539.381104">
            <text:p>2539,381104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52363">
            <text:p>0,152363</text:p>
          </table:table-cell>
          <table:table-cell office:value-type="float" office:value="-6.164706">
            <text:p>-6,164706</text:p>
          </table:table-cell>
          <table:table-cell table:number-columns-repeated="1019"/>
        </table:table-row>
        <table:table-row table:style-name="ro1">
          <table:table-cell office:value-type="float" office:value="2539.381104">
            <text:p>2539,381104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52363">
            <text:p>0,152363</text:p>
          </table:table-cell>
          <table:table-cell office:value-type="float" office:value="-6.184118">
            <text:p>-6,184118</text:p>
          </table:table-cell>
          <table:table-cell table:number-columns-repeated="1019"/>
        </table:table-row>
        <table:table-row table:style-name="ro1">
          <table:table-cell office:value-type="float" office:value="2508.159424">
            <text:p>2508,15942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5049">
            <text:p>0,15049</text:p>
          </table:table-cell>
          <table:table-cell office:value-type="float" office:value="-6.184118">
            <text:p>-6,184118</text:p>
          </table:table-cell>
          <table:table-cell table:number-columns-repeated="1019"/>
        </table:table-row>
        <table:table-row table:style-name="ro1">
          <table:table-cell office:value-type="float" office:value="2528.973877">
            <text:p>2528,97387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51738">
            <text:p>0,151738</text:p>
          </table:table-cell>
          <table:table-cell office:value-type="float" office:value="-6.202647">
            <text:p>-6,202647</text:p>
          </table:table-cell>
          <table:table-cell table:number-columns-repeated="1019"/>
        </table:table-row>
        <table:table-row table:style-name="ro1">
          <table:table-cell office:value-type="float" office:value="2528.973877">
            <text:p>2528,973877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51738">
            <text:p>0,151738</text:p>
          </table:table-cell>
          <table:table-cell office:value-type="float" office:value="-6.202647">
            <text:p>-6,202647</text:p>
          </table:table-cell>
          <table:table-cell table:number-columns-repeated="1019"/>
        </table:table-row>
        <table:table-row table:style-name="ro1">
          <table:table-cell office:value-type="float" office:value="2508.159424">
            <text:p>2508,159424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15049">
            <text:p>0,15049</text:p>
          </table:table-cell>
          <table:table-cell office:value-type="float" office:value="-6.222059">
            <text:p>-6,222059</text:p>
          </table:table-cell>
          <table:table-cell table:number-columns-repeated="1019"/>
        </table:table-row>
        <table:table-row table:style-name="ro1">
          <table:table-cell office:value-type="float" office:value="2508.159424">
            <text:p>2508,159424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5049">
            <text:p>0,15049</text:p>
          </table:table-cell>
          <table:table-cell office:value-type="float" office:value="-6.222059">
            <text:p>-6,222059</text:p>
          </table:table-cell>
          <table:table-cell table:number-columns-repeated="1019"/>
        </table:table-row>
        <table:table-row table:style-name="ro1">
          <table:table-cell office:value-type="float" office:value="2539.381104">
            <text:p>2539,38110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52363">
            <text:p>0,152363</text:p>
          </table:table-cell>
          <table:table-cell office:value-type="float" office:value="-6.241471">
            <text:p>-6,241471</text:p>
          </table:table-cell>
          <table:table-cell table:number-columns-repeated="1019"/>
        </table:table-row>
        <table:table-row table:style-name="ro1">
          <table:table-cell office:value-type="float" office:value="2539.381104">
            <text:p>2539,38110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52363">
            <text:p>0,152363</text:p>
          </table:table-cell>
          <table:table-cell office:value-type="float" office:value="-6.241471">
            <text:p>-6,241471</text:p>
          </table:table-cell>
          <table:table-cell table:number-columns-repeated="1019"/>
        </table:table-row>
        <table:table-row table:style-name="ro1">
          <table:table-cell office:value-type="float" office:value="2539.381104">
            <text:p>2539,38110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52363">
            <text:p>0,152363</text:p>
          </table:table-cell>
          <table:table-cell office:value-type="float" office:value="-6.260882">
            <text:p>-6,260882</text:p>
          </table:table-cell>
          <table:table-cell table:number-columns-repeated="1019"/>
        </table:table-row>
        <table:table-row table:style-name="ro1">
          <table:table-cell office:value-type="float" office:value="2539.381104">
            <text:p>2539,38110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52363">
            <text:p>0,152363</text:p>
          </table:table-cell>
          <table:table-cell office:value-type="float" office:value="-6.260882">
            <text:p>-6,260882</text:p>
          </table:table-cell>
          <table:table-cell table:number-columns-repeated="1019"/>
        </table:table-row>
        <table:table-row table:style-name="ro1">
          <table:table-cell office:value-type="float" office:value="2549.788574">
            <text:p>2549,78857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52987">
            <text:p>0,152987</text:p>
          </table:table-cell>
          <table:table-cell office:value-type="float" office:value="-6.279706">
            <text:p>-6,279706</text:p>
          </table:table-cell>
          <table:table-cell table:number-columns-repeated="1019"/>
        </table:table-row>
        <table:table-row table:style-name="ro1">
          <table:table-cell office:value-type="float" office:value="2549.788574">
            <text:p>2549,788574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52987">
            <text:p>0,152987</text:p>
          </table:table-cell>
          <table:table-cell office:value-type="float" office:value="-6.279706">
            <text:p>-6,279706</text:p>
          </table:table-cell>
          <table:table-cell table:number-columns-repeated="1019"/>
        </table:table-row>
        <table:table-row table:style-name="ro1">
          <table:table-cell office:value-type="float" office:value="2528.973877">
            <text:p>2528,97387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51738">
            <text:p>0,151738</text:p>
          </table:table-cell>
          <table:table-cell office:value-type="float" office:value="-6.299118">
            <text:p>-6,299118</text:p>
          </table:table-cell>
          <table:table-cell table:number-columns-repeated="1019"/>
        </table:table-row>
        <table:table-row table:style-name="ro1">
          <table:table-cell office:value-type="float" office:value="2528.973877">
            <text:p>2528,973877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51738">
            <text:p>0,151738</text:p>
          </table:table-cell>
          <table:table-cell office:value-type="float" office:value="-6.299118">
            <text:p>-6,299118</text:p>
          </table:table-cell>
          <table:table-cell table:number-columns-repeated="1019"/>
        </table:table-row>
        <table:table-row table:style-name="ro1">
          <table:table-cell office:value-type="float" office:value="2549.788574">
            <text:p>2549,78857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52987">
            <text:p>0,152987</text:p>
          </table:table-cell>
          <table:table-cell office:value-type="float" office:value="-6.318235">
            <text:p>-6,318235</text:p>
          </table:table-cell>
          <table:table-cell table:number-columns-repeated="1019"/>
        </table:table-row>
        <table:table-row table:style-name="ro1">
          <table:table-cell office:value-type="float" office:value="2549.788574">
            <text:p>2549,788574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52987">
            <text:p>0,152987</text:p>
          </table:table-cell>
          <table:table-cell office:value-type="float" office:value="-6.318235">
            <text:p>-6,318235</text:p>
          </table:table-cell>
          <table:table-cell table:number-columns-repeated="1019"/>
        </table:table-row>
        <table:table-row table:style-name="ro1">
          <table:table-cell office:value-type="float" office:value="2570.603027">
            <text:p>2570,60302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54236">
            <text:p>0,154236</text:p>
          </table:table-cell>
          <table:table-cell office:value-type="float" office:value="-6.337353">
            <text:p>-6,337353</text:p>
          </table:table-cell>
          <table:table-cell table:number-columns-repeated="1019"/>
        </table:table-row>
        <table:table-row table:style-name="ro1">
          <table:table-cell office:value-type="float" office:value="2570.603027">
            <text:p>2570,603027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54236">
            <text:p>0,154236</text:p>
          </table:table-cell>
          <table:table-cell office:value-type="float" office:value="-6.337353">
            <text:p>-6,337353</text:p>
          </table:table-cell>
          <table:table-cell table:number-columns-repeated="1019"/>
        </table:table-row>
        <table:table-row table:style-name="ro1">
          <table:table-cell office:value-type="float" office:value="2560.195801">
            <text:p>2560,19580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53612">
            <text:p>0,153612</text:p>
          </table:table-cell>
          <table:table-cell office:value-type="float" office:value="-6.356176">
            <text:p>-6,356176</text:p>
          </table:table-cell>
          <table:table-cell table:number-columns-repeated="1019"/>
        </table:table-row>
        <table:table-row table:style-name="ro1">
          <table:table-cell office:value-type="float" office:value="2560.195801">
            <text:p>2560,19580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53612">
            <text:p>0,153612</text:p>
          </table:table-cell>
          <table:table-cell office:value-type="float" office:value="-6.356176">
            <text:p>-6,356176</text:p>
          </table:table-cell>
          <table:table-cell table:number-columns-repeated="1019"/>
        </table:table-row>
        <table:table-row table:style-name="ro1">
          <table:table-cell office:value-type="float" office:value="2539.381104">
            <text:p>2539,381104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52363">
            <text:p>0,152363</text:p>
          </table:table-cell>
          <table:table-cell office:value-type="float" office:value="-6.375588">
            <text:p>-6,375588</text:p>
          </table:table-cell>
          <table:table-cell table:number-columns-repeated="1019"/>
        </table:table-row>
        <table:table-row table:style-name="ro1">
          <table:table-cell office:value-type="float" office:value="2539.381104">
            <text:p>2539,38110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52363">
            <text:p>0,152363</text:p>
          </table:table-cell>
          <table:table-cell office:value-type="float" office:value="-6.394412">
            <text:p>-6,394412</text:p>
          </table:table-cell>
          <table:table-cell table:number-columns-repeated="1019"/>
        </table:table-row>
        <table:table-row table:style-name="ro1">
          <table:table-cell office:value-type="float" office:value="2549.788574">
            <text:p>2549,788574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152987">
            <text:p>0,152987</text:p>
          </table:table-cell>
          <table:table-cell office:value-type="float" office:value="-6.394412">
            <text:p>-6,394412</text:p>
          </table:table-cell>
          <table:table-cell table:number-columns-repeated="1019"/>
        </table:table-row>
        <table:table-row table:style-name="ro1">
          <table:table-cell office:value-type="float" office:value="2549.788574">
            <text:p>2549,788574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152987">
            <text:p>0,152987</text:p>
          </table:table-cell>
          <table:table-cell office:value-type="float" office:value="-6.413529">
            <text:p>-6,413529</text:p>
          </table:table-cell>
          <table:table-cell table:number-columns-repeated="1019"/>
        </table:table-row>
        <table:table-row table:style-name="ro1">
          <table:table-cell office:value-type="float" office:value="2570.603027">
            <text:p>2570,603027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54236">
            <text:p>0,154236</text:p>
          </table:table-cell>
          <table:table-cell office:value-type="float" office:value="-6.413529">
            <text:p>-6,413529</text:p>
          </table:table-cell>
          <table:table-cell table:number-columns-repeated="1019"/>
        </table:table-row>
        <table:table-row table:style-name="ro1">
          <table:table-cell office:value-type="float" office:value="2570.603027">
            <text:p>2570,603027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54236">
            <text:p>0,154236</text:p>
          </table:table-cell>
          <table:table-cell office:value-type="float" office:value="-6.432353">
            <text:p>-6,432353</text:p>
          </table:table-cell>
          <table:table-cell table:number-columns-repeated="1019"/>
        </table:table-row>
        <table:table-row table:style-name="ro1">
          <table:table-cell office:value-type="float" office:value="2570.603027">
            <text:p>2570,603027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54236">
            <text:p>0,154236</text:p>
          </table:table-cell>
          <table:table-cell office:value-type="float" office:value="-6.432353">
            <text:p>-6,432353</text:p>
          </table:table-cell>
          <table:table-cell table:number-columns-repeated="1019"/>
        </table:table-row>
        <table:table-row table:style-name="ro1">
          <table:table-cell office:value-type="float" office:value="2570.603027">
            <text:p>2570,60302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54236">
            <text:p>0,154236</text:p>
          </table:table-cell>
          <table:table-cell office:value-type="float" office:value="-6.452647">
            <text:p>-6,452647</text:p>
          </table:table-cell>
          <table:table-cell table:number-columns-repeated="1019"/>
        </table:table-row>
        <table:table-row table:style-name="ro1">
          <table:table-cell office:value-type="float" office:value="2570.603027">
            <text:p>2570,60302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54236">
            <text:p>0,154236</text:p>
          </table:table-cell>
          <table:table-cell office:value-type="float" office:value="-6.452647">
            <text:p>-6,452647</text:p>
          </table:table-cell>
          <table:table-cell table:number-columns-repeated="1019"/>
        </table:table-row>
        <table:table-row table:style-name="ro1">
          <table:table-cell office:value-type="float" office:value="2591.417725">
            <text:p>2591,417725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55485">
            <text:p>0,155485</text:p>
          </table:table-cell>
          <table:table-cell office:value-type="float" office:value="-6.47147">
            <text:p>-6,47147</text:p>
          </table:table-cell>
          <table:table-cell table:number-columns-repeated="1019"/>
        </table:table-row>
        <table:table-row table:style-name="ro1">
          <table:table-cell office:value-type="float" office:value="2591.417725">
            <text:p>2591,417725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55485">
            <text:p>0,155485</text:p>
          </table:table-cell>
          <table:table-cell office:value-type="float" office:value="-6.47147">
            <text:p>-6,47147</text:p>
          </table:table-cell>
          <table:table-cell table:number-columns-repeated="1019"/>
        </table:table-row>
        <table:table-row table:style-name="ro1">
          <table:table-cell office:value-type="float" office:value="2570.603027">
            <text:p>2570,603027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54236">
            <text:p>0,154236</text:p>
          </table:table-cell>
          <table:table-cell office:value-type="float" office:value="-6.490588">
            <text:p>-6,490588</text:p>
          </table:table-cell>
          <table:table-cell table:number-columns-repeated="1019"/>
        </table:table-row>
        <table:table-row table:style-name="ro1">
          <table:table-cell office:value-type="float" office:value="2570.603027">
            <text:p>2570,603027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154236">
            <text:p>0,154236</text:p>
          </table:table-cell>
          <table:table-cell office:value-type="float" office:value="-6.490588">
            <text:p>-6,490588</text:p>
          </table:table-cell>
          <table:table-cell table:number-columns-repeated="1019"/>
        </table:table-row>
        <table:table-row table:style-name="ro1">
          <table:table-cell office:value-type="float" office:value="2601.824951">
            <text:p>2601,824951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56109">
            <text:p>0,156109</text:p>
          </table:table-cell>
          <table:table-cell office:value-type="float" office:value="-6.509412">
            <text:p>-6,509412</text:p>
          </table:table-cell>
          <table:table-cell table:number-columns-repeated="1019"/>
        </table:table-row>
        <table:table-row table:style-name="ro1">
          <table:table-cell office:value-type="float" office:value="2601.824951">
            <text:p>2601,82495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56109">
            <text:p>0,156109</text:p>
          </table:table-cell>
          <table:table-cell office:value-type="float" office:value="-6.509412">
            <text:p>-6,509412</text:p>
          </table:table-cell>
          <table:table-cell table:number-columns-repeated="1019"/>
        </table:table-row>
        <table:table-row table:style-name="ro1">
          <table:table-cell office:value-type="float" office:value="2570.603027">
            <text:p>2570,603027</text:p>
          </table:table-cell>
          <table:table-cell office:value-type="float" office:value="-0.003254">
            <text:p>-0,003254</text:p>
          </table:table-cell>
          <table:table-cell office:value-type="float" office:value="-0.003221">
            <text:p>-0,003221</text:p>
          </table:table-cell>
          <table:table-cell office:value-type="float" office:value="0.154236">
            <text:p>0,154236</text:p>
          </table:table-cell>
          <table:table-cell office:value-type="float" office:value="-6.52853">
            <text:p>-6,52853</text:p>
          </table:table-cell>
          <table:table-cell table:number-columns-repeated="1019"/>
        </table:table-row>
        <table:table-row table:style-name="ro1">
          <table:table-cell office:value-type="float" office:value="2570.603027">
            <text:p>2570,603027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154236">
            <text:p>0,154236</text:p>
          </table:table-cell>
          <table:table-cell office:value-type="float" office:value="-6.52853">
            <text:p>-6,52853</text:p>
          </table:table-cell>
          <table:table-cell table:number-columns-repeated="1019"/>
        </table:table-row>
        <table:table-row table:style-name="ro1">
          <table:table-cell office:value-type="float" office:value="2601.824951">
            <text:p>2601,82495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56109">
            <text:p>0,156109</text:p>
          </table:table-cell>
          <table:table-cell office:value-type="float" office:value="-6.547647">
            <text:p>-6,547647</text:p>
          </table:table-cell>
          <table:table-cell table:number-columns-repeated="1019"/>
        </table:table-row>
        <table:table-row table:style-name="ro1">
          <table:table-cell office:value-type="float" office:value="2601.824951">
            <text:p>2601,82495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56109">
            <text:p>0,156109</text:p>
          </table:table-cell>
          <table:table-cell office:value-type="float" office:value="-6.547647">
            <text:p>-6,547647</text:p>
          </table:table-cell>
          <table:table-cell table:number-columns-repeated="1019"/>
        </table:table-row>
        <table:table-row table:style-name="ro1">
          <table:table-cell office:value-type="float" office:value="2591.417725">
            <text:p>2591,41772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55485">
            <text:p>0,155485</text:p>
          </table:table-cell>
          <table:table-cell office:value-type="float" office:value="-6.567353">
            <text:p>-6,567353</text:p>
          </table:table-cell>
          <table:table-cell table:number-columns-repeated="1019"/>
        </table:table-row>
        <table:table-row table:style-name="ro1">
          <table:table-cell office:value-type="float" office:value="2591.417725">
            <text:p>2591,417725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55485">
            <text:p>0,155485</text:p>
          </table:table-cell>
          <table:table-cell office:value-type="float" office:value="-6.567353">
            <text:p>-6,567353</text:p>
          </table:table-cell>
          <table:table-cell table:number-columns-repeated="1019"/>
        </table:table-row>
        <table:table-row table:style-name="ro1">
          <table:table-cell office:value-type="float" office:value="2581.010498">
            <text:p>2581,01049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54861">
            <text:p>0,154861</text:p>
          </table:table-cell>
          <table:table-cell office:value-type="float" office:value="-6.587059">
            <text:p>-6,587059</text:p>
          </table:table-cell>
          <table:table-cell table:number-columns-repeated="1019"/>
        </table:table-row>
        <table:table-row table:style-name="ro1">
          <table:table-cell office:value-type="float" office:value="2581.010498">
            <text:p>2581,010498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54861">
            <text:p>0,154861</text:p>
          </table:table-cell>
          <table:table-cell office:value-type="float" office:value="-6.587059">
            <text:p>-6,587059</text:p>
          </table:table-cell>
          <table:table-cell table:number-columns-repeated="1019"/>
        </table:table-row>
        <table:table-row table:style-name="ro1">
          <table:table-cell office:value-type="float" office:value="2601.824951">
            <text:p>2601,82495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56109">
            <text:p>0,156109</text:p>
          </table:table-cell>
          <table:table-cell office:value-type="float" office:value="-6.607059">
            <text:p>-6,607059</text:p>
          </table:table-cell>
          <table:table-cell table:number-columns-repeated="1019"/>
        </table:table-row>
        <table:table-row table:style-name="ro1">
          <table:table-cell office:value-type="float" office:value="2601.824951">
            <text:p>2601,82495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56109">
            <text:p>0,156109</text:p>
          </table:table-cell>
          <table:table-cell office:value-type="float" office:value="-6.607059">
            <text:p>-6,607059</text:p>
          </table:table-cell>
          <table:table-cell table:number-columns-repeated="1019"/>
        </table:table-row>
        <table:table-row table:style-name="ro1">
          <table:table-cell office:value-type="float" office:value="2591.417725">
            <text:p>2591,417725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55485">
            <text:p>0,155485</text:p>
          </table:table-cell>
          <table:table-cell office:value-type="float" office:value="-6.625588">
            <text:p>-6,625588</text:p>
          </table:table-cell>
          <table:table-cell table:number-columns-repeated="1019"/>
        </table:table-row>
        <table:table-row table:style-name="ro1">
          <table:table-cell office:value-type="float" office:value="2591.417725">
            <text:p>2591,417725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55485">
            <text:p>0,155485</text:p>
          </table:table-cell>
          <table:table-cell office:value-type="float" office:value="-6.644412">
            <text:p>-6,644412</text:p>
          </table:table-cell>
          <table:table-cell table:number-columns-repeated="1019"/>
        </table:table-row>
        <table:table-row table:style-name="ro1">
          <table:table-cell office:value-type="float" office:value="2601.824951">
            <text:p>2601,82495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56109">
            <text:p>0,156109</text:p>
          </table:table-cell>
          <table:table-cell office:value-type="float" office:value="-6.644412">
            <text:p>-6,644412</text:p>
          </table:table-cell>
          <table:table-cell table:number-columns-repeated="1019"/>
        </table:table-row>
        <table:table-row table:style-name="ro1">
          <table:table-cell office:value-type="float" office:value="2601.824951">
            <text:p>2601,824951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156109">
            <text:p>0,156109</text:p>
          </table:table-cell>
          <table:table-cell office:value-type="float" office:value="-6.663529">
            <text:p>-6,663529</text:p>
          </table:table-cell>
          <table:table-cell table:number-columns-repeated="1019"/>
        </table:table-row>
        <table:table-row table:style-name="ro1">
          <table:table-cell office:value-type="float" office:value="2622.639648">
            <text:p>2622,639648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57358">
            <text:p>0,157358</text:p>
          </table:table-cell>
          <table:table-cell office:value-type="float" office:value="-6.663529">
            <text:p>-6,663529</text:p>
          </table:table-cell>
          <table:table-cell table:number-columns-repeated="1019"/>
        </table:table-row>
        <table:table-row table:style-name="ro1">
          <table:table-cell office:value-type="float" office:value="2622.639648">
            <text:p>2622,639648</text:p>
          </table:table-cell>
          <table:table-cell office:value-type="float" office:value="-0.003256">
            <text:p>-0,003256</text:p>
          </table:table-cell>
          <table:table-cell office:value-type="float" office:value="-0.003219">
            <text:p>-0,003219</text:p>
          </table:table-cell>
          <table:table-cell office:value-type="float" office:value="0.157358">
            <text:p>0,157358</text:p>
          </table:table-cell>
          <table:table-cell office:value-type="float" office:value="-6.682353">
            <text:p>-6,682353</text:p>
          </table:table-cell>
          <table:table-cell table:number-columns-repeated="1019"/>
        </table:table-row>
        <table:table-row table:style-name="ro1">
          <table:table-cell office:value-type="float" office:value="2622.639648">
            <text:p>2622,639648</text:p>
          </table:table-cell>
          <table:table-cell office:value-type="float" office:value="-0.003252">
            <text:p>-0,003252</text:p>
          </table:table-cell>
          <table:table-cell office:value-type="float" office:value="-0.003223">
            <text:p>-0,003223</text:p>
          </table:table-cell>
          <table:table-cell office:value-type="float" office:value="0.157358">
            <text:p>0,157358</text:p>
          </table:table-cell>
          <table:table-cell office:value-type="float" office:value="-6.682353">
            <text:p>-6,682353</text:p>
          </table:table-cell>
          <table:table-cell table:number-columns-repeated="1019"/>
        </table:table-row>
        <table:table-row table:style-name="ro1">
          <table:table-cell office:value-type="float" office:value="2591.417725">
            <text:p>2591,417725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155485">
            <text:p>0,155485</text:p>
          </table:table-cell>
          <table:table-cell office:value-type="float" office:value="-6.701765">
            <text:p>-6,701765</text:p>
          </table:table-cell>
          <table:table-cell table:number-columns-repeated="1019"/>
        </table:table-row>
        <table:table-row table:style-name="ro1">
          <table:table-cell office:value-type="float" office:value="2591.417725">
            <text:p>2591,417725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55485">
            <text:p>0,155485</text:p>
          </table:table-cell>
          <table:table-cell office:value-type="float" office:value="-6.701765">
            <text:p>-6,701765</text:p>
          </table:table-cell>
          <table:table-cell table:number-columns-repeated="1019"/>
        </table:table-row>
        <table:table-row table:style-name="ro1">
          <table:table-cell office:value-type="float" office:value="2612.232422">
            <text:p>2612,23242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56734">
            <text:p>0,156734</text:p>
          </table:table-cell>
          <table:table-cell office:value-type="float" office:value="-6.720588">
            <text:p>-6,720588</text:p>
          </table:table-cell>
          <table:table-cell table:number-columns-repeated="1019"/>
        </table:table-row>
        <table:table-row table:style-name="ro1">
          <table:table-cell office:value-type="float" office:value="2612.232422">
            <text:p>2612,23242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56734">
            <text:p>0,156734</text:p>
          </table:table-cell>
          <table:table-cell office:value-type="float" office:value="-6.720588">
            <text:p>-6,720588</text:p>
          </table:table-cell>
          <table:table-cell table:number-columns-repeated="1019"/>
        </table:table-row>
        <table:table-row table:style-name="ro1">
          <table:table-cell office:value-type="float" office:value="2622.639648">
            <text:p>2622,639648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157358">
            <text:p>0,157358</text:p>
          </table:table-cell>
          <table:table-cell office:value-type="float" office:value="-6.74">
            <text:p>-6,74</text:p>
          </table:table-cell>
          <table:table-cell table:number-columns-repeated="1019"/>
        </table:table-row>
        <table:table-row table:style-name="ro1">
          <table:table-cell office:value-type="float" office:value="2622.639648">
            <text:p>2622,63964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57358">
            <text:p>0,157358</text:p>
          </table:table-cell>
          <table:table-cell office:value-type="float" office:value="-6.74">
            <text:p>-6,74</text:p>
          </table:table-cell>
          <table:table-cell table:number-columns-repeated="1019"/>
        </table:table-row>
        <table:table-row table:style-name="ro1">
          <table:table-cell office:value-type="float" office:value="2633.046875">
            <text:p>2633,04687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57983">
            <text:p>0,157983</text:p>
          </table:table-cell>
          <table:table-cell office:value-type="float" office:value="-6.759118">
            <text:p>-6,759118</text:p>
          </table:table-cell>
          <table:table-cell table:number-columns-repeated="1019"/>
        </table:table-row>
        <table:table-row table:style-name="ro1">
          <table:table-cell office:value-type="float" office:value="2633.046875">
            <text:p>2633,046875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57983">
            <text:p>0,157983</text:p>
          </table:table-cell>
          <table:table-cell office:value-type="float" office:value="-6.759118">
            <text:p>-6,759118</text:p>
          </table:table-cell>
          <table:table-cell table:number-columns-repeated="1019"/>
        </table:table-row>
        <table:table-row table:style-name="ro1">
          <table:table-cell office:value-type="float" office:value="2612.232422">
            <text:p>2612,232422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156734">
            <text:p>0,156734</text:p>
          </table:table-cell>
          <table:table-cell office:value-type="float" office:value="-6.778235">
            <text:p>-6,778235</text:p>
          </table:table-cell>
          <table:table-cell table:number-columns-repeated="1019"/>
        </table:table-row>
        <table:table-row table:style-name="ro1">
          <table:table-cell office:value-type="float" office:value="2612.232422">
            <text:p>2612,232422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156734">
            <text:p>0,156734</text:p>
          </table:table-cell>
          <table:table-cell office:value-type="float" office:value="-6.778235">
            <text:p>-6,778235</text:p>
          </table:table-cell>
          <table:table-cell table:number-columns-repeated="1019"/>
        </table:table-row>
        <table:table-row table:style-name="ro1">
          <table:table-cell office:value-type="float" office:value="2622.639648">
            <text:p>2622,63964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57358">
            <text:p>0,157358</text:p>
          </table:table-cell>
          <table:table-cell office:value-type="float" office:value="-6.797647">
            <text:p>-6,797647</text:p>
          </table:table-cell>
          <table:table-cell table:number-columns-repeated="1019"/>
        </table:table-row>
        <table:table-row table:style-name="ro1">
          <table:table-cell office:value-type="float" office:value="2622.639648">
            <text:p>2622,639648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157358">
            <text:p>0,157358</text:p>
          </table:table-cell>
          <table:table-cell office:value-type="float" office:value="-6.797647">
            <text:p>-6,797647</text:p>
          </table:table-cell>
          <table:table-cell table:number-columns-repeated="1019"/>
        </table:table-row>
        <table:table-row table:style-name="ro1">
          <table:table-cell office:value-type="float" office:value="2643.454346">
            <text:p>2643,454346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58607">
            <text:p>0,158607</text:p>
          </table:table-cell>
          <table:table-cell office:value-type="float" office:value="-6.817647">
            <text:p>-6,817647</text:p>
          </table:table-cell>
          <table:table-cell table:number-columns-repeated="1019"/>
        </table:table-row>
        <table:table-row table:style-name="ro1">
          <table:table-cell office:value-type="float" office:value="2643.454346">
            <text:p>2643,454346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58607">
            <text:p>0,158607</text:p>
          </table:table-cell>
          <table:table-cell office:value-type="float" office:value="-6.817647">
            <text:p>-6,817647</text:p>
          </table:table-cell>
          <table:table-cell table:number-columns-repeated="1019"/>
        </table:table-row>
        <table:table-row table:style-name="ro1">
          <table:table-cell office:value-type="float" office:value="2612.232422">
            <text:p>2612,23242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56734">
            <text:p>0,156734</text:p>
          </table:table-cell>
          <table:table-cell office:value-type="float" office:value="-6.837059">
            <text:p>-6,837059</text:p>
          </table:table-cell>
          <table:table-cell table:number-columns-repeated="1019"/>
        </table:table-row>
        <table:table-row table:style-name="ro1">
          <table:table-cell office:value-type="float" office:value="2612.232422">
            <text:p>2612,23242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56734">
            <text:p>0,156734</text:p>
          </table:table-cell>
          <table:table-cell office:value-type="float" office:value="-6.837059">
            <text:p>-6,837059</text:p>
          </table:table-cell>
          <table:table-cell table:number-columns-repeated="1019"/>
        </table:table-row>
        <table:table-row table:style-name="ro1">
          <table:table-cell office:value-type="float" office:value="2622.639648">
            <text:p>2622,639648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157358">
            <text:p>0,157358</text:p>
          </table:table-cell>
          <table:table-cell office:value-type="float" office:value="-6.857059">
            <text:p>-6,857059</text:p>
          </table:table-cell>
          <table:table-cell table:number-columns-repeated="1019"/>
        </table:table-row>
        <table:table-row table:style-name="ro1">
          <table:table-cell office:value-type="float" office:value="2622.639648">
            <text:p>2622,63964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57358">
            <text:p>0,157358</text:p>
          </table:table-cell>
          <table:table-cell office:value-type="float" office:value="-6.857059">
            <text:p>-6,857059</text:p>
          </table:table-cell>
          <table:table-cell table:number-columns-repeated="1019"/>
        </table:table-row>
        <table:table-row table:style-name="ro1">
          <table:table-cell office:value-type="float" office:value="2633.046875">
            <text:p>2633,046875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57983">
            <text:p>0,157983</text:p>
          </table:table-cell>
          <table:table-cell office:value-type="float" office:value="-6.876765">
            <text:p>-6,876765</text:p>
          </table:table-cell>
          <table:table-cell table:number-columns-repeated="1019"/>
        </table:table-row>
        <table:table-row table:style-name="ro1">
          <table:table-cell office:value-type="float" office:value="2633.046875">
            <text:p>2633,04687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57983">
            <text:p>0,157983</text:p>
          </table:table-cell>
          <table:table-cell office:value-type="float" office:value="-6.876765">
            <text:p>-6,876765</text:p>
          </table:table-cell>
          <table:table-cell table:number-columns-repeated="1019"/>
        </table:table-row>
        <table:table-row table:style-name="ro1">
          <table:table-cell office:value-type="float" office:value="2664.268799">
            <text:p>2664,268799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59856">
            <text:p>0,159856</text:p>
          </table:table-cell>
          <table:table-cell office:value-type="float" office:value="-6.895588">
            <text:p>-6,895588</text:p>
          </table:table-cell>
          <table:table-cell table:number-columns-repeated="1019"/>
        </table:table-row>
        <table:table-row table:style-name="ro1">
          <table:table-cell office:value-type="float" office:value="2664.268799">
            <text:p>2664,26879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59856">
            <text:p>0,159856</text:p>
          </table:table-cell>
          <table:table-cell office:value-type="float" office:value="-6.914412">
            <text:p>-6,914412</text:p>
          </table:table-cell>
          <table:table-cell table:number-columns-repeated="1019"/>
        </table:table-row>
        <table:table-row table:style-name="ro1">
          <table:table-cell office:value-type="float" office:value="2674.676025">
            <text:p>2674,67602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60481">
            <text:p>0,160481</text:p>
          </table:table-cell>
          <table:table-cell office:value-type="float" office:value="-6.914412">
            <text:p>-6,914412</text:p>
          </table:table-cell>
          <table:table-cell table:number-columns-repeated="1019"/>
        </table:table-row>
        <table:table-row table:style-name="ro1">
          <table:table-cell office:value-type="float" office:value="2674.676025">
            <text:p>2674,676025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60481">
            <text:p>0,160481</text:p>
          </table:table-cell>
          <table:table-cell office:value-type="float" office:value="-6.933824">
            <text:p>-6,933824</text:p>
          </table:table-cell>
          <table:table-cell table:number-columns-repeated="1019"/>
        </table:table-row>
        <table:table-row table:style-name="ro1">
          <table:table-cell office:value-type="float" office:value="2653.861572">
            <text:p>2653,861572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159232">
            <text:p>0,159232</text:p>
          </table:table-cell>
          <table:table-cell office:value-type="float" office:value="-6.933824">
            <text:p>-6,933824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61105">
            <text:p>0,161105</text:p>
          </table:table-cell>
          <table:table-cell office:value-type="float" office:value="-6.952353">
            <text:p>-6,952353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61105">
            <text:p>0,161105</text:p>
          </table:table-cell>
          <table:table-cell office:value-type="float" office:value="-6.952353">
            <text:p>-6,952353</text:p>
          </table:table-cell>
          <table:table-cell table:number-columns-repeated="1019"/>
        </table:table-row>
        <table:table-row table:style-name="ro1">
          <table:table-cell office:value-type="float" office:value="2643.454346">
            <text:p>2643,45434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58607">
            <text:p>0,158607</text:p>
          </table:table-cell>
          <table:table-cell office:value-type="float" office:value="-6.971765">
            <text:p>-6,971765</text:p>
          </table:table-cell>
          <table:table-cell table:number-columns-repeated="1019"/>
        </table:table-row>
        <table:table-row table:style-name="ro1">
          <table:table-cell office:value-type="float" office:value="2643.454346">
            <text:p>2643,454346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158607">
            <text:p>0,158607</text:p>
          </table:table-cell>
          <table:table-cell office:value-type="float" office:value="-6.971765">
            <text:p>-6,971765</text:p>
          </table:table-cell>
          <table:table-cell table:number-columns-repeated="1019"/>
        </table:table-row>
        <table:table-row table:style-name="ro1">
          <table:table-cell office:value-type="float" office:value="2633.046875">
            <text:p>2633,046875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57983">
            <text:p>0,157983</text:p>
          </table:table-cell>
          <table:table-cell office:value-type="float" office:value="-6.991471">
            <text:p>-6,991471</text:p>
          </table:table-cell>
          <table:table-cell table:number-columns-repeated="1019"/>
        </table:table-row>
        <table:table-row table:style-name="ro1">
          <table:table-cell office:value-type="float" office:value="2633.046875">
            <text:p>2633,046875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57983">
            <text:p>0,157983</text:p>
          </table:table-cell>
          <table:table-cell office:value-type="float" office:value="-6.991471">
            <text:p>-6,991471</text:p>
          </table:table-cell>
          <table:table-cell table:number-columns-repeated="1019"/>
        </table:table-row>
        <table:table-row table:style-name="ro1">
          <table:table-cell office:value-type="float" office:value="2674.676025">
            <text:p>2674,67602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60481">
            <text:p>0,160481</text:p>
          </table:table-cell>
          <table:table-cell office:value-type="float" office:value="-7.01">
            <text:p>-7,01</text:p>
          </table:table-cell>
          <table:table-cell table:number-columns-repeated="1019"/>
        </table:table-row>
        <table:table-row table:style-name="ro1">
          <table:table-cell office:value-type="float" office:value="2674.676025">
            <text:p>2674,676025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60481">
            <text:p>0,160481</text:p>
          </table:table-cell>
          <table:table-cell office:value-type="float" office:value="-7.01">
            <text:p>-7,01</text:p>
          </table:table-cell>
          <table:table-cell table:number-columns-repeated="1019"/>
        </table:table-row>
        <table:table-row table:style-name="ro1">
          <table:table-cell office:value-type="float" office:value="2664.268799">
            <text:p>2664,26879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59856">
            <text:p>0,159856</text:p>
          </table:table-cell>
          <table:table-cell office:value-type="float" office:value="-7.029118">
            <text:p>-7,029118</text:p>
          </table:table-cell>
          <table:table-cell table:number-columns-repeated="1019"/>
        </table:table-row>
        <table:table-row table:style-name="ro1">
          <table:table-cell office:value-type="float" office:value="2664.268799">
            <text:p>2664,268799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59856">
            <text:p>0,159856</text:p>
          </table:table-cell>
          <table:table-cell office:value-type="float" office:value="-7.029118">
            <text:p>-7,029118</text:p>
          </table:table-cell>
          <table:table-cell table:number-columns-repeated="1019"/>
        </table:table-row>
        <table:table-row table:style-name="ro1">
          <table:table-cell office:value-type="float" office:value="2653.861572">
            <text:p>2653,861572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159232">
            <text:p>0,159232</text:p>
          </table:table-cell>
          <table:table-cell office:value-type="float" office:value="-7.047941">
            <text:p>-7,047941</text:p>
          </table:table-cell>
          <table:table-cell table:number-columns-repeated="1019"/>
        </table:table-row>
        <table:table-row table:style-name="ro1">
          <table:table-cell office:value-type="float" office:value="2653.861572">
            <text:p>2653,86157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59232">
            <text:p>0,159232</text:p>
          </table:table-cell>
          <table:table-cell office:value-type="float" office:value="-7.047941">
            <text:p>-7,047941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61105">
            <text:p>0,161105</text:p>
          </table:table-cell>
          <table:table-cell office:value-type="float" office:value="-7.067647">
            <text:p>-7,067647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61105">
            <text:p>0,161105</text:p>
          </table:table-cell>
          <table:table-cell office:value-type="float" office:value="-7.067647">
            <text:p>-7,067647</text:p>
          </table:table-cell>
          <table:table-cell table:number-columns-repeated="1019"/>
        </table:table-row>
        <table:table-row table:style-name="ro1">
          <table:table-cell office:value-type="float" office:value="2653.861572">
            <text:p>2653,861572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59232">
            <text:p>0,159232</text:p>
          </table:table-cell>
          <table:table-cell office:value-type="float" office:value="-7.086765">
            <text:p>-7,086765</text:p>
          </table:table-cell>
          <table:table-cell table:number-columns-repeated="1019"/>
        </table:table-row>
        <table:table-row table:style-name="ro1">
          <table:table-cell office:value-type="float" office:value="2653.861572">
            <text:p>2653,861572</text:p>
          </table:table-cell>
          <table:table-cell office:value-type="float" office:value="-0.003258">
            <text:p>-0,003258</text:p>
          </table:table-cell>
          <table:table-cell office:value-type="float" office:value="-0.003221">
            <text:p>-0,003221</text:p>
          </table:table-cell>
          <table:table-cell office:value-type="float" office:value="0.159232">
            <text:p>0,159232</text:p>
          </table:table-cell>
          <table:table-cell office:value-type="float" office:value="-7.086765">
            <text:p>-7,086765</text:p>
          </table:table-cell>
          <table:table-cell table:number-columns-repeated="1019"/>
        </table:table-row>
        <table:table-row table:style-name="ro1">
          <table:table-cell office:value-type="float" office:value="2674.676025">
            <text:p>2674,676025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60481">
            <text:p>0,160481</text:p>
          </table:table-cell>
          <table:table-cell office:value-type="float" office:value="-7.105588">
            <text:p>-7,105588</text:p>
          </table:table-cell>
          <table:table-cell table:number-columns-repeated="1019"/>
        </table:table-row>
        <table:table-row table:style-name="ro1">
          <table:table-cell office:value-type="float" office:value="2674.676025">
            <text:p>2674,67602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60481">
            <text:p>0,160481</text:p>
          </table:table-cell>
          <table:table-cell office:value-type="float" office:value="-7.105588">
            <text:p>-7,105588</text:p>
          </table:table-cell>
          <table:table-cell table:number-columns-repeated="1019"/>
        </table:table-row>
        <table:table-row table:style-name="ro1">
          <table:table-cell office:value-type="float" office:value="2653.861572">
            <text:p>2653,861572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159232">
            <text:p>0,159232</text:p>
          </table:table-cell>
          <table:table-cell office:value-type="float" office:value="-7.125">
            <text:p>-7,125</text:p>
          </table:table-cell>
          <table:table-cell table:number-columns-repeated="1019"/>
        </table:table-row>
        <table:table-row table:style-name="ro1">
          <table:table-cell office:value-type="float" office:value="2653.861572">
            <text:p>2653,861572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59232">
            <text:p>0,159232</text:p>
          </table:table-cell>
          <table:table-cell office:value-type="float" office:value="-7.144412">
            <text:p>-7,144412</text:p>
          </table:table-cell>
          <table:table-cell table:number-columns-repeated="1019"/>
        </table:table-row>
        <table:table-row table:style-name="ro1">
          <table:table-cell office:value-type="float" office:value="2674.676025">
            <text:p>2674,67602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60481">
            <text:p>0,160481</text:p>
          </table:table-cell>
          <table:table-cell office:value-type="float" office:value="-7.144412">
            <text:p>-7,144412</text:p>
          </table:table-cell>
          <table:table-cell table:number-columns-repeated="1019"/>
        </table:table-row>
        <table:table-row table:style-name="ro1">
          <table:table-cell office:value-type="float" office:value="2674.676025">
            <text:p>2674,67602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60481">
            <text:p>0,160481</text:p>
          </table:table-cell>
          <table:table-cell office:value-type="float" office:value="-7.163529">
            <text:p>-7,163529</text:p>
          </table:table-cell>
          <table:table-cell table:number-columns-repeated="1019"/>
        </table:table-row>
        <table:table-row table:style-name="ro1">
          <table:table-cell office:value-type="float" office:value="2664.268799">
            <text:p>2664,268799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59856">
            <text:p>0,159856</text:p>
          </table:table-cell>
          <table:table-cell office:value-type="float" office:value="-7.163529">
            <text:p>-7,163529</text:p>
          </table:table-cell>
          <table:table-cell table:number-columns-repeated="1019"/>
        </table:table-row>
        <table:table-row table:style-name="ro1">
          <table:table-cell office:value-type="float" office:value="2653.861572">
            <text:p>2653,86157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59232">
            <text:p>0,159232</text:p>
          </table:table-cell>
          <table:table-cell office:value-type="float" office:value="-7.182059">
            <text:p>-7,182059</text:p>
          </table:table-cell>
          <table:table-cell table:number-columns-repeated="1019"/>
        </table:table-row>
        <table:table-row table:style-name="ro1">
          <table:table-cell office:value-type="float" office:value="2653.861572">
            <text:p>2653,86157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59232">
            <text:p>0,159232</text:p>
          </table:table-cell>
          <table:table-cell office:value-type="float" office:value="-7.182059">
            <text:p>-7,182059</text:p>
          </table:table-cell>
          <table:table-cell table:number-columns-repeated="1019"/>
        </table:table-row>
        <table:table-row table:style-name="ro1">
          <table:table-cell office:value-type="float" office:value="2664.268799">
            <text:p>2664,26879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59856">
            <text:p>0,159856</text:p>
          </table:table-cell>
          <table:table-cell office:value-type="float" office:value="-7.201177">
            <text:p>-7,201177</text:p>
          </table:table-cell>
          <table:table-cell table:number-columns-repeated="1019"/>
        </table:table-row>
        <table:table-row table:style-name="ro1">
          <table:table-cell office:value-type="float" office:value="2664.268799">
            <text:p>2664,26879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59856">
            <text:p>0,159856</text:p>
          </table:table-cell>
          <table:table-cell office:value-type="float" office:value="-7.201177">
            <text:p>-7,201177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61105">
            <text:p>0,161105</text:p>
          </table:table-cell>
          <table:table-cell office:value-type="float" office:value="-7.220588">
            <text:p>-7,220588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61105">
            <text:p>0,161105</text:p>
          </table:table-cell>
          <table:table-cell office:value-type="float" office:value="-7.220588">
            <text:p>-7,220588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61105">
            <text:p>0,161105</text:p>
          </table:table-cell>
          <table:table-cell office:value-type="float" office:value="-7.239706">
            <text:p>-7,239706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61105">
            <text:p>0,161105</text:p>
          </table:table-cell>
          <table:table-cell office:value-type="float" office:value="-7.239706">
            <text:p>-7,239706</text:p>
          </table:table-cell>
          <table:table-cell table:number-columns-repeated="1019"/>
        </table:table-row>
        <table:table-row table:style-name="ro1">
          <table:table-cell office:value-type="float" office:value="2664.268799">
            <text:p>2664,26879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59856">
            <text:p>0,159856</text:p>
          </table:table-cell>
          <table:table-cell office:value-type="float" office:value="-7.259118">
            <text:p>-7,259118</text:p>
          </table:table-cell>
          <table:table-cell table:number-columns-repeated="1019"/>
        </table:table-row>
        <table:table-row table:style-name="ro1">
          <table:table-cell office:value-type="float" office:value="2664.268799">
            <text:p>2664,26879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59856">
            <text:p>0,159856</text:p>
          </table:table-cell>
          <table:table-cell office:value-type="float" office:value="-7.259118">
            <text:p>-7,259118</text:p>
          </table:table-cell>
          <table:table-cell table:number-columns-repeated="1019"/>
        </table:table-row>
        <table:table-row table:style-name="ro1">
          <table:table-cell office:value-type="float" office:value="2674.676025">
            <text:p>2674,676025</text:p>
          </table:table-cell>
          <table:table-cell office:value-type="float" office:value="-0.003253">
            <text:p>-0,003253</text:p>
          </table:table-cell>
          <table:table-cell office:value-type="float" office:value="-0.003228">
            <text:p>-0,003228</text:p>
          </table:table-cell>
          <table:table-cell office:value-type="float" office:value="0.160481">
            <text:p>0,160481</text:p>
          </table:table-cell>
          <table:table-cell office:value-type="float" office:value="-7.277941">
            <text:p>-7,277941</text:p>
          </table:table-cell>
          <table:table-cell table:number-columns-repeated="1019"/>
        </table:table-row>
        <table:table-row table:style-name="ro1">
          <table:table-cell office:value-type="float" office:value="2674.676025">
            <text:p>2674,676025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160481">
            <text:p>0,160481</text:p>
          </table:table-cell>
          <table:table-cell office:value-type="float" office:value="-7.277941">
            <text:p>-7,277941</text:p>
          </table:table-cell>
          <table:table-cell table:number-columns-repeated="1019"/>
        </table:table-row>
        <table:table-row table:style-name="ro1">
          <table:table-cell office:value-type="float" office:value="2674.676025">
            <text:p>2674,676025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60481">
            <text:p>0,160481</text:p>
          </table:table-cell>
          <table:table-cell office:value-type="float" office:value="-7.297059">
            <text:p>-7,297059</text:p>
          </table:table-cell>
          <table:table-cell table:number-columns-repeated="1019"/>
        </table:table-row>
        <table:table-row table:style-name="ro1">
          <table:table-cell office:value-type="float" office:value="2674.676025">
            <text:p>2674,676025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60481">
            <text:p>0,160481</text:p>
          </table:table-cell>
          <table:table-cell office:value-type="float" office:value="-7.297059">
            <text:p>-7,297059</text:p>
          </table:table-cell>
          <table:table-cell table:number-columns-repeated="1019"/>
        </table:table-row>
        <table:table-row table:style-name="ro1">
          <table:table-cell office:value-type="float" office:value="2674.676025">
            <text:p>2674,676025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160481">
            <text:p>0,160481</text:p>
          </table:table-cell>
          <table:table-cell office:value-type="float" office:value="-7.317059">
            <text:p>-7,317059</text:p>
          </table:table-cell>
          <table:table-cell table:number-columns-repeated="1019"/>
        </table:table-row>
        <table:table-row table:style-name="ro1">
          <table:table-cell office:value-type="float" office:value="2674.676025">
            <text:p>2674,67602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60481">
            <text:p>0,160481</text:p>
          </table:table-cell>
          <table:table-cell office:value-type="float" office:value="-7.317059">
            <text:p>-7,317059</text:p>
          </table:table-cell>
          <table:table-cell table:number-columns-repeated="1019"/>
        </table:table-row>
        <table:table-row table:style-name="ro1">
          <table:table-cell office:value-type="float" office:value="2695.490723">
            <text:p>2695,49072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61729">
            <text:p>0,161729</text:p>
          </table:table-cell>
          <table:table-cell office:value-type="float" office:value="-7.336471">
            <text:p>-7,336471</text:p>
          </table:table-cell>
          <table:table-cell table:number-columns-repeated="1019"/>
        </table:table-row>
        <table:table-row table:style-name="ro1">
          <table:table-cell office:value-type="float" office:value="2695.490723">
            <text:p>2695,49072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61729">
            <text:p>0,161729</text:p>
          </table:table-cell>
          <table:table-cell office:value-type="float" office:value="-7.336471">
            <text:p>-7,336471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161105">
            <text:p>0,161105</text:p>
          </table:table-cell>
          <table:table-cell office:value-type="float" office:value="-7.355588">
            <text:p>-7,355588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61105">
            <text:p>0,161105</text:p>
          </table:table-cell>
          <table:table-cell office:value-type="float" office:value="-7.355588">
            <text:p>-7,355588</text:p>
          </table:table-cell>
          <table:table-cell table:number-columns-repeated="1019"/>
        </table:table-row>
        <table:table-row table:style-name="ro1">
          <table:table-cell office:value-type="float" office:value="2674.676025">
            <text:p>2674,676025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160481">
            <text:p>0,160481</text:p>
          </table:table-cell>
          <table:table-cell office:value-type="float" office:value="-7.374412">
            <text:p>-7,374412</text:p>
          </table:table-cell>
          <table:table-cell table:number-columns-repeated="1019"/>
        </table:table-row>
        <table:table-row table:style-name="ro1">
          <table:table-cell office:value-type="float" office:value="2674.676025">
            <text:p>2674,67602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60481">
            <text:p>0,160481</text:p>
          </table:table-cell>
          <table:table-cell office:value-type="float" office:value="-7.393529">
            <text:p>-7,393529</text:p>
          </table:table-cell>
          <table:table-cell table:number-columns-repeated="1019"/>
        </table:table-row>
        <table:table-row table:style-name="ro1">
          <table:table-cell office:value-type="float" office:value="2674.676025">
            <text:p>2674,676025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60481">
            <text:p>0,160481</text:p>
          </table:table-cell>
          <table:table-cell office:value-type="float" office:value="-7.393529">
            <text:p>-7,393529</text:p>
          </table:table-cell>
          <table:table-cell table:number-columns-repeated="1019"/>
        </table:table-row>
        <table:table-row table:style-name="ro1">
          <table:table-cell office:value-type="float" office:value="2674.676025">
            <text:p>2674,67602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60481">
            <text:p>0,160481</text:p>
          </table:table-cell>
          <table:table-cell office:value-type="float" office:value="-7.412353">
            <text:p>-7,412353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61105">
            <text:p>0,161105</text:p>
          </table:table-cell>
          <table:table-cell office:value-type="float" office:value="-7.412353">
            <text:p>-7,412353</text:p>
          </table:table-cell>
          <table:table-cell table:number-columns-repeated="1019"/>
        </table:table-row>
        <table:table-row table:style-name="ro1">
          <table:table-cell office:value-type="float" office:value="2695.490723">
            <text:p>2695,490723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61729">
            <text:p>0,161729</text:p>
          </table:table-cell>
          <table:table-cell office:value-type="float" office:value="-7.431765">
            <text:p>-7,431765</text:p>
          </table:table-cell>
          <table:table-cell table:number-columns-repeated="1019"/>
        </table:table-row>
        <table:table-row table:style-name="ro1">
          <table:table-cell office:value-type="float" office:value="2695.490723">
            <text:p>2695,490723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0.161729">
            <text:p>0,161729</text:p>
          </table:table-cell>
          <table:table-cell office:value-type="float" office:value="-7.431765">
            <text:p>-7,431765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61105">
            <text:p>0,161105</text:p>
          </table:table-cell>
          <table:table-cell office:value-type="float" office:value="-7.450588">
            <text:p>-7,450588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61105">
            <text:p>0,161105</text:p>
          </table:table-cell>
          <table:table-cell office:value-type="float" office:value="-7.450588">
            <text:p>-7,450588</text:p>
          </table:table-cell>
          <table:table-cell table:number-columns-repeated="1019"/>
        </table:table-row>
        <table:table-row table:style-name="ro1">
          <table:table-cell office:value-type="float" office:value="2674.676025">
            <text:p>2674,676025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160481">
            <text:p>0,160481</text:p>
          </table:table-cell>
          <table:table-cell office:value-type="float" office:value="-7.470294">
            <text:p>-7,470294</text:p>
          </table:table-cell>
          <table:table-cell table:number-columns-repeated="1019"/>
        </table:table-row>
        <table:table-row table:style-name="ro1">
          <table:table-cell office:value-type="float" office:value="2674.676025">
            <text:p>2674,67602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60481">
            <text:p>0,160481</text:p>
          </table:table-cell>
          <table:table-cell office:value-type="float" office:value="-7.470294">
            <text:p>-7,470294</text:p>
          </table:table-cell>
          <table:table-cell table:number-columns-repeated="1019"/>
        </table:table-row>
        <table:table-row table:style-name="ro1">
          <table:table-cell office:value-type="float" office:value="2695.490723">
            <text:p>2695,49072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61729">
            <text:p>0,161729</text:p>
          </table:table-cell>
          <table:table-cell office:value-type="float" office:value="-7.489412">
            <text:p>-7,489412</text:p>
          </table:table-cell>
          <table:table-cell table:number-columns-repeated="1019"/>
        </table:table-row>
        <table:table-row table:style-name="ro1">
          <table:table-cell office:value-type="float" office:value="2695.490723">
            <text:p>2695,490723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61729">
            <text:p>0,161729</text:p>
          </table:table-cell>
          <table:table-cell office:value-type="float" office:value="-7.489412">
            <text:p>-7,489412</text:p>
          </table:table-cell>
          <table:table-cell table:number-columns-repeated="1019"/>
        </table:table-row>
        <table:table-row table:style-name="ro1">
          <table:table-cell office:value-type="float" office:value="2674.676025">
            <text:p>2674,676025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160481">
            <text:p>0,160481</text:p>
          </table:table-cell>
          <table:table-cell office:value-type="float" office:value="-7.508529">
            <text:p>-7,508529</text:p>
          </table:table-cell>
          <table:table-cell table:number-columns-repeated="1019"/>
        </table:table-row>
        <table:table-row table:style-name="ro1">
          <table:table-cell office:value-type="float" office:value="2674.676025">
            <text:p>2674,67602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60481">
            <text:p>0,160481</text:p>
          </table:table-cell>
          <table:table-cell office:value-type="float" office:value="-7.508529">
            <text:p>-7,508529</text:p>
          </table:table-cell>
          <table:table-cell table:number-columns-repeated="1019"/>
        </table:table-row>
        <table:table-row table:style-name="ro1">
          <table:table-cell office:value-type="float" office:value="2705.897949">
            <text:p>2705,897949</text:p>
          </table:table-cell>
          <table:table-cell office:value-type="float" office:value="-0.003254">
            <text:p>-0,003254</text:p>
          </table:table-cell>
          <table:table-cell office:value-type="float" office:value="-0.003228">
            <text:p>-0,003228</text:p>
          </table:table-cell>
          <table:table-cell office:value-type="float" office:value="0.162354">
            <text:p>0,162354</text:p>
          </table:table-cell>
          <table:table-cell office:value-type="float" office:value="-7.527647">
            <text:p>-7,527647</text:p>
          </table:table-cell>
          <table:table-cell table:number-columns-repeated="1019"/>
        </table:table-row>
        <table:table-row table:style-name="ro1">
          <table:table-cell office:value-type="float" office:value="2705.897949">
            <text:p>2705,897949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62354">
            <text:p>0,162354</text:p>
          </table:table-cell>
          <table:table-cell office:value-type="float" office:value="-7.527647">
            <text:p>-7,527647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61105">
            <text:p>0,161105</text:p>
          </table:table-cell>
          <table:table-cell office:value-type="float" office:value="-7.546765">
            <text:p>-7,546765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61105">
            <text:p>0,161105</text:p>
          </table:table-cell>
          <table:table-cell office:value-type="float" office:value="-7.546765">
            <text:p>-7,546765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61105">
            <text:p>0,161105</text:p>
          </table:table-cell>
          <table:table-cell office:value-type="float" office:value="-7.567059">
            <text:p>-7,567059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61105">
            <text:p>0,161105</text:p>
          </table:table-cell>
          <table:table-cell office:value-type="float" office:value="-7.567059">
            <text:p>-7,567059</text:p>
          </table:table-cell>
          <table:table-cell table:number-columns-repeated="1019"/>
        </table:table-row>
        <table:table-row table:style-name="ro1">
          <table:table-cell office:value-type="float" office:value="2664.268799">
            <text:p>2664,26879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59856">
            <text:p>0,159856</text:p>
          </table:table-cell>
          <table:table-cell office:value-type="float" office:value="-7.586471">
            <text:p>-7,586471</text:p>
          </table:table-cell>
          <table:table-cell table:number-columns-repeated="1019"/>
        </table:table-row>
        <table:table-row table:style-name="ro1">
          <table:table-cell office:value-type="float" office:value="2664.268799">
            <text:p>2664,26879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59856">
            <text:p>0,159856</text:p>
          </table:table-cell>
          <table:table-cell office:value-type="float" office:value="-7.586471">
            <text:p>-7,586471</text:p>
          </table:table-cell>
          <table:table-cell table:number-columns-repeated="1019"/>
        </table:table-row>
        <table:table-row table:style-name="ro1">
          <table:table-cell office:value-type="float" office:value="2695.490723">
            <text:p>2695,49072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61729">
            <text:p>0,161729</text:p>
          </table:table-cell>
          <table:table-cell office:value-type="float" office:value="-7.607059">
            <text:p>-7,607059</text:p>
          </table:table-cell>
          <table:table-cell table:number-columns-repeated="1019"/>
        </table:table-row>
        <table:table-row table:style-name="ro1">
          <table:table-cell office:value-type="float" office:value="2695.490723">
            <text:p>2695,49072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61729">
            <text:p>0,161729</text:p>
          </table:table-cell>
          <table:table-cell office:value-type="float" office:value="-7.607059">
            <text:p>-7,607059</text:p>
          </table:table-cell>
          <table:table-cell table:number-columns-repeated="1019"/>
        </table:table-row>
        <table:table-row table:style-name="ro1">
          <table:table-cell office:value-type="float" office:value="2705.897949">
            <text:p>2705,89794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62354">
            <text:p>0,162354</text:p>
          </table:table-cell>
          <table:table-cell office:value-type="float" office:value="-7.625">
            <text:p>-7,625</text:p>
          </table:table-cell>
          <table:table-cell table:number-columns-repeated="1019"/>
        </table:table-row>
        <table:table-row table:style-name="ro1">
          <table:table-cell office:value-type="float" office:value="2705.897949">
            <text:p>2705,89794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62354">
            <text:p>0,162354</text:p>
          </table:table-cell>
          <table:table-cell office:value-type="float" office:value="-7.643824">
            <text:p>-7,643824</text:p>
          </table:table-cell>
          <table:table-cell table:number-columns-repeated="1019"/>
        </table:table-row>
        <table:table-row table:style-name="ro1">
          <table:table-cell office:value-type="float" office:value="2695.490723">
            <text:p>2695,49072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61729">
            <text:p>0,161729</text:p>
          </table:table-cell>
          <table:table-cell office:value-type="float" office:value="-7.643824">
            <text:p>-7,643824</text:p>
          </table:table-cell>
          <table:table-cell table:number-columns-repeated="1019"/>
        </table:table-row>
        <table:table-row table:style-name="ro1">
          <table:table-cell office:value-type="float" office:value="2695.490723">
            <text:p>2695,49072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61729">
            <text:p>0,161729</text:p>
          </table:table-cell>
          <table:table-cell office:value-type="float" office:value="-7.663235">
            <text:p>-7,663235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61105">
            <text:p>0,161105</text:p>
          </table:table-cell>
          <table:table-cell office:value-type="float" office:value="-7.663235">
            <text:p>-7,663235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61105">
            <text:p>0,161105</text:p>
          </table:table-cell>
          <table:table-cell office:value-type="float" office:value="-7.682353">
            <text:p>-7,682353</text:p>
          </table:table-cell>
          <table:table-cell table:number-columns-repeated="1019"/>
        </table:table-row>
        <table:table-row table:style-name="ro1">
          <table:table-cell office:value-type="float" office:value="2716.30542">
            <text:p>2716,3054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62978">
            <text:p>0,162978</text:p>
          </table:table-cell>
          <table:table-cell office:value-type="float" office:value="-7.682353">
            <text:p>-7,682353</text:p>
          </table:table-cell>
          <table:table-cell table:number-columns-repeated="1019"/>
        </table:table-row>
        <table:table-row table:style-name="ro1">
          <table:table-cell office:value-type="float" office:value="2695.490723">
            <text:p>2695,490723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61729">
            <text:p>0,161729</text:p>
          </table:table-cell>
          <table:table-cell office:value-type="float" office:value="-7.70147">
            <text:p>-7,70147</text:p>
          </table:table-cell>
          <table:table-cell table:number-columns-repeated="1019"/>
        </table:table-row>
        <table:table-row table:style-name="ro1">
          <table:table-cell office:value-type="float" office:value="2695.490723">
            <text:p>2695,49072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61729">
            <text:p>0,161729</text:p>
          </table:table-cell>
          <table:table-cell office:value-type="float" office:value="-7.70147">
            <text:p>-7,70147</text:p>
          </table:table-cell>
          <table:table-cell table:number-columns-repeated="1019"/>
        </table:table-row>
        <table:table-row table:style-name="ro1">
          <table:table-cell office:value-type="float" office:value="2695.490723">
            <text:p>2695,49072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61729">
            <text:p>0,161729</text:p>
          </table:table-cell>
          <table:table-cell office:value-type="float" office:value="-7.720588">
            <text:p>-7,720588</text:p>
          </table:table-cell>
          <table:table-cell table:number-columns-repeated="1019"/>
        </table:table-row>
        <table:table-row table:style-name="ro1">
          <table:table-cell office:value-type="float" office:value="2695.490723">
            <text:p>2695,49072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61729">
            <text:p>0,161729</text:p>
          </table:table-cell>
          <table:table-cell office:value-type="float" office:value="-7.720588">
            <text:p>-7,720588</text:p>
          </table:table-cell>
          <table:table-cell table:number-columns-repeated="1019"/>
        </table:table-row>
        <table:table-row table:style-name="ro1">
          <table:table-cell office:value-type="float" office:value="2716.30542">
            <text:p>2716,3054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62978">
            <text:p>0,162978</text:p>
          </table:table-cell>
          <table:table-cell office:value-type="float" office:value="-7.739706">
            <text:p>-7,739706</text:p>
          </table:table-cell>
          <table:table-cell table:number-columns-repeated="1019"/>
        </table:table-row>
        <table:table-row table:style-name="ro1">
          <table:table-cell office:value-type="float" office:value="2716.30542">
            <text:p>2716,3054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62978">
            <text:p>0,162978</text:p>
          </table:table-cell>
          <table:table-cell office:value-type="float" office:value="-7.739706">
            <text:p>-7,739706</text:p>
          </table:table-cell>
          <table:table-cell table:number-columns-repeated="1019"/>
        </table:table-row>
        <table:table-row table:style-name="ro1">
          <table:table-cell office:value-type="float" office:value="2695.490723">
            <text:p>2695,49072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61729">
            <text:p>0,161729</text:p>
          </table:table-cell>
          <table:table-cell office:value-type="float" office:value="-7.758823">
            <text:p>-7,758823</text:p>
          </table:table-cell>
          <table:table-cell table:number-columns-repeated="1019"/>
        </table:table-row>
        <table:table-row table:style-name="ro1">
          <table:table-cell office:value-type="float" office:value="2695.490723">
            <text:p>2695,490723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161729">
            <text:p>0,161729</text:p>
          </table:table-cell>
          <table:table-cell office:value-type="float" office:value="-7.758823">
            <text:p>-7,758823</text:p>
          </table:table-cell>
          <table:table-cell table:number-columns-repeated="1019"/>
        </table:table-row>
        <table:table-row table:style-name="ro1">
          <table:table-cell office:value-type="float" office:value="2716.30542">
            <text:p>2716,30542</text:p>
          </table:table-cell>
          <table:table-cell office:value-type="float" office:value="-0.003256">
            <text:p>-0,003256</text:p>
          </table:table-cell>
          <table:table-cell office:value-type="float" office:value="-0.003228">
            <text:p>-0,003228</text:p>
          </table:table-cell>
          <table:table-cell office:value-type="float" office:value="0.162978">
            <text:p>0,162978</text:p>
          </table:table-cell>
          <table:table-cell office:value-type="float" office:value="-7.778235">
            <text:p>-7,778235</text:p>
          </table:table-cell>
          <table:table-cell table:number-columns-repeated="1019"/>
        </table:table-row>
        <table:table-row table:style-name="ro1">
          <table:table-cell office:value-type="float" office:value="2716.30542">
            <text:p>2716,3054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62978">
            <text:p>0,162978</text:p>
          </table:table-cell>
          <table:table-cell office:value-type="float" office:value="-7.778235">
            <text:p>-7,778235</text:p>
          </table:table-cell>
          <table:table-cell table:number-columns-repeated="1019"/>
        </table:table-row>
        <table:table-row table:style-name="ro1">
          <table:table-cell office:value-type="float" office:value="2726.712646">
            <text:p>2726,712646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163603">
            <text:p>0,163603</text:p>
          </table:table-cell>
          <table:table-cell office:value-type="float" office:value="-7.797353">
            <text:p>-7,797353</text:p>
          </table:table-cell>
          <table:table-cell table:number-columns-repeated="1019"/>
        </table:table-row>
        <table:table-row table:style-name="ro1">
          <table:table-cell office:value-type="float" office:value="2726.712646">
            <text:p>2726,71264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63603">
            <text:p>0,163603</text:p>
          </table:table-cell>
          <table:table-cell office:value-type="float" office:value="-7.797353">
            <text:p>-7,797353</text:p>
          </table:table-cell>
          <table:table-cell table:number-columns-repeated="1019"/>
        </table:table-row>
        <table:table-row table:style-name="ro1">
          <table:table-cell office:value-type="float" office:value="2716.30542">
            <text:p>2716,30542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62978">
            <text:p>0,162978</text:p>
          </table:table-cell>
          <table:table-cell office:value-type="float" office:value="-7.816471">
            <text:p>-7,816471</text:p>
          </table:table-cell>
          <table:table-cell table:number-columns-repeated="1019"/>
        </table:table-row>
        <table:table-row table:style-name="ro1">
          <table:table-cell office:value-type="float" office:value="2716.30542">
            <text:p>2716,3054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62978">
            <text:p>0,162978</text:p>
          </table:table-cell>
          <table:table-cell office:value-type="float" office:value="-7.816471">
            <text:p>-7,816471</text:p>
          </table:table-cell>
          <table:table-cell table:number-columns-repeated="1019"/>
        </table:table-row>
        <table:table-row table:style-name="ro1">
          <table:table-cell office:value-type="float" office:value="2716.30542">
            <text:p>2716,3054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62978">
            <text:p>0,162978</text:p>
          </table:table-cell>
          <table:table-cell office:value-type="float" office:value="-7.835294">
            <text:p>-7,835294</text:p>
          </table:table-cell>
          <table:table-cell table:number-columns-repeated="1019"/>
        </table:table-row>
        <table:table-row table:style-name="ro1">
          <table:table-cell office:value-type="float" office:value="2716.30542">
            <text:p>2716,30542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62978">
            <text:p>0,162978</text:p>
          </table:table-cell>
          <table:table-cell office:value-type="float" office:value="-7.835294">
            <text:p>-7,835294</text:p>
          </table:table-cell>
          <table:table-cell table:number-columns-repeated="1019"/>
        </table:table-row>
        <table:table-row table:style-name="ro1">
          <table:table-cell office:value-type="float" office:value="2716.30542">
            <text:p>2716,3054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62978">
            <text:p>0,162978</text:p>
          </table:table-cell>
          <table:table-cell office:value-type="float" office:value="-7.854706">
            <text:p>-7,854706</text:p>
          </table:table-cell>
          <table:table-cell table:number-columns-repeated="1019"/>
        </table:table-row>
        <table:table-row table:style-name="ro1">
          <table:table-cell office:value-type="float" office:value="2716.30542">
            <text:p>2716,3054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62978">
            <text:p>0,162978</text:p>
          </table:table-cell>
          <table:table-cell office:value-type="float" office:value="-7.873824">
            <text:p>-7,873824</text:p>
          </table:table-cell>
          <table:table-cell table:number-columns-repeated="1019"/>
        </table:table-row>
        <table:table-row table:style-name="ro1">
          <table:table-cell office:value-type="float" office:value="2716.30542">
            <text:p>2716,3054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62978">
            <text:p>0,162978</text:p>
          </table:table-cell>
          <table:table-cell office:value-type="float" office:value="-7.873824">
            <text:p>-7,873824</text:p>
          </table:table-cell>
          <table:table-cell table:number-columns-repeated="1019"/>
        </table:table-row>
        <table:table-row table:style-name="ro1">
          <table:table-cell office:value-type="float" office:value="2716.30542">
            <text:p>2716,30542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162978">
            <text:p>0,162978</text:p>
          </table:table-cell>
          <table:table-cell office:value-type="float" office:value="-7.892941">
            <text:p>-7,892941</text:p>
          </table:table-cell>
          <table:table-cell table:number-columns-repeated="1019"/>
        </table:table-row>
        <table:table-row table:style-name="ro1">
          <table:table-cell office:value-type="float" office:value="2695.490723">
            <text:p>2695,490723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161729">
            <text:p>0,161729</text:p>
          </table:table-cell>
          <table:table-cell office:value-type="float" office:value="-7.892941">
            <text:p>-7,892941</text:p>
          </table:table-cell>
          <table:table-cell table:number-columns-repeated="1019"/>
        </table:table-row>
        <table:table-row table:style-name="ro1">
          <table:table-cell office:value-type="float" office:value="2695.490723">
            <text:p>2695,490723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161729">
            <text:p>0,161729</text:p>
          </table:table-cell>
          <table:table-cell office:value-type="float" office:value="-7.912059">
            <text:p>-7,912059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61105">
            <text:p>0,161105</text:p>
          </table:table-cell>
          <table:table-cell office:value-type="float" office:value="-7.912059">
            <text:p>-7,912059</text:p>
          </table:table-cell>
          <table:table-cell table:number-columns-repeated="1019"/>
        </table:table-row>
        <table:table-row table:style-name="ro1">
          <table:table-cell office:value-type="float" office:value="2695.490723">
            <text:p>2695,49072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61729">
            <text:p>0,161729</text:p>
          </table:table-cell>
          <table:table-cell office:value-type="float" office:value="-7.931177">
            <text:p>-7,931177</text:p>
          </table:table-cell>
          <table:table-cell table:number-columns-repeated="1019"/>
        </table:table-row>
        <table:table-row table:style-name="ro1">
          <table:table-cell office:value-type="float" office:value="2695.490723">
            <text:p>2695,490723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61729">
            <text:p>0,161729</text:p>
          </table:table-cell>
          <table:table-cell office:value-type="float" office:value="-7.931177">
            <text:p>-7,931177</text:p>
          </table:table-cell>
          <table:table-cell table:number-columns-repeated="1019"/>
        </table:table-row>
        <table:table-row table:style-name="ro1">
          <table:table-cell office:value-type="float" office:value="2705.897949">
            <text:p>2705,897949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62354">
            <text:p>0,162354</text:p>
          </table:table-cell>
          <table:table-cell office:value-type="float" office:value="-7.950294">
            <text:p>-7,950294</text:p>
          </table:table-cell>
          <table:table-cell table:number-columns-repeated="1019"/>
        </table:table-row>
        <table:table-row table:style-name="ro1">
          <table:table-cell office:value-type="float" office:value="2705.897949">
            <text:p>2705,897949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62354">
            <text:p>0,162354</text:p>
          </table:table-cell>
          <table:table-cell office:value-type="float" office:value="-7.950294">
            <text:p>-7,950294</text:p>
          </table:table-cell>
          <table:table-cell table:number-columns-repeated="1019"/>
        </table:table-row>
        <table:table-row table:style-name="ro1">
          <table:table-cell office:value-type="float" office:value="2154.311035">
            <text:p>2154,311035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29259">
            <text:p>0,129259</text:p>
          </table:table-cell>
          <table:table-cell office:value-type="float" office:value="-7.969412">
            <text:p>-7,969412</text:p>
          </table:table-cell>
          <table:table-cell table:number-columns-repeated="1019"/>
        </table:table-row>
        <table:table-row table:style-name="ro1">
          <table:table-cell office:value-type="float" office:value="2154.311035">
            <text:p>2154,31103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29259">
            <text:p>0,129259</text:p>
          </table:table-cell>
          <table:table-cell office:value-type="float" office:value="-7.969412">
            <text:p>-7,969412</text:p>
          </table:table-cell>
          <table:table-cell table:number-columns-repeated="1019"/>
        </table:table-row>
        <table:table-row table:style-name="ro1">
          <table:table-cell office:value-type="float" office:value="249.775208">
            <text:p>249,77520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14987">
            <text:p>0,014987</text:p>
          </table:table-cell>
          <table:table-cell office:value-type="float" office:value="-7.988823">
            <text:p>-7,988823</text:p>
          </table:table-cell>
          <table:table-cell table:number-columns-repeated="1019"/>
        </table:table-row>
        <table:table-row table:style-name="ro1">
          <table:table-cell office:value-type="float" office:value="249.775208">
            <text:p>249,775208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14987">
            <text:p>0,014987</text:p>
          </table:table-cell>
          <table:table-cell office:value-type="float" office:value="-7.988823">
            <text:p>-7,988823</text:p>
          </table:table-cell>
          <table:table-cell table:number-columns-repeated="1019"/>
        </table:table-row>
        <table:table-row table:style-name="ro1">
          <table:table-cell office:value-type="float" office:value="-10.4073">
            <text:p>-10,4073</text:p>
          </table:table-cell>
          <table:table-cell office:value-type="float" office:value="-0.00326">
            <text:p>-0,00326</text:p>
          </table:table-cell>
          <table:table-cell office:value-type="float" office:value="-0.003223">
            <text:p>-0,003223</text:p>
          </table:table-cell>
          <table:table-cell office:value-type="float" office:value="-0.000624">
            <text:p>-0,000624</text:p>
          </table:table-cell>
          <table:table-cell office:value-type="float" office:value="-8.007648">
            <text:p>-8,007648</text:p>
          </table:table-cell>
          <table:table-cell table:number-columns-repeated="1019"/>
        </table:table-row>
        <table:table-row table:style-name="ro1">
          <table:table-cell office:value-type="float" office:value="-10.4073">
            <text:p>-10,407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0624">
            <text:p>-0,000624</text:p>
          </table:table-cell>
          <table:table-cell office:value-type="float" office:value="-8.007648">
            <text:p>-8,007648</text:p>
          </table:table-cell>
          <table:table-cell table:number-columns-repeated="1019"/>
        </table:table-row>
        <table:table-row table:style-name="ro1">
          <table:table-cell office:value-type="float" office:value="-20.8146">
            <text:p>-20,814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1249">
            <text:p>-0,001249</text:p>
          </table:table-cell>
          <table:table-cell office:value-type="float" office:value="-8.027353">
            <text:p>-8,027353</text:p>
          </table:table-cell>
          <table:table-cell table:number-columns-repeated="1019"/>
        </table:table-row>
        <table:table-row table:style-name="ro1">
          <table:table-cell office:value-type="float" office:value="-20.8146">
            <text:p>-20,8146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-0.001249">
            <text:p>-0,001249</text:p>
          </table:table-cell>
          <table:table-cell office:value-type="float" office:value="-8.027353">
            <text:p>-8,027353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8.046764">
            <text:p>-8,046764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8.046764">
            <text:p>-8,046764</text:p>
          </table:table-cell>
          <table:table-cell table:number-columns-repeated="1019"/>
        </table:table-row>
        <table:table-row table:style-name="ro1">
          <table:table-cell office:value-type="float" office:value="-20.8146">
            <text:p>-20,814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-0.001249">
            <text:p>-0,001249</text:p>
          </table:table-cell>
          <table:table-cell office:value-type="float" office:value="-8.067059">
            <text:p>-8,067059</text:p>
          </table:table-cell>
          <table:table-cell table:number-columns-repeated="1019"/>
        </table:table-row>
        <table:table-row table:style-name="ro1">
          <table:table-cell office:value-type="float" office:value="-20.8146">
            <text:p>-20,814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1249">
            <text:p>-0,001249</text:p>
          </table:table-cell>
          <table:table-cell office:value-type="float" office:value="-8.067059">
            <text:p>-8,067059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-0.003747">
            <text:p>-0,003747</text:p>
          </table:table-cell>
          <table:table-cell office:value-type="float" office:value="-8.086471">
            <text:p>-8,086471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3747">
            <text:p>-0,003747</text:p>
          </table:table-cell>
          <table:table-cell office:value-type="float" office:value="-8.086471">
            <text:p>-8,086471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8.106471">
            <text:p>-8,106471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8.106471">
            <text:p>-8,106471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-0.001873">
            <text:p>-0,001873</text:p>
          </table:table-cell>
          <table:table-cell office:value-type="float" office:value="-8.126471">
            <text:p>-8,126471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-0.001873">
            <text:p>-0,001873</text:p>
          </table:table-cell>
          <table:table-cell office:value-type="float" office:value="-8.126471">
            <text:p>-8,126471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-0.003122">
            <text:p>-0,003122</text:p>
          </table:table-cell>
          <table:table-cell office:value-type="float" office:value="-8.147353">
            <text:p>-8,147353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8.147353">
            <text:p>-8,147353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-0.002498">
            <text:p>-0,002498</text:p>
          </table:table-cell>
          <table:table-cell office:value-type="float" office:value="-8.167059">
            <text:p>-8,167059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8.167059">
            <text:p>-8,167059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8.187353">
            <text:p>-8,187353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8.187353">
            <text:p>-8,187353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8.20647">
            <text:p>-8,20647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8">
            <text:p>-0,003258</text:p>
          </table:table-cell>
          <table:table-cell office:value-type="float" office:value="-0.003221">
            <text:p>-0,003221</text:p>
          </table:table-cell>
          <table:table-cell office:value-type="float" office:value="-0.003122">
            <text:p>-0,003122</text:p>
          </table:table-cell>
          <table:table-cell office:value-type="float" office:value="-8.20647">
            <text:p>-8,20647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8">
            <text:p>-0,003258</text:p>
          </table:table-cell>
          <table:table-cell office:value-type="float" office:value="-0.003221">
            <text:p>-0,003221</text:p>
          </table:table-cell>
          <table:table-cell office:value-type="float" office:value="-0.002498">
            <text:p>-0,002498</text:p>
          </table:table-cell>
          <table:table-cell office:value-type="float" office:value="-8.225">
            <text:p>-8,225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-0.002498">
            <text:p>-0,002498</text:p>
          </table:table-cell>
          <table:table-cell office:value-type="float" office:value="-8.225">
            <text:p>-8,225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-0.001873">
            <text:p>-0,001873</text:p>
          </table:table-cell>
          <table:table-cell office:value-type="float" office:value="-8.224412">
            <text:p>-8,224412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8.224412">
            <text:p>-8,224412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8.224412">
            <text:p>-8,224412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8.224412">
            <text:p>-8,224412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8.224412">
            <text:p>-8,224412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-0.001873">
            <text:p>-0,001873</text:p>
          </table:table-cell>
          <table:table-cell office:value-type="float" office:value="-8.224412">
            <text:p>-8,224412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3122">
            <text:p>-0,003122</text:p>
          </table:table-cell>
          <table:table-cell office:value-type="float" office:value="-8.224412">
            <text:p>-8,224412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8.224412">
            <text:p>-8,224412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8.224412">
            <text:p>-8,224412</text:p>
          </table:table-cell>
          <table:table-cell table:number-columns-repeated="1019"/>
        </table:table-row>
        <table:table-row table:style-name="ro1">
          <table:table-cell office:value-type="float" office:value="-52.036499">
            <text:p>-52,03649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8.224412">
            <text:p>-8,224412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8.224412">
            <text:p>-8,224412</text:p>
          </table:table-cell>
          <table:table-cell table:number-columns-repeated="1019"/>
        </table:table-row>
        <table:table-row table:style-name="ro1">
          <table:table-cell office:value-type="float" office:value="-41.6292">
            <text:p>-41,629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8.224412">
            <text:p>-8,224412</text:p>
          </table:table-cell>
          <table:table-cell table:number-columns-repeated="1019"/>
        </table:table-row>
        <table:table-row table:style-name="ro1" table:number-rows-repeated="10476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1T15:47:45.25</dc:date>
    <meta:document-statistic meta:table-count="1" meta:cell-count="4342" meta:object-count="0"/>
    <meta:generator>LibreOffice/4.0.4.2$Windows_x86 LibreOffice_project/9e9821abd0ffdbc09cd8c52eaa574fa09eb08f2</meta:generator>
  </office:meta>
</office:document-meta>
</file>